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table-cell-properties fo:border="thin solid #000000" style:vertical-align="automatic" fo:wrap-option="wrap" fo:background-color="#D9D9D9"/>
      <style:text-properties fo:color="#000000" fo:font-weight="bold" style:font-weight-asian="bold" style:font-weight-complex="bold"/>
    </style:style>
    <style:style style:name="ce2" style:family="table-cell" style:parent-style-name="Default" style:data-style-name="N0">
      <style:table-cell-properties fo:border="thin solid #000000" style:vertical-align="automatic" fo:wrap-option="wrap" fo:background-color="#D9D9D9" style:repeat-content="false"/>
      <style:paragraph-properties fo:text-align="center"/>
      <style:text-properties fo:color="#000000"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Default" style:data-style-name="N0">
      <style:table-cell-properties fo:border="thin solid #000000" style:vertical-align="middle" fo:background-color="#FFFFFF"/>
      <style:text-properties fo:color="#000000"/>
    </style:style>
    <style:style style:name="ce5" style:family="table-cell" style:parent-style-name="Hyperlink" style:data-style-name="N0">
      <style:table-cell-properties fo:border="thin solid #000000" style:vertical-align="middle" fo:wrap-option="wrap" fo:background-color="#FFFFFF"/>
      <style:text-properties fo:color="#0563C1" style:text-underline-style="solid" style:text-underline-type="single"/>
    </style:style>
    <style:style style:name="ce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style:style>
    <style:style style:name="ce7" style:family="table-cell" style:parent-style-name="Default" style:data-style-name="N0">
      <style:table-cell-properties fo:border="thin solid #000000" style:vertical-align="middle" fo:background-color="#FFFFFF" style:repeat-content="false"/>
      <style:paragraph-properties fo:text-align="center"/>
      <style:text-properties fo:color="#000000"/>
    </style:style>
    <style:style style:name="ce8"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color="#000000"/>
    </style:style>
    <style:style style:name="ce9" style:family="table-cell" style:parent-style-name="Default" style:data-style-name="N0">
      <style:table-cell-properties fo:background-color="#FFFFFF"/>
      <style:text-properties fo:font-size="18pt" style:font-size-asian="18pt" style:font-size-complex="18pt" fo:font-weight="bold" style:font-weight-asian="bold" style:font-weight-complex="bold"/>
    </style:style>
    <style:style style:name="ce10" style:family="table-cell" style:parent-style-name="Default" style:data-style-name="N0">
      <style:table-cell-properties style:vertical-align="automatic" fo:background-color="#FFFFFF"/>
      <style:text-properties fo:color="#FFFFFF"/>
    </style:style>
    <style:style style:name="ce11" style:family="table-cell" style:parent-style-name="Default" style:data-style-name="N0">
      <style:table-cell-properties style:vertical-align="automatic" fo:background-color="#FFFFFF"/>
    </style:style>
    <style:style style:name="ce12" style:family="table-cell" style:parent-style-name="Default" style:data-style-name="N0">
      <style:table-cell-properties style:vertical-align="automatic"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13" style:family="table-cell" style:parent-style-name="Default" style:data-style-name="N36">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4" style:family="table-cell" style:parent-style-name="Default" style:data-style-name="N36">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15" style:family="table-cell" style:parent-style-name="Default" style:data-style-name="N36">
      <style:table-cell-properties style:vertical-align="automatic" fo:wrap-option="wrap" fo:background-color="#FFFFFF"/>
    </style:style>
    <style:style style:name="ce16" style:family="table-cell" style:parent-style-name="Default" style:data-style-name="N0">
      <style:table-cell-properties fo:background-color="#FFFFFF"/>
      <style:text-properties fo:font-size="16pt" style:font-size-asian="16pt" style:font-size-complex="16pt" fo:font-weight="bold" style:font-weight-asian="bold" style:font-weight-complex="bold"/>
    </style:style>
    <style:style style:name="ce17" style:family="table-cell" style:parent-style-name="Default" style:data-style-name="N0">
      <style:table-cell-properties fo:background-color="#FFFFFF"/>
      <style:text-properties fo:font-weight="bold" style:font-weight-asian="bold" style:font-weight-complex="bold"/>
    </style:style>
    <style:style style:name="ce18"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style>
    <style:style style:name="ce19"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style>
    <style:style style:name="ce20"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1" style:family="table-cell" style:parent-style-name="Default" style:data-style-name="N0">
      <style:table-cell-properties fo:background-color="#FFFFFF"/>
      <style:text-properties fo:font-size="14pt" style:font-size-asian="14pt" style:font-size-complex="14pt"/>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23"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text-underline-style="solid" style:text-underline-type="single" fo:font-weight="bold" style:font-weight-asian="bold" style:font-weight-complex="bold"/>
    </style:style>
    <style:style style:name="ce24" style:family="table-cell" style:parent-style-name="Default" style:data-style-name="N0">
      <style:table-cell-properties style:vertical-align="middle" fo:background-color="#FFFFFF" style:repeat-content="false"/>
      <style:paragraph-properties fo:text-align="end" fo:margin-right="0cm"/>
      <style:text-properties style:font-name="Calibri" style:font-name-asian="Calibri" style:font-name-complex="Calibri" fo:font-size="16pt" style:font-size-asian="16pt" style:font-size-complex="16pt" fo:font-weight="bold" style:font-weight-asian="bold" style:font-weight-complex="bold"/>
    </style:style>
    <style:style style:name="ce25"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style>
    <style:style style:name="ce26" style:family="table-cell" style:parent-style-name="Default" style:data-style-name="N0">
      <style:table-cell-properties style:vertical-align="middle" fo:background-color="#FFFFFF" style:repeat-content="false"/>
      <style:paragraph-properties fo:text-align="start" fo:margin-left="0cm"/>
      <style:text-properties fo:color="#BFBFBF" style:font-name="Calibri" style:font-name-asian="Calibri" style:font-name-complex="Calibri" fo:font-size="14pt" style:font-size-asian="14pt" style:font-size-complex="14pt"/>
    </style:style>
    <style:style style:name="ce27"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29" style:family="table-cell" style:parent-style-name="Default" style:data-style-name="N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30" style:family="table-cell" style:parent-style-name="Default" style:data-style-name="N3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969696"/>
    </style:style>
    <style:style style:name="ce31" style:family="table-cell" style:parent-style-name="Default" style:data-style-name="N3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fo:color="#969696"/>
    </style:style>
    <style:style style:name="ce32" style:family="table-cell" style:parent-style-name="Default" style:data-style-name="N30">
      <style:table-cell-properties fo:border-top="thin solid #000000" fo:border-bottom="thin solid #000000" fo:border-left="none" fo:border-right="thin solid #000000" style:vertical-align="middle" fo:wrap-option="wrap" fo:background-color="#FFFFFF" style:repeat-content="false"/>
      <style:paragraph-properties fo:text-align="start" fo:margin-left="0cm"/>
      <style:text-properties fo:color="#969696"/>
    </style:style>
    <style:style style:name="ce33" style:family="table-cell" style:parent-style-name="Hyperlink"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fo:color="#0563C1" style:text-underline-style="solid" style:text-underline-type="single"/>
    </style:style>
    <style:style style:name="ce34" style:family="table-cell" style:parent-style-name="Default" style:data-style-name="N0">
      <style:table-cell-properties style:vertical-align="middle" fo:background-color="#FFFFFF"/>
      <style:text-properties style:font-name="Calibri" style:font-name-asian="Calibri" style:font-name-complex="Calibri" fo:font-size="14pt" style:font-size-asian="14pt" style:font-size-complex="14pt" fo:font-weight="bold" style:font-weight-asian="bold" style:font-weight-complex="bold"/>
    </style:style>
    <style:style style:name="ce35" style:family="table-cell" style:parent-style-name="Default" style:data-style-name="N0">
      <style:table-cell-properties style:vertical-align="automatic" fo:background-color="#FFFFFF"/>
      <style:text-properties style:font-name="Calibri" style:font-name-asian="Calibri" style:font-name-complex="Calibri" fo:font-size="14pt" style:font-size-asian="14pt" style:font-size-complex="14pt"/>
    </style:style>
    <style:style style:name="ce36" style:family="table-cell" style:parent-style-name="Default" style:data-style-name="N0">
      <style:table-cell-properties fo:background-color="#FFFFFF"/>
      <style:text-properties fo:font-size="14pt" style:font-size-asian="14pt" style:font-size-complex="14pt"/>
    </style:style>
    <style:style style:name="ce37" style:family="table-cell" style:parent-style-name="Default" style:data-style-name="N0">
      <style:table-cell-properties style:vertical-align="automatic" fo:background-color="#FFFFFF"/>
      <style:text-properties style:font-name="Calibri" style:font-name-asian="Calibri" style:font-name-complex="Calibri" fo:font-size="16pt" style:font-size-asian="16pt" style:font-size-complex="16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FFFFFF"/>
    </style:style>
    <style:style style:name="ce39" style:family="table-cell" style:parent-style-name="Default" style:data-style-name="N0">
      <style:table-cell-properties style:vertical-align="middle" fo:wrap-option="wrap" fo:background-color="#FFFFFF"/>
      <style:text-properties fo:color="#BFBFBF" style:font-name="Calibri" style:font-name-asian="Calibri" style:font-name-complex="Calibri" fo:font-size="14pt" style:font-size-asian="14pt" style:font-size-complex="14pt"/>
    </style:style>
    <style:style style:name="ce40" style:family="table-cell" style:parent-style-name="Default" style:data-style-name="N0">
      <style:table-cell-properties style:vertical-align="automatic" fo:background-color="#FFFFFF" style:repeat-content="false"/>
      <style:paragraph-properties fo:text-align="end" fo:margin-right="0cm"/>
      <style:text-properties fo:font-size="14pt" style:font-size-asian="14pt" style:font-size-complex="14pt" fo:font-weight="bold" style:font-weight-asian="bold" style:font-weight-complex="bold"/>
    </style:style>
    <style:style style:name="ce41"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end" fo:margin-right="0cm"/>
      <style:text-properties fo:font-size="16pt" style:font-size-asian="16pt" style:font-size-complex="16pt" fo:font-weight="bold" style:font-weight-asian="bold" style:font-weight-complex="bold"/>
    </style:style>
    <style:style style:name="ce42" style:family="table-cell" style:parent-style-name="Default" style:data-style-name="N0">
      <style:table-cell-properties fo:border-top="thin solid #000000" fo:border-bottom="none" fo:border-left="thin solid #000000" fo:border-right="none" style:vertical-align="top" fo:wrap-option="wrap" fo:background-color="#FFFFFF" style:repeat-content="false"/>
      <style:paragraph-properties fo:text-align="center"/>
    </style:style>
    <style:style style:name="ce43" style:family="table-cell" style:parent-style-name="Default" style:data-style-name="N0">
      <style:table-cell-properties fo:border-top="thin solid #000000" fo:border-bottom="none" fo:border-left="none" fo:border-right="none" style:vertical-align="top" fo:wrap-option="wrap" fo:background-color="#FFFFFF" style:repeat-content="false"/>
      <style:paragraph-properties fo:text-align="center"/>
    </style:style>
    <style:style style:name="ce44" style:family="table-cell" style:parent-style-name="Default" style:data-style-name="N0">
      <style:table-cell-properties fo:border-top="thin solid #000000" fo:border-bottom="none" fo:border-left="none" fo:border-right="thin solid #000000" style:vertical-align="top" fo:wrap-option="wrap" fo:background-color="#FFFFFF" style:repeat-content="false"/>
      <style:paragraph-properties fo:text-align="center"/>
    </style:style>
    <style:style style:name="ce45"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center"/>
    </style:style>
    <style:style style:name="ce46" style:family="table-cell" style:parent-style-name="Default" style:data-style-name="N0">
      <style:table-cell-properties style:vertical-align="top" fo:wrap-option="wrap" fo:background-color="#FFFFFF" style:repeat-content="false"/>
      <style:paragraph-properties fo:text-align="center"/>
    </style:style>
    <style:style style:name="ce47" style:family="table-cell" style:parent-style-name="Default" style:data-style-name="N0">
      <style:table-cell-properties fo:border-top="none" fo:border-bottom="none" fo:border-left="none" fo:border-right="thin solid #000000" style:vertical-align="top" fo:wrap-option="wrap" fo:background-color="#FFFFFF" style:repeat-content="false"/>
      <style:paragraph-properties fo:text-align="center"/>
    </style:style>
    <style:style style:name="ce48" style:family="table-cell" style:parent-style-name="Default" style:data-style-name="N0">
      <style:table-cell-properties fo:border-top="none" fo:border-bottom="thin solid #000000" fo:border-left="thin solid #000000" fo:border-right="none" style:vertical-align="top" fo:wrap-option="wrap" fo:background-color="#FFFFFF" style:repeat-content="false"/>
      <style:paragraph-properties fo:text-align="center"/>
    </style:style>
    <style:style style:name="ce49" style:family="table-cell" style:parent-style-name="Default" style:data-style-name="N0">
      <style:table-cell-properties fo:border-top="none" fo:border-bottom="thin solid #000000" fo:border-left="none" fo:border-right="none" style:vertical-align="top" fo:wrap-option="wrap" fo:background-color="#FFFFFF" style:repeat-content="false"/>
      <style:paragraph-properties fo:text-align="center"/>
    </style:style>
    <style:style style:name="ce50" style:family="table-cell" style:parent-style-name="Default" style:data-style-name="N0">
      <style:table-cell-properties fo:border-top="none" fo:border-bottom="thin solid #000000" fo:border-left="none" fo:border-right="thin solid #000000" style:vertical-align="top" fo:wrap-option="wrap" fo:background-color="#FFFFFF" style:repeat-content="false"/>
      <style:paragraph-properties fo:text-align="center"/>
    </style:style>
    <style:style style:name="ce51" style:family="table-cell" style:parent-style-name="Normal_32_7" style:data-style-name="N0">
      <style:table-cell-properties fo:border-top="none" fo:border-bottom="thin solid #000000" fo:border-left="none" fo:border-right="none" style:vertical-align="middle" fo:wrap-option="wrap" fo:background-color="#FFFFFF"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2" style:family="table-cell" style:parent-style-name="Normal_32_7" style:data-style-name="N0">
      <style:table-cell-properties style:vertical-align="automatic" fo:background-color="#FFFFFF" style:cell-protect="protected"/>
      <style:text-properties fo:color="#000000" fo:font-size="10pt" style:font-size-asian="10pt" style:font-size-complex="10pt"/>
    </style:style>
    <style:style style:name="ce53" style:family="table-cell" style:parent-style-name="Normal_32_7" style:data-style-name="N0">
      <style:table-cell-properties fo:border-top="thin solid #000000" fo:border-bottom="thin solid #000000" fo:border-left="none" fo:border-right="none"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54" style:family="table-cell" style:parent-style-name="Normal_32_7" style:data-style-name="N0">
      <style:table-cell-properties fo:border-top="thin solid #000000" fo:border-bottom="thin solid #000000" fo:border-left="none" fo:border-right="thin solid #000000" style:vertical-align="middle" fo:wrap-option="wrap" fo:background-color="transparent" style:cell-protect="protected"/>
      <style:text-properties fo:color="#000000" fo:font-size="12pt" style:font-size-asian="12pt" style:font-size-complex="12pt" fo:font-weight="bold" style:font-weight-asian="bold" style:font-weight-complex="bold"/>
    </style:style>
    <style:style style:name="ce55" style:family="table-cell" style:parent-style-name="Normal_32_7"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fo:font-size="12pt" style:font-size-asian="12pt" style:font-size-complex="12pt" fo:font-weight="bold" style:font-weight-asian="bold" style:font-weight-complex="bold"/>
    </style:style>
    <style:style style:name="ce56"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color="#000000" fo:font-size="10pt" style:font-size-asian="10pt" style:font-size-complex="10pt"/>
    </style:style>
    <style:style style:name="ce57" style:family="table-cell" style:parent-style-name="Default" style:data-style-name="N0">
      <style:table-cell-properties fo:border="thin solid #000000" style:vertical-align="automatic" fo:wrap-option="wrap" fo:background-color="#BFBFBF" style:repeat-content="false"/>
      <style:paragraph-properties fo:text-align="start" fo:margin-left="0cm"/>
      <style:text-properties fo:color="#000000" fo:font-size="10pt" style:font-size-asian="10pt" style:font-size-complex="10pt"/>
    </style:style>
    <style:style style:name="ce58" style:family="table-cell" style:parent-style-name="Normal_32_7" style:data-style-name="N0">
      <style:table-cell-properties fo:border="thin solid #000000" style:vertical-align="top" fo:wrap-option="wrap" fo:background-color="#FFFFFF" style:cell-protect="protected"/>
      <style:text-properties fo:color="#000000" fo:font-size="10pt" style:font-size-asian="10pt" style:font-size-complex="10pt"/>
    </style:style>
    <style:style style:name="ce59" style:family="table-cell" style:parent-style-name="Default" style:data-style-name="N0">
      <style:table-cell-properties fo:border-top="thin solid #000000"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60"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61"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62" style:family="table-cell" style:parent-style-name="Normal_32_7" style:data-style-name="N0">
      <style:table-cell-properties fo:border="thin solid #000000" style:vertical-align="automatic" fo:wrap-option="wrap" fo:background-color="#FFFFFF" style:cell-protect="protected"/>
      <style:text-properties fo:color="#000000" fo:font-size="10pt" style:font-size-asian="10pt" style:font-size-complex="10pt"/>
    </style:style>
    <style:style style:name="ce63" style:family="table-cell" style:parent-style-name="Default" style:data-style-name="N0">
      <style:table-cell-properties fo:border-top="none" fo:border-bottom="none"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64" style:family="table-cell" style:parent-style-name="Normal_32_7" style:data-style-name="N0">
      <style:table-cell-properties fo:border="thin solid #000000" style:vertical-align="middle" fo:wrap-option="wrap" fo:background-color="#D9D9D9" style:cell-protect="protected" style:repeat-content="false"/>
      <style:paragraph-properties fo:text-align="start" fo:margin-left="0cm"/>
      <style:text-properties fo:color="#000000" fo:font-size="10pt" style:font-size-asian="10pt" style:font-size-complex="10pt"/>
    </style:style>
    <style:style style:name="ce65" style:family="table-cell" style:parent-style-name="Default" style:data-style-name="N0">
      <style:table-cell-properties fo:border-top="none"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66" style:family="table-cell" style:parent-style-name="Default" style:data-style-name="N0">
      <style:table-cell-properties fo:border-top="thin solid #000000"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67"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68" style:family="table-cell" style:parent-style-name="Default" style:data-style-name="N0">
      <style:table-cell-properties fo:border-top="none" fo:border-bottom="none"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69" style:family="table-cell" style:parent-style-name="Default" style:data-style-name="N0">
      <style:table-cell-properties fo:border-top="none" fo:border-bottom="thin solid #000000" fo:border-left="thin solid #000000" fo:border-right="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70"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1" style:family="table-cell" style:parent-style-name="Default" style:data-style-name="N0">
      <style:table-cell-properties fo:border-top="thin solid #000000" fo:border-bottom="none"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2"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3" style:family="table-cell" style:parent-style-name="Default" style:data-style-name="N0">
      <style:table-cell-properties fo:border-top="none" fo:border-bottom="thin solid #000000" fo:border-left="none" fo:border-right="thin solid #000000" style:vertical-align="middle" fo:wrap-option="wrap" fo:background-color="#BFBFBF" style:cell-protect="none" style:repeat-content="false"/>
      <style:paragraph-properties fo:text-align="center"/>
      <style:text-properties fo:color="#000000" fo:font-size="10pt" style:font-size-asian="10pt" style:font-size-complex="10pt"/>
    </style:style>
    <style:style style:name="ce74" style:family="table-cell" style:parent-style-name="Default" style:data-style-name="N0">
      <style:table-cell-properties fo:border-top="thin solid #000000"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7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76"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77" style:family="table-cell" style:parent-style-name="Normal_32_7" style:data-style-name="N0">
      <style:table-cell-properties fo:border-top="thin solid #000000"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78" style:family="table-cell" style:parent-style-name="Default" style:data-style-name="N0">
      <style:table-cell-properties fo:border-top="none" fo:border-bottom="none"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79" style:family="table-cell" style:parent-style-name="Normal_32_7" style:data-style-name="N0">
      <style:table-cell-properties fo:border-top="none" fo:border-bottom="none"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80" style:family="table-cell" style:parent-style-name="Normal_32_7" style:data-style-name="N0">
      <style:table-cell-properties fo:border-top="none" fo:border-bottom="thin solid #000000" fo:border-left="thin solid #000000" fo:border-right="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81" style:family="table-cell" style:parent-style-name="Default" style:data-style-name="N0">
      <style:table-cell-properties fo:border-top="none" fo:border-bottom="thin solid #000000" fo:border-left="thin solid #000000" fo:border-right="none" style:vertical-align="middle" fo:wrap-option="wrap" fo:background-color="#BFBFBF" style:cell-protect="none" style:repeat-content="false"/>
      <style:paragraph-properties fo:text-align="center"/>
      <style:text-properties fo:font-size="10pt" style:font-size-asian="10pt" style:font-size-complex="10pt"/>
    </style:style>
    <style:style style:name="ce82" style:family="table-cell" style:parent-style-name="Default" style:data-style-name="N0">
      <style:table-cell-properties fo:border="thin solid #000000" style:vertical-align="middle" fo:wrap-option="wrap" fo:background-color="#BFBFBF" style:cell-protect="none" style:repeat-content="false"/>
      <style:paragraph-properties fo:text-align="center"/>
      <style:text-properties fo:font-size="10pt" style:font-size-asian="10pt" style:font-size-complex="10pt"/>
    </style:style>
    <style:style style:name="ce83" style:family="table-cell" style:parent-style-name="Default" style:data-style-name="N0">
      <style:table-cell-properties fo:border="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4" style:family="table-cell" style:parent-style-name="Normal_32_7" style:data-style-name="N0">
      <style:table-cell-properties fo:border="thin solid #000000" style:vertical-align="middle" fo:wrap-option="wrap" fo:background-color="#FFFFFF" style:cell-protect="protected"/>
      <style:text-properties fo:color="#000000" fo:font-size="10pt" style:font-size-asian="10pt" style:font-size-complex="10pt"/>
    </style:style>
    <style:style style:name="ce85"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6" style:family="table-cell" style:parent-style-name="Default" style:data-style-name="N0">
      <style:table-cell-properties fo:border-top="thin solid #000000" fo:border-bottom="thin solid #000000" fo:border-left="none" fo:border-right="none"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7"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none" style:repeat-content="false"/>
      <style:paragraph-properties fo:text-align="start" fo:margin-left="0cm"/>
      <style:text-properties fo:font-size="10pt" style:font-size-asian="10pt" style:font-size-complex="10pt"/>
    </style:style>
    <style:style style:name="ce88" style:family="table-cell" style:parent-style-name="Normal_32_7" style:data-style-name="N0">
      <style:table-cell-properties style:vertical-align="automatic" fo:wrap-option="wrap" fo:background-color="#FFFFFF" style:cell-protect="protected"/>
      <style:text-properties fo:color="#000000" fo:font-size="10pt" style:font-size-asian="10pt" style:font-size-complex="10pt"/>
    </style:style>
    <style:style style:name="ce89" style:family="table-cell" style:parent-style-name="Normal_32_7" style:data-style-name="N0">
      <style:table-cell-properties style:vertical-align="middle" fo:background-color="#FFFFFF" style:cell-protect="protected"/>
      <style:text-properties fo:color="#000000" fo:font-size="10pt" style:font-size-asian="10pt" style:font-size-complex="10pt"/>
    </style:style>
    <style:style style:name="ce90" style:family="table-cell" style:parent-style-name="Default" style:data-style-name="N0">
      <style:table-cell-properties style:vertical-align="middle" fo:background-color="#FFFFFF" style:cell-protect="protected"/>
    </style:style>
    <style:style style:name="ce91" style:family="table-cell" style:parent-style-name="Default" style:data-style-name="N0">
      <style:table-cell-properties style:vertical-align="middle" fo:background-color="#FFFFFF" style:cell-protect="none"/>
    </style:style>
    <style:style style:name="ce92" style:family="table-cell" style:parent-style-name="Default" style:data-style-name="N0">
      <style:table-cell-properties fo:border-top="thin solid #000000" fo:border-bottom="thin solid #000000" fo:border-left="thin solid #000000"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93" style:family="table-cell" style:parent-style-name="Default" style:data-style-name="N0">
      <style:table-cell-properties fo:border-top="thin solid #000000" fo:border-bottom="thin solid #000000" fo:border-left="none" fo:border-right="none"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94" style:family="table-cell" style:parent-style-name="Default" style:data-style-name="N0">
      <style:table-cell-properties fo:border-top="thin solid #000000" fo:border-bottom="thin solid #000000" fo:border-left="none" fo:border-right="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95"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96"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97"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98" style:family="table-cell" style:parent-style-name="Default" style:data-style-name="N0">
      <style:table-cell-properties fo:border-top="thin solid #000000" fo:border-bottom="thin solid #000000" fo:border-left="none" fo:border-right="none" style:vertical-align="middle" fo:wrap-option="wrap" fo:background-color="#BFBFBF" style:cell-protect="protected" style:repeat-content="false"/>
      <style:paragraph-properties fo:text-align="center"/>
    </style:style>
    <style:style style:name="ce99" style:family="table-cell" style:parent-style-name="Default" style:data-style-name="N0">
      <style:table-cell-properties fo:border-top="thin solid #000000" fo:border-bottom="thin solid #000000" fo:border-left="none" fo:border-right="thin solid #000000" style:vertical-align="middle" fo:wrap-option="wrap" fo:background-color="#BFBFBF" style:cell-protect="protected" style:repeat-content="false"/>
      <style:paragraph-properties fo:text-align="center"/>
    </style:style>
    <style:style style:name="ce100" style:family="table-cell" style:parent-style-name="Default" style:data-style-name="N0">
      <style:table-cell-properties fo:border-top="thin solid #000000" fo:border-bottom="thin solid #000000" fo:border-left="thin solid #000000" fo:border-right="none" style:vertical-align="middle" fo:background-color="#BFBFBF" style:cell-protect="protected" style:repeat-content="false"/>
      <style:paragraph-properties fo:text-align="center"/>
    </style:style>
    <style:style style:name="ce101" style:family="table-cell" style:parent-style-name="Default" style:data-style-name="N0">
      <style:table-cell-properties fo:border-top="thin solid #000000" fo:border-bottom="thin solid #000000" fo:border-left="none" fo:border-right="none" style:vertical-align="middle" fo:background-color="#BFBFBF" style:cell-protect="protected" style:repeat-content="false"/>
      <style:paragraph-properties fo:text-align="center"/>
    </style:style>
    <style:style style:name="ce102" style:family="table-cell" style:parent-style-name="Default" style:data-style-name="N0">
      <style:table-cell-properties fo:border-top="thin solid #000000" fo:border-bottom="thin solid #000000" fo:border-left="none" fo:border-right="thin solid #000000" style:vertical-align="middle" fo:background-color="#BFBFBF" style:cell-protect="protected" style:repeat-content="false"/>
      <style:paragraph-properties fo:text-align="center"/>
    </style:style>
    <style:style style:name="ce103" style:family="table-cell" style:parent-style-name="Default" style:data-style-name="N0">
      <style:table-cell-properties fo:border-top="thin solid #000000" fo:border-bottom="none" fo:border-left="thin solid #000000" fo:border-right="none" style:vertical-align="middle" fo:wrap-option="wrap" fo:background-color="#BFBFBF" style:cell-protect="protected" style:repeat-content="false"/>
      <style:paragraph-properties fo:text-align="center"/>
      <style:text-properties fo:color="#000000"/>
    </style:style>
    <style:style style:name="ce104" style:family="table-cell" style:parent-style-name="Default" style:data-style-name="N0">
      <style:table-cell-properties fo:border-top="thin solid #000000" fo:border-bottom="none" fo:border-left="none" fo:border-right="thin solid #000000" style:vertical-align="middle" fo:wrap-option="wrap" fo:background-color="#BFBFBF" style:cell-protect="protected" style:repeat-content="false"/>
      <style:paragraph-properties fo:text-align="center"/>
      <style:text-properties fo:color="#000000"/>
    </style:style>
    <style:style style:name="ce105" style:family="table-cell" style:parent-style-name="Default" style:data-style-name="N0">
      <style:table-cell-properties fo:border-top="thin solid #000000" fo:border-bottom="none" fo:border-left="thin solid #000000" fo:border-right="none" style:vertical-align="middle" fo:background-color="#BFBFBF" style:cell-protect="protected" style:repeat-content="false"/>
      <style:paragraph-properties fo:text-align="center"/>
    </style:style>
    <style:style style:name="ce106" style:family="table-cell" style:parent-style-name="Default" style:data-style-name="N0">
      <style:table-cell-properties fo:border-top="thin solid #000000" fo:border-bottom="none" fo:border-left="none" fo:border-right="none" style:vertical-align="middle" fo:background-color="#BFBFBF" style:cell-protect="protected" style:repeat-content="false"/>
      <style:paragraph-properties fo:text-align="center"/>
    </style:style>
    <style:style style:name="ce107" style:family="table-cell" style:parent-style-name="Default" style:data-style-name="N0">
      <style:table-cell-properties fo:border-top="thin solid #000000" fo:border-bottom="none" fo:border-left="none" fo:border-right="thin solid #000000" style:vertical-align="middle" fo:background-color="#BFBFBF" style:cell-protect="protected" style:repeat-content="false"/>
      <style:paragraph-properties fo:text-align="center"/>
    </style:style>
    <style:style style:name="ce108"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09" style:family="table-cell" style:parent-style-name="Default" style:data-style-name="N0">
      <style:table-cell-properties fo:border="thin solid #000000" style:vertical-align="middle" fo:background-color="#BFBFBF" style:cell-protect="protected" style:repeat-content="false"/>
      <style:paragraph-properties fo:text-align="center"/>
    </style:style>
    <style:style style:name="ce110"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11" style:family="table-cell" style:parent-style-name="Default" style:data-style-name="N0">
      <style:table-cell-properties style:vertical-align="middle" fo:background-color="#FFFFFF" style:cell-protect="none"/>
    </style:style>
    <style:style style:name="ce112" style:family="table-cell" style:parent-style-name="Default" style:data-style-name="N0">
      <style:table-cell-properties fo:border-top="none" fo:border-bottom="none" fo:border-left="thin solid #000000" fo:border-right="thin solid #000000" fo:background-color="#BFBFBF" style:cell-protect="protected"/>
    </style:style>
    <style:style style:name="ce113"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style>
    <style:style style:name="ce114"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style>
    <style:style style:name="ce115" style:family="table-cell" style:parent-style-name="Default" style:data-style-name="N0">
      <style:table-cell-properties fo:border-top="none" fo:border-bottom="thin solid #000000" fo:border-left="thin solid #000000" fo:border-right="none" style:vertical-align="middle" fo:wrap-option="wrap" fo:background-color="#BFBFBF" style:cell-protect="protected" style:repeat-content="false"/>
      <style:paragraph-properties fo:text-align="center"/>
      <style:text-properties fo:color="#000000"/>
    </style:style>
    <style:style style:name="ce116" style:family="table-cell" style:parent-style-name="Default" style:data-style-name="N0">
      <style:table-cell-properties fo:border-top="none" fo:border-bottom="thin solid #000000" fo:border-left="none" fo:border-right="thin solid #000000" style:vertical-align="middle" fo:wrap-option="wrap" fo:background-color="#BFBFBF" style:cell-protect="protected" style:repeat-content="false"/>
      <style:paragraph-properties fo:text-align="center"/>
      <style:text-properties fo:color="#000000"/>
    </style:style>
    <style:style style:name="ce117"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ce118"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19" style:family="table-cell" style:parent-style-name="Default" style:data-style-name="N0">
      <style:table-cell-properties fo:border-top="none" fo:border-bottom="none" fo:border-left="thin solid #000000" fo:border-right="thin solid #000000" style:vertical-align="middle" fo:wrap-option="wrap" fo:background-color="#BFBFBF" style:cell-protect="protected" style:repeat-content="false"/>
      <style:paragraph-properties fo:text-align="center"/>
    </style:style>
    <style:style style:name="ce120" style:family="table-cell" style:parent-style-name="Default" style:data-style-name="N0">
      <style:table-cell-properties fo:border-top="none" fo:border-bottom="thin solid #000000" fo:border-left="thin solid #000000" fo:border-right="thin solid #000000" fo:background-color="#BFBFBF" style:cell-protect="protected"/>
    </style:style>
    <style:style style:name="ce121" style:family="table-cell" style:parent-style-name="Default" style:data-style-name="N0">
      <style:table-cell-properties fo:border-top="thin solid #000000" fo:border-bottom="thin solid #000000" fo:border-left="thin solid #000000" fo:border-right="none" style:vertical-align="middle" fo:wrap-option="wrap" fo:background-color="#BFBFBF" style:cell-protect="protected" style:repeat-content="false"/>
      <style:paragraph-properties fo:text-align="center"/>
    </style:style>
    <style:style style:name="ce122"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style>
    <style:style style:name="ce123" style:family="table-cell" style:parent-style-name="Default" style:data-style-name="N0">
      <style:table-cell-properties fo:border-top="thin solid #000000" fo:border-bottom="none" fo:border-left="thin solid #000000" fo:border-right="thin solid #000000" style:vertical-align="middle" fo:background-color="#BFBFBF" style:cell-protect="protected" style:repeat-content="false"/>
      <style:paragraph-properties fo:text-align="center"/>
      <style:text-properties fo:color="#000000"/>
    </style:style>
    <style:style style:name="ce124" style:family="table-cell" style:parent-style-name="Default" style:data-style-name="N0">
      <style:table-cell-properties fo:border-top="thin solid #000000" fo:border-bottom="none"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25"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style>
    <style:style style:name="ce126" style:family="table-cell" style:parent-style-name="Default" style:data-style-name="N0">
      <style:table-cell-properties fo:border-top="none" fo:border-bottom="thin solid #000000" fo:border-left="thin solid #000000" fo:border-right="thin solid #000000" style:vertical-align="middle" fo:wrap-option="wrap" fo:background-color="#BFBFBF" style:cell-protect="protected" style:repeat-content="false"/>
      <style:paragraph-properties fo:text-align="center"/>
      <style:text-properties fo:color="#000000"/>
    </style:style>
    <style:style style:name="ce127" style:family="table-cell" style:parent-style-name="Default" style:data-style-name="N0">
      <style:table-cell-properties fo:border="thin solid #000000" style:vertical-align="middle" fo:wrap-option="wrap" style:cell-protect="none"/>
    </style:style>
    <style:style style:name="ce128" style:family="table-cell" style:parent-style-name="Default" style:data-style-name="N0">
      <style:table-cell-properties fo:border="thin solid #000000" style:vertical-align="middle" fo:wrap-option="wrap" style:cell-protect="none"/>
    </style:style>
    <style:style style:name="ce12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0"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31" style:family="table-cell" style:parent-style-name="Default" style:data-style-name="N3">
      <style:table-cell-properties fo:border="thin solid #000000" style:vertical-align="middle" fo:background-color="#D9D9D9" style:cell-protect="protected" style:repeat-content="false"/>
      <style:paragraph-properties fo:text-align="end" fo:margin-right="0cm"/>
    </style:style>
    <style:style style:name="ce132" style:family="table-cell" style:parent-style-name="Default" style:data-style-name="N0">
      <style:table-cell-properties fo:border="thin solid #000000" style:vertical-align="middle" fo:background-color="#D9D9D9" style:cell-protect="protected" style:repeat-content="false"/>
      <style:paragraph-properties fo:text-align="end" fo:margin-right="0cm"/>
    </style:style>
    <style:style style:name="ce133" style:family="table-cell" style:parent-style-name="Default" style:data-style-name="N3">
      <style:table-cell-properties fo:border="thin solid #000000" style:vertical-align="middle" fo:background-color="#A6A6A6" style:cell-protect="protected" style:repeat-content="false"/>
      <style:paragraph-properties fo:text-align="end" fo:margin-right="0cm"/>
    </style:style>
    <style:style style:name="ce134"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135" style:family="table-cell" style:parent-style-name="Default" style:data-style-name="N37">
      <style:table-cell-properties fo:border="thin solid #000000" style:vertical-align="middle" style:cell-protect="none" style:repeat-content="false"/>
      <style:paragraph-properties fo:text-align="end" fo:margin-right="0cm"/>
    </style:style>
    <style:style style:name="ce136"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137" style:family="table-cell" style:parent-style-name="Default" style:data-style-name="N37">
      <style:table-cell-properties fo:border="thin solid #000000" style:vertical-align="middle" fo:background-color="#FFFFFF" style:cell-protect="none" style:repeat-content="false"/>
      <style:paragraph-properties fo:text-align="end" fo:margin-right="0cm"/>
    </style:style>
    <style:style style:name="ce138" style:family="table-cell" style:parent-style-name="Default" style:data-style-name="N37">
      <style:table-cell-properties fo:border="thin solid #000000" style:vertical-align="middle" fo:background-color="#BFBFBF" style:cell-protect="protected" style:repeat-content="false"/>
      <style:paragraph-properties fo:text-align="end" fo:margin-right="0cm"/>
    </style:style>
    <style:style style:name="ce139" style:family="table-cell" style:parent-style-name="Default" style:data-style-name="N37">
      <style:table-cell-properties fo:border="thin solid #000000" style:vertical-align="middle" fo:background-color="#A6A6A6" style:cell-protect="protected" style:repeat-content="false"/>
      <style:paragraph-properties fo:text-align="end" fo:margin-right="0cm"/>
    </style:style>
    <style:style style:name="ce140" style:family="table-cell" style:parent-style-name="Default" style:data-style-name="N0">
      <style:table-cell-properties fo:border="thin solid #000000" style:vertical-align="middle" fo:background-color="#FFFFFF" style:cell-protect="none"/>
    </style:style>
    <style:style style:name="ce141"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cell-protect="none" style:repeat-content="false"/>
      <style:paragraph-properties fo:text-align="start" fo:margin-left="0cm"/>
      <style:text-properties fo:color="#000000" fo:font-size="11pt" style:font-size-asian="11pt" style:font-size-complex="11pt"/>
    </style:style>
    <style:style style:name="ce142" style:family="table-cell" style:parent-style-name="Default" style:data-style-name="N0">
      <style:table-cell-properties fo:border="thin solid #000000" style:vertical-align="middle" fo:background-color="#FFFFFF" style:cell-protect="none"/>
    </style:style>
    <style:style style:name="ce143" style:family="table-cell" style:parent-style-name="Default" style:data-style-name="N0">
      <style:table-cell-properties style:vertical-align="middle" style:cell-protect="none"/>
    </style:style>
    <style:style style:name="ce144" style:family="table-cell" style:parent-style-name="Normal_32_4" style:data-style-name="N3">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145" style:family="table-cell" style:parent-style-name="Normal_32_4" style:data-style-name="N0">
      <style:table-cell-properties fo:border="thin solid #000000" style:vertical-align="middle" fo:background-color="#A9D08E" style:cell-protect="protected"/>
      <style:text-properties fo:font-size="12pt" style:font-size-asian="12pt" style:font-size-complex="12pt"/>
    </style:style>
    <style:style style:name="ce146" style:family="table-cell" style:parent-style-name="Normal_32_4" style:data-style-name="N0">
      <style:table-cell-properties fo:border="thin solid #000000" style:vertical-align="middle" fo:wrap-option="wrap" fo:background-color="#A9D08E" style:cell-protect="protected"/>
      <style:text-properties fo:font-size="12pt" style:font-size-asian="12pt" style:font-size-complex="12pt"/>
    </style:style>
    <style:style style:name="ce147" style:family="table-cell" style:parent-style-name="Normal_32_4" style:data-style-name="N0">
      <style:table-cell-properties style:vertical-align="automatic" fo:background-color="#FFFFFF" style:cell-protect="protected"/>
      <style:text-properties fo:font-size="10pt" style:font-size-asian="10pt" style:font-size-complex="10pt" fo:font-weight="bold" style:font-weight-asian="bold" style:font-weight-complex="bold"/>
    </style:style>
    <style:style style:name="ce148" style:family="table-cell" style:parent-style-name="Normal_32_4" style:data-style-name="N3">
      <style:table-cell-properties style:vertical-align="automatic" fo:background-color="#FFFFFF" style:cell-protect="protected"/>
      <style:text-properties fo:font-size="10pt" style:font-size-asian="10pt" style:font-size-complex="10pt"/>
    </style:style>
    <style:style style:name="ce149" style:family="table-cell" style:parent-style-name="Normal_32_4" style:data-style-name="N0">
      <style:table-cell-properties fo:border="thin solid #000000" style:vertical-align="automatic" fo:background-color="#FFFFFF" style:cell-protect="protected"/>
      <style:text-properties fo:font-size="10pt" style:font-size-asian="10pt" style:font-size-complex="10pt"/>
    </style:style>
    <style:style style:name="ce150"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151" style:family="table-cell" style:parent-style-name="Normal_32_4" style:data-style-name="N0">
      <style:table-cell-properties style:vertical-align="automatic" fo:background-color="#FFFFFF" style:cell-protect="protected"/>
      <style:text-properties fo:font-size="10pt" style:font-size-asian="10pt" style:font-size-complex="10pt"/>
    </style:style>
    <style:style style:name="ce152"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153" style:family="table-cell" style:parent-style-name="Normal_32_4" style:data-style-name="N0">
      <style:table-cell-properties style:vertical-align="automatic" fo:background-color="#FFFFFF" style:cell-protect="protected"/>
      <style:text-properties fo:color="#000000" fo:font-size="10pt" style:font-size-asian="10pt" style:font-size-complex="10pt"/>
    </style:style>
    <style:style style:name="ce154" style:family="table-cell" style:parent-style-name="Normal_32_4" style:data-style-name="N0">
      <style:table-cell-properties fo:border="thin solid #000000" style:vertical-align="automatic" fo:background-color="#FFFFFF" style:cell-protect="protected"/>
      <style:text-properties fo:color="#000000" fo:font-size="10pt" style:font-size-asian="10pt" style:font-size-complex="10pt"/>
    </style:style>
    <style:style style:name="ce155" style:family="table-cell" style:parent-style-name="Hyperlink" style:data-style-name="N0">
      <style:table-cell-properties fo:border="thin solid #000000" style:vertical-align="middle" fo:wrap-option="wrap" fo:background-color="#FFFFFF" style:repeat-content="false"/>
      <style:paragraph-properties fo:text-align="start" fo:margin-left="0cm"/>
      <style:text-properties fo:color="#0563C1" style:text-underline-style="solid" style:text-underline-type="single"/>
    </style:style>
    <style:style style:name="ce156"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57" style:family="table-cell" style:parent-style-name="Default" style:data-style-name="N0">
      <style:table-cell-properties fo:border="thin solid #000000" style:vertical-align="top" fo:wrap-option="wrap" fo:background-color="#FFFFFF" style:repeat-content="false"/>
      <style:paragraph-properties fo:text-align="center"/>
    </style:style>
    <style:style style:name="ce158" style:family="table-cell" style:parent-style-name="Default" style:data-style-name="N36">
      <style:table-cell-properties fo:border="thin solid #000000" style:vertical-align="middle" fo:wrap-option="wrap" fo:background-color="#FFFFFF" style:repeat-content="false"/>
      <style:paragraph-properties fo:text-align="start" fo:margin-left="0cm"/>
    </style:style>
    <style:style style:name="ce15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969696"/>
    </style:style>
    <style:style style:name="ce160"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fo:color="#969696"/>
    </style:style>
    <style:style style:name="ce161" style:family="table-cell" style:parent-style-name="Normal_32_7"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fo:font-size="10pt" style:font-size-asian="10pt" style:font-size-complex="10pt"/>
    </style:style>
    <style:style style:name="ce162" style:family="table-cell" style:parent-style-name="Default" style:data-style-name="N0">
      <style:table-cell-properties fo:border="thin solid #000000" style:vertical-align="middle" fo:wrap-option="wrap" fo:background-color="#BFBFBF" style:rotation-angle="90" style:cell-protect="none" style:repeat-content="false"/>
      <style:paragraph-properties fo:text-align="center"/>
      <style:text-properties fo:color="#000000" fo:font-size="16pt" style:font-size-asian="16pt" style:font-size-complex="16pt"/>
    </style:style>
    <style:style style:name="ce163" style:family="table-cell" style:parent-style-name="Default" style:data-style-name="N0">
      <style:table-cell-properties fo:border-top="thin solid #000000" fo:border-bottom="thin solid #000000" fo:border-left="none" fo:border-right="thin solid #000000" style:vertical-align="middle" fo:background-color="#BFBFBF" style:rotation-angle="90" style:repeat-content="false"/>
      <style:paragraph-properties fo:text-align="center"/>
      <style:text-properties fo:color="#000000" fo:font-size="16pt" style:font-size-asian="16pt" style:font-size-complex="16pt"/>
    </style:style>
    <style:style style:name="ce164"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000000"/>
    </style:style>
    <style:style style:name="ce165" style:family="table-cell" style:parent-style-name="Default" style:data-style-name="N0">
      <style:table-cell-properties fo:border="thin solid #000000" style:vertical-align="middle" fo:wrap-option="wrap" fo:background-color="#FFFF00" style:cell-protect="protected" style:repeat-content="false"/>
      <style:paragraph-properties fo:text-align="start" fo:margin-left="0cm"/>
      <style:text-properties fo:font-size="14pt" style:font-size-asian="14pt" style:font-size-complex="14pt" fo:font-weight="bold" style:font-weight-asian="bold" style:font-weight-complex="bold"/>
    </style:style>
    <style:style style:name="ce166"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style>
    <style:style style:name="T1" style:family="text" style:parent-style-name="Default">
      <style:text-properties fo:color="#000000" style:text-line-through-style="none" style:font-name="Arial" style:font-name-asian="Arial" style:font-name-complex="Arial" fo:font-size="16pt" style:font-size-asian="16pt" style:font-size-complex="16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ahoma" style:font-name-asian="Tahoma" style:font-name-complex="Tahom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9" style:family="text" style:parent-style-name="Default">
      <style:text-properties fo:color="#000000" style:text-line-through-style="none" style:font-name="Tahoma" style:font-name-asian="Tahoma" style:font-name-complex="Tahoma"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0"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Tahoma" style:font-name-asian="Tahoma" style:font-name-complex="Tahoma"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0955cm" style:use-optimal-column-width="true"/>
    </style:style>
    <style:style style:name="co2" style:family="table-column">
      <style:table-column-properties fo:break-before="auto" style:column-width="3.8735cm" style:use-optimal-column-width="true"/>
    </style:style>
    <style:style style:name="co3" style:family="table-column">
      <style:table-column-properties fo:break-before="auto" style:column-width="11.303cm"/>
    </style:style>
    <style:style style:name="co4" style:family="table-column">
      <style:table-column-properties fo:break-before="auto" style:column-width="4.5085cm"/>
    </style:style>
    <style:style style:name="co5" style:family="table-column">
      <style:table-column-properties fo:break-before="auto" style:column-width="2.07433333333333cm"/>
    </style:style>
    <style:style style:name="co6" style:family="table-column">
      <style:table-column-properties fo:break-before="auto" style:column-width="0.211666666666667cm"/>
    </style:style>
    <style:style style:name="co7" style:family="table-column">
      <style:table-column-properties fo:break-before="auto" style:column-width="11.049cm"/>
    </style:style>
    <style:style style:name="co8" style:family="table-column">
      <style:table-column-properties fo:break-before="auto" style:column-width="4.3815cm"/>
    </style:style>
    <style:style style:name="co9" style:family="table-column">
      <style:table-column-properties fo:break-before="auto" style:column-width="1.41816666666667cm"/>
    </style:style>
    <style:style style:name="co10" style:family="table-column">
      <style:table-column-properties fo:break-before="auto" style:column-width="0.423333333333333cm"/>
    </style:style>
    <style:style style:name="co11" style:family="table-column">
      <style:table-column-properties fo:break-before="auto" style:column-width="2.30716666666667cm"/>
    </style:style>
    <style:style style:name="co12" style:family="table-column">
      <style:table-column-properties fo:break-before="auto" style:column-width="2.37066666666667cm"/>
    </style:style>
    <style:style style:name="co13" style:family="table-column">
      <style:table-column-properties fo:break-before="auto" style:column-width="2.89983333333333cm"/>
    </style:style>
    <style:style style:name="co14" style:family="table-column">
      <style:table-column-properties fo:break-before="auto" style:column-width="3.06916666666667cm" style:use-optimal-column-width="true"/>
    </style:style>
    <style:style style:name="co15" style:family="table-column">
      <style:table-column-properties fo:break-before="auto" style:column-width="14.6685cm"/>
    </style:style>
    <style:style style:name="co16" style:family="table-column">
      <style:table-column-properties fo:break-before="auto" style:column-width="5.48216666666667cm"/>
    </style:style>
    <style:style style:name="co17" style:family="table-column">
      <style:table-column-properties fo:break-before="auto" style:column-width="3.51366666666667cm"/>
    </style:style>
    <style:style style:name="co18" style:family="table-column">
      <style:table-column-properties fo:break-before="auto" style:column-width="3.048cm"/>
    </style:style>
    <style:style style:name="co19" style:family="table-column">
      <style:table-column-properties fo:break-before="auto" style:column-width="2.24366666666667cm"/>
    </style:style>
    <style:style style:name="co20" style:family="table-column">
      <style:table-column-properties fo:break-before="auto" style:column-width="2.13783333333333cm"/>
    </style:style>
    <style:style style:name="co21" style:family="table-column">
      <style:table-column-properties fo:break-before="auto" style:column-width="2.3495cm"/>
    </style:style>
    <style:style style:name="co22" style:family="table-column">
      <style:table-column-properties fo:break-before="auto" style:column-width="2.58233333333333cm"/>
    </style:style>
    <style:style style:name="co23" style:family="table-column">
      <style:table-column-properties fo:break-before="auto" style:column-width="3.6195cm"/>
    </style:style>
    <style:style style:name="co24" style:family="table-column">
      <style:table-column-properties fo:break-before="auto" style:column-width="4.10633333333333cm"/>
    </style:style>
    <style:style style:name="co25" style:family="table-column">
      <style:table-column-properties fo:break-before="auto" style:column-width="4.84716666666667cm"/>
    </style:style>
    <style:style style:name="co26" style:family="table-column">
      <style:table-column-properties fo:break-before="auto" style:column-width="4.191cm"/>
    </style:style>
    <style:style style:name="co27" style:family="table-column">
      <style:table-column-properties fo:break-before="auto" style:column-width="3.21733333333333cm"/>
    </style:style>
    <style:style style:name="co28" style:family="table-column">
      <style:table-column-properties fo:break-before="auto" style:column-width="1.016cm"/>
    </style:style>
    <style:style style:name="co29" style:family="table-column">
      <style:table-column-properties fo:break-before="auto" style:column-width="10.5833333333333cm"/>
    </style:style>
    <style:style style:name="co30" style:family="table-column">
      <style:table-column-properties fo:break-before="auto" style:column-width="11.176cm"/>
    </style:style>
    <style:style style:name="co31" style:family="table-column">
      <style:table-column-properties fo:break-before="auto" style:column-width="7.72583333333333cm"/>
    </style:style>
    <style:style style:name="ro1" style:family="table-row">
      <style:table-row-properties style:row-height="46.8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75pt" style:use-optimal-row-height="true" fo:break-before="auto"/>
    </style:style>
    <style:style style:name="ro4" style:family="table-row">
      <style:table-row-properties style:row-height="109.5pt" style:use-optimal-row-height="false" fo:break-before="auto"/>
    </style:style>
    <style:style style:name="ro5" style:family="table-row">
      <style:table-row-properties style:row-height="38.2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22.8pt" style:use-optimal-row-height="true" fo:break-before="auto"/>
    </style:style>
    <style:style style:name="ro8" style:family="table-row">
      <style:table-row-properties style:row-height="5.25pt" style:use-optimal-row-height="false" fo:break-before="auto"/>
    </style:style>
    <style:style style:name="ro9" style:family="table-row">
      <style:table-row-properties style:row-height="27pt" style:use-optimal-row-height="false" fo:break-before="auto"/>
    </style:style>
    <style:style style:name="ro10" style:family="table-row">
      <style:table-row-properties style:row-height="21pt" style:use-optimal-row-height="true" fo:break-before="auto"/>
    </style:style>
    <style:style style:name="ro11" style:family="table-row">
      <style:table-row-properties style:row-height="6.75pt" style:use-optimal-row-height="false" fo:break-before="auto"/>
    </style:style>
    <style:style style:name="ro12" style:family="table-row">
      <style:table-row-properties style:row-height="4.5pt" style:use-optimal-row-height="false" fo:break-before="auto"/>
    </style:style>
    <style:style style:name="ro13" style:family="table-row">
      <style:table-row-properties style:row-height="24.75pt" style:use-optimal-row-height="false" fo:break-before="auto"/>
    </style:style>
    <style:style style:name="ro14" style:family="table-row">
      <style:table-row-properties style:row-height="15.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25.5pt" style:use-optimal-row-height="false" fo:break-before="auto"/>
    </style:style>
    <style:style style:name="ro17" style:family="table-row">
      <style:table-row-properties style:row-height="33.75pt" style:use-optimal-row-height="false" fo:break-before="auto"/>
    </style:style>
    <style:style style:name="ro18" style:family="table-row">
      <style:table-row-properties style:row-height="105.75pt" style:use-optimal-row-height="false" fo:break-before="auto"/>
    </style:style>
    <style:style style:name="ro19" style:family="table-row">
      <style:table-row-properties style:row-height="55.5pt" style:use-optimal-row-height="false" fo:break-before="auto"/>
    </style:style>
    <style:style style:name="ro20" style:family="table-row">
      <style:table-row-properties style:row-height="52.5pt" style:use-optimal-row-height="false" fo:break-before="auto"/>
    </style:style>
    <style:style style:name="ro21" style:family="table-row">
      <style:table-row-properties style:row-height="52.8pt" style:use-optimal-row-height="true" fo:break-before="auto"/>
    </style:style>
    <style:style style:name="ro22" style:family="table-row">
      <style:table-row-properties style:row-height="49.5pt" style:use-optimal-row-height="false" fo:break-before="auto"/>
    </style:style>
    <style:style style:name="ro23" style:family="table-row">
      <style:table-row-properties style:row-height="54pt" style:use-optimal-row-height="false" fo:break-before="auto"/>
    </style:style>
    <style:style style:name="ro24" style:family="table-row">
      <style:table-row-properties style:row-height="12.75pt" style:use-optimal-row-height="false" fo:break-before="auto"/>
    </style:style>
    <style:style style:name="ro25" style:family="table-row">
      <style:table-row-properties style:row-height="26.4pt" style:use-optimal-row-height="true" fo:break-before="auto"/>
    </style:style>
    <style:style style:name="ro26" style:family="table-row">
      <style:table-row-properties style:row-height="58.5pt" style:use-optimal-row-height="false" fo:break-before="auto"/>
    </style:style>
    <style:style style:name="ro27" style:family="table-row">
      <style:table-row-properties style:row-height="66pt" style:use-optimal-row-height="true" fo:break-before="auto"/>
    </style:style>
    <style:style style:name="ro28" style:family="table-row">
      <style:table-row-properties style:row-height="68.25pt" style:use-optimal-row-height="false" fo:break-before="auto"/>
    </style:style>
    <style:style style:name="ro29" style:family="table-row">
      <style:table-row-properties style:row-height="60.75pt" style:use-optimal-row-height="false" fo:break-before="auto"/>
    </style:style>
    <style:style style:name="ro30" style:family="table-row">
      <style:table-row-properties style:row-height="13.2pt" style:use-optimal-row-height="true" fo:break-before="auto"/>
    </style:style>
    <style:style style:name="ro31" style:family="table-row">
      <style:table-row-properties style:row-height="35.25pt" style:use-optimal-row-height="false" fo:break-before="auto"/>
    </style:style>
    <style:style style:name="ro32" style:family="table-row">
      <style:table-row-properties style:row-height="45pt" style:use-optimal-row-height="false" fo:break-before="auto"/>
    </style:style>
    <style:style style:name="ro33" style:family="table-row">
      <style:table-row-properties style:row-height="54.75pt" style:use-optimal-row-height="false" fo:break-before="auto"/>
    </style:style>
    <style:style style:name="ro34" style:family="table-row">
      <style:table-row-properties style:row-height="42pt" style:use-optimal-row-height="false" fo:break-before="auto"/>
    </style:style>
    <style:style style:name="ro35" style:family="table-row">
      <style:table-row-properties style:row-height="29.25pt" style:use-optimal-row-height="false" fo:break-before="auto"/>
    </style:style>
    <style:style style:name="ro36" style:family="table-row">
      <style:table-row-properties style:row-height="7.5pt" style:use-optimal-row-height="false" fo:break-before="auto"/>
    </style:style>
    <style:style style:name="ro37" style:family="table-row">
      <style:table-row-properties style:row-height="113.25pt" style:use-optimal-row-height="false" fo:break-before="auto"/>
    </style:style>
    <style:style style:name="ro38" style:family="table-row">
      <style:table-row-properties style:row-height="53.25pt" style:use-optimal-row-height="false" fo:break-before="auto"/>
    </style:style>
    <style:style style:name="ro39" style:family="table-row">
      <style:table-row-properties style:row-height="57.75pt" style:use-optimal-row-height="false" fo:break-before="auto"/>
    </style:style>
    <style:style style:name="ro40" style:family="table-row">
      <style:table-row-properties style:row-height="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
      <style:table-properties table:display="false" style:writing-mode="lr-tb"/>
    </style:style>
    <style:style style:name="ce16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style>
    <style:style style:name="ce16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style>
    <style:style style:name="ce16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style>
    <style:style style:name="ce17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style>
    <style:style style:name="ce17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style>
    <style:style style:name="ce17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style>
    <style:style style:name="ce17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style>
    <style:style style:name="ce17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style>
    <style:style style:name="ce17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style>
    <style:style style:name="ce17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style>
    <style:style style:name="ce17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style>
    <style:style style:name="ce17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7]));ISBLANK([.J7])))" style:apply-style-name="cf1" style:base-cell-address="Data_sheet.J7"/>
      <style:map style:condition="of:is-true-formula(AND(NOT(ISBLANK([.E7]));ISBLANK([.D7])))" style:apply-style-name="cf1" style:base-cell-address="Data_sheet.D7"/>
    </style:style>
    <style:style style:name="ce17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7]));ISBLANK([.F7])))" style:apply-style-name="cf1" style:base-cell-address="Data_sheet.F7"/>
      <style:map style:condition="of:is-true-formula(AND(NOT(ISBLANK([.E7]));ISBLANK([.D7])))" style:apply-style-name="cf1" style:base-cell-address="Data_sheet.D7"/>
    </style:style>
    <style:style style:name="ce18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7]));ISBLANK([.G7])))" style:apply-style-name="cf1" style:base-cell-address="Data_sheet.G7"/>
      <style:map style:condition="of:is-true-formula(AND(NOT(ISBLANK([.E7]));ISBLANK([.D7])))" style:apply-style-name="cf1" style:base-cell-address="Data_sheet.D7"/>
    </style:style>
    <style:style style:name="ce18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7]));ISBLANK([.H7])))" style:apply-style-name="cf1" style:base-cell-address="Data_sheet.H7"/>
      <style:map style:condition="of:is-true-formula(AND(NOT(ISBLANK([.E7]));ISBLANK([.D7])))" style:apply-style-name="cf1" style:base-cell-address="Data_sheet.D7"/>
    </style:style>
    <style:style style:name="ce18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H7]));ISBLANK([.I7])))" style:apply-style-name="cf1" style:base-cell-address="Data_sheet.I7"/>
      <style:map style:condition="of:is-true-formula(AND(NOT(ISBLANK([.E7]));ISBLANK([.D7])))" style:apply-style-name="cf1" style:base-cell-address="Data_sheet.D7"/>
    </style:style>
    <style:style style:name="ce18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7]));ISBLANK([.E7])))" style:apply-style-name="cf1" style:base-cell-address="Data_sheet.E7"/>
      <style:map style:condition="of:is-true-formula(AND(NOT(ISBLANK([.E7]));ISBLANK([.D7])))" style:apply-style-name="cf1" style:base-cell-address="Data_sheet.D7"/>
    </style:style>
    <style:style style:name="ce18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7]));ISBLANK([.N7])))" style:apply-style-name="cf1" style:base-cell-address="Data_sheet.N7"/>
      <style:map style:condition="of:is-true-formula(AND(NOT(ISBLANK([.E7]));ISBLANK([.D7])))" style:apply-style-name="cf1" style:base-cell-address="Data_sheet.D7"/>
    </style:style>
    <style:style style:name="ce18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7]));ISBLANK([.L7])))" style:apply-style-name="cf1" style:base-cell-address="Data_sheet.L7"/>
      <style:map style:condition="of:is-true-formula(AND(NOT(ISBLANK([.E7]));ISBLANK([.D7])))" style:apply-style-name="cf1" style:base-cell-address="Data_sheet.D7"/>
    </style:style>
    <style:style style:name="ce18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7]));ISBLANK([.M7])))" style:apply-style-name="cf1" style:base-cell-address="Data_sheet.M7"/>
      <style:map style:condition="of:is-true-formula(AND(NOT(ISBLANK([.E7]));ISBLANK([.D7])))" style:apply-style-name="cf1" style:base-cell-address="Data_sheet.D7"/>
    </style:style>
    <style:style style:name="ce18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7]));ISBLANK([.O7])))" style:apply-style-name="cf1" style:base-cell-address="Data_sheet.O7"/>
      <style:map style:condition="of:is-true-formula(AND(NOT(ISBLANK([.E7]));ISBLANK([.D7])))" style:apply-style-name="cf1" style:base-cell-address="Data_sheet.D7"/>
    </style:style>
    <style:style style:name="ce18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J7]));ISBLANK([.K7])))" style:apply-style-name="cf1" style:base-cell-address="Data_sheet.K7"/>
      <style:map style:condition="of:is-true-formula(AND(NOT(ISBLANK([.E7]));ISBLANK([.D7])))" style:apply-style-name="cf1" style:base-cell-address="Data_sheet.D7"/>
    </style:style>
    <style:style style:name="ce18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6]));ISBLANK([.D16])))" style:apply-style-name="cf1" style:base-cell-address="Data_sheet.D16"/>
      <style:map style:condition="of:is-true-formula(AND(NOT(ISBLANK([.E7]));ISBLANK([.D7])))" style:apply-style-name="cf1" style:base-cell-address="Data_sheet.D7"/>
    </style:style>
    <style:style style:name="ce19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6]));ISBLANK([.E16])))" style:apply-style-name="cf1" style:base-cell-address="Data_sheet.E16"/>
      <style:map style:condition="of:is-true-formula(AND(NOT(ISBLANK([.E7]));ISBLANK([.D7])))" style:apply-style-name="cf1" style:base-cell-address="Data_sheet.D7"/>
    </style:style>
    <style:style style:name="ce19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5]));ISBLANK([.E15])))" style:apply-style-name="cf1" style:base-cell-address="Data_sheet.E15"/>
      <style:map style:condition="of:is-true-formula(AND(NOT(ISBLANK([.E7]));ISBLANK([.D7])))" style:apply-style-name="cf1" style:base-cell-address="Data_sheet.D7"/>
    </style:style>
    <style:style style:name="ce19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5]));ISBLANK([.D15])))" style:apply-style-name="cf1" style:base-cell-address="Data_sheet.D15"/>
      <style:map style:condition="of:is-true-formula(AND(NOT(ISBLANK([.E7]));ISBLANK([.D7])))" style:apply-style-name="cf1" style:base-cell-address="Data_sheet.D7"/>
    </style:style>
    <style:style style:name="ce19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D17]));ISBLANK([.E17])))" style:apply-style-name="cf1" style:base-cell-address="Data_sheet.E17"/>
      <style:map style:condition="of:is-true-formula(AND(NOT(ISBLANK([.E7]));ISBLANK([.D7])))" style:apply-style-name="cf1" style:base-cell-address="Data_sheet.D7"/>
    </style:style>
    <style:style style:name="ce194"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17]));ISBLANK([.D17])))" style:apply-style-name="cf1" style:base-cell-address="Data_sheet.D17"/>
      <style:map style:condition="of:is-true-formula(AND(NOT(ISBLANK([.E7]));ISBLANK([.D7])))" style:apply-style-name="cf1" style:base-cell-address="Data_sheet.D7"/>
    </style:style>
    <style:style style:name="ce19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F17]));ISBLANK([.E17])))" style:apply-style-name="cf1" style:base-cell-address="Data_sheet.E17"/>
      <style:map style:condition="of:is-true-formula(AND(NOT(ISBLANK([.E7]));ISBLANK([.D7])))" style:apply-style-name="cf1" style:base-cell-address="Data_sheet.D7"/>
    </style:style>
    <style:style style:name="ce19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R7]));ISBLANK([.S7])))" style:apply-style-name="cf1" style:base-cell-address="Data_sheet.S7"/>
    </style:style>
    <style:style style:name="ce19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U7]));ISBLANK([.T7])))" style:apply-style-name="cf1" style:base-cell-address="Data_sheet.T7"/>
    </style:style>
    <style:style style:name="ce19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S7]));ISBLANK([.R7])))" style:apply-style-name="cf1" style:base-cell-address="Data_sheet.R7"/>
    </style:style>
    <style:style style:name="ce199"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T7]));ISBLANK([.U7])))" style:apply-style-name="cf1" style:base-cell-address="Data_sheet.U7"/>
    </style:style>
    <style:style style:name="ce200"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W7]));ISBLANK([.V7])))" style:apply-style-name="cf1" style:base-cell-address="Data_sheet.V7"/>
    </style:style>
    <style:style style:name="ce20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V7]));ISBLANK([.W7])))" style:apply-style-name="cf1" style:base-cell-address="Data_sheet.W7"/>
    </style:style>
    <style:style style:name="ce202"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Y7]));ISBLANK([.X7])))" style:apply-style-name="cf1" style:base-cell-address="Data_sheet.X7"/>
    </style:style>
    <style:style style:name="ce203"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X7]));ISBLANK([.Y7])))" style:apply-style-name="cf1" style:base-cell-address="Data_sheet.Y7"/>
    </style:style>
    <style:style style:name="ce204" style:family="table-cell" style:parent-style-name="Default" style:data-style-name="N0">
      <style:table-cell-properties fo:border="thin solid #000000" style:vertical-align="middle" fo:wrap-option="wrap" style:cell-protect="none"/>
      <style:map style:condition="of:is-true-formula(AND(NOT(ISBLANK([.$A7]));ISBLANK([.B7])))" style:apply-style-name="cf1" style:base-cell-address="Data_sheet.B7"/>
    </style:style>
    <style:style style:name="ce205" style:family="table-cell" style:parent-style-name="Default" style:data-style-name="N0">
      <style:table-cell-properties fo:border="thin solid #000000" style:vertical-align="middle" fo:wrap-option="wrap" style:cell-protect="none"/>
      <style:map style:condition="of:is-true-formula(AND(NOT(ISBLANK([.A7]));ISBLANK([.C7])))" style:apply-style-name="cf1" style:base-cell-address="Data_sheet.C7"/>
    </style:style>
    <style:style style:name="ce20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name="ce20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C17]));ISBLANK([.D17])))" style:apply-style-name="cf1" style:base-cell-address="Data_sheet.D17"/>
      <style:map style:condition="of:is-true-formula(AND(NOT(ISBLANK([.E7]));ISBLANK([.D7])))" style:apply-style-name="cf1" style:base-cell-address="Data_sheet.D7"/>
    </style:style>
    <style:style style:name="ce20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7]));ISBLANK([.D7])))" style:apply-style-name="cf1" style:base-cell-address="Data_sheet.D7"/>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paragraph" style:name="a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stroke="solid" svg:stroke-color="#000000" draw:auto-grow-width="false" draw:auto-grow-height="false"/>
    </style:style>
    <style:style style:family="graphic" style:name="a1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false" style:writing-mode="lr-tb"/>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INDIRECT(&quot;Yes_No&quot;))" table:base-cell-address="Cover_sheet.C5">
          <table:help-message table:display="true"/>
          <table:error-message table:display="true"/>
        </table:content-validation>
        <table:content-validation table:name="val2" table:condition="of:cell-content-is-in-list(INDIRECT(&quot;Month&quot;))" table:base-cell-address="Cover_sheet.M3">
          <table:help-message table:display="true"/>
          <table:error-message table:display="true"/>
        </table:content-validation>
        <table:content-validation table:name="val3">
          <table:help-message table:display="true"/>
          <table:error-message table:display="true">
            <text:p>FTE cannot be greater than Headcount</text:p>
            <text:p/>
          </table:error-message>
        </table:content-validation>
        <table:content-validation table:name="val4" table:condition="of:cell-content-is-in-list(['file://dom1/data/HQ/102PF/Shared/Group_LCDSSD3/HRD/Business%20Performance%20Team/009%20-%20Cabinet%20Office%20Monthly%20WFMI/10.%2018-19%20Submissions/04.%20July/Rtn%20to%20Cabinet%20Office/20180731%20COWFMI%20(Web%20publish).xlsx'#Drop_down_lists.#REF!])" table:base-cell-address="Data_sheet.C7">
          <table:help-message table:title="Main, parent or sponsoring dept" table:display="true">
            <text:p>Select the name your organisation's Main/Parent/Sponsoring department from the list. If your Main/Parent/Sponsoring department is not listed or incorrectly identified, please select 'OTHER' from the drop down list and enter details in the 'Notes' field.</text:p>
          </table:help-message>
          <table:error-message table:display="true">
            <text:p>If your main, parent or sponsoring department is not shown or is incorrectly identified, please select 'OTHER' and enter full details in the 'Notes' field.</text:p>
            <text:p/>
          </table:error-message>
        </table:content-validation>
        <table:content-validation table:name="val5" table:condition="of:cell-content-is-in-list(['file://dom1/data/HQ/102PF/Shared/Group_LCDSSD3/HRD/Business%20Performance%20Team/009%20-%20Cabinet%20Office%20Monthly%20WFMI/10.%2018-19%20Submissions/04.%20July/Rtn%20to%20Cabinet%20Office/20180731%20COWFMI%20(Web%20publish).xlsx'#Drop_down_lists.#REF!])" table:base-cell-address="Data_sheet.A7">
          <table:help-message table:title="Organisation Name" table:display="true">
            <text:p>Select from the dropdown list. If your organisation is not shown, please select 'OTHER' and enter full details in the 'Notes' field.</text:p>
          </table:help-message>
          <table:error-message table:display="true">
            <text:p>If your organisation is not shown, please select 'OTHER' and enter full details in the 'Notes' field.</text:p>
          </table:error-message>
        </table:content-validation>
        <table:content-validation table:name="val6">
          <table:help-message table:display="true"/>
          <table:error-message table:display="true"/>
        </table:content-validation>
        <table:content-validation table:name="val7" table:condition="of:cell-content-is-decimal-number() and cell-content()&gt;=0">
          <table:help-message table:display="true"/>
          <table:error-message table:display="true"/>
        </table:content-validation>
        <table:content-validation table:name="val8" table:condition="of:cell-content-is-in-list(INDIRECT(&quot;Organisation_Type&quot;))" table:base-cell-address="Data_sheet.B7">
          <table:help-message table:title="Organisation Type" table:display="true">
            <text:p>Select from the dropdown list. If your organisation type is not shown, please select 'OTHER' and enter full details in the 'Notes' field. NB: refer to Data fields sheet for further information.</text:p>
          </table:help-message>
          <table:error-message table:display="true">
            <text:p>If your organisation type is not shown, please select 'OTHER' and enter full details in the 'Notes' field. N.B. refer to Data fields sheet for further information.</text:p>
            <text:p/>
          </table:error-message>
        </table:content-validation>
        <table:content-validation table:name="val9">
          <table:help-message table:display="true"/>
          <table:error-message table:display="true">
            <text:p>FTE cannot be greater than Headcount</text:p>
            <text:p/>
          </table:error-message>
        </table:content-validation>
        <table:content-validation table:name="val10" table:condition="of:is-true-formula([.D7]&gt;=[.E7])" table:base-cell-address="Data_sheet.D7">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11" table:condition="of:is-true-formula([.E7]&lt;=[.D7])" table:base-cell-address="Data_sheet.E7">
          <table:help-message table:display="true"/>
          <table:error-message table:title="FTE" table:display="true">
            <text:p>The value entered in the FTE field must be less than or equal to the value entered in the headcount field.</text:p>
          </table:error-message>
        </table:content-validation>
      </table:content-validations>
      <table:table table:name="Conten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6380" table:default-cell-style-name="ce3"/>
        <table:table-row table:style-name="ro1">
          <table:table-cell office:value-type="string" table:style-name="ce1">
            <text:p>Sheet no.</text:p>
          </table:table-cell>
          <table:table-cell office:value-type="string" table:style-name="ce1">
            <text:p>Sheet title</text:p>
          </table:table-cell>
          <table:table-cell office:value-type="string" table:style-name="ce2">
            <text:p>Detail</text:p>
          </table:table-cell>
          <table:table-cell office:value-type="string" table:style-name="ce2">
            <text:p>Sheet to be returned to Cabinet Office by main department</text:p>
          </table:table-cell>
          <table:table-cell table:number-columns-repeated="16380"/>
        </table:table-row>
        <table:table-row table:style-name="ro2">
          <table:table-cell office:value-type="float" office:value="1" table:style-name="ce4">
            <text:p>1</text:p>
          </table:table-cell>
          <table:table-cell office:value-type="string" table:style-name="ce5">
            <text:p><text:a xlink:href="#Contents.A1">Contents</text:a></text:p>
          </table:table-cell>
          <table:table-cell office:value-type="string" table:style-name="ce6">
            <text:p>Provides summary detail of contents of workbook and each separate sheet.</text:p>
          </table:table-cell>
          <table:table-cell office:value-type="string" table:style-name="ce7">
            <text:p>No</text:p>
          </table:table-cell>
          <table:table-cell table:number-columns-repeated="16380"/>
        </table:table-row>
        <table:table-row table:style-name="ro3">
          <table:table-cell office:value-type="float" office:value="2" table:style-name="ce4">
            <text:p>2</text:p>
          </table:table-cell>
          <table:table-cell office:value-type="string" table:style-name="ce5">
            <text:p><text:a xlink:href="#'Cover sheet'.A1">Cover sheet</text:a></text:p>
          </table:table-cell>
          <table:table-cell office:value-type="string" table:style-name="ce6">
            <text:p>Requests main department contact information and confirmation of coverage and sign-off. Additional comments can also be provided on this sheet.<text:s/></text:p>
            <text:p>To be completed by main department when returning the summary template to Cabinet Office</text:p>
          </table:table-cell>
          <table:table-cell office:value-type="string" table:style-name="ce7">
            <text:p>YES</text:p>
          </table:table-cell>
          <table:table-cell table:number-columns-repeated="16380"/>
        </table:table-row>
        <table:table-row table:style-name="ro2">
          <table:table-cell office:value-type="float" office:value="3" table:style-name="ce4">
            <text:p>3</text:p>
          </table:table-cell>
          <table:table-cell office:value-type="string" table:style-name="ce5">
            <text:p><text:a xlink:href="#'Data fields'.A1">Data fields</text:a></text:p>
          </table:table-cell>
          <table:table-cell office:value-type="string" table:style-name="ce6">
            <text:p>Provides detailed descriptions on the information required for each field in the data sheet.</text:p>
          </table:table-cell>
          <table:table-cell office:value-type="string" table:style-name="ce7">
            <text:p>No</text:p>
          </table:table-cell>
          <table:table-cell table:number-columns-repeated="16380"/>
        </table:table-row>
        <table:table-row table:style-name="ro4">
          <table:table-cell office:value-type="float" office:value="4" table:style-name="ce4">
            <text:p>4</text:p>
          </table:table-cell>
          <table:table-cell office:value-type="string" table:style-name="ce5">
            <text:p><text:a xlink:href="#'Data sheet'.A1">Data sheet</text:a></text:p>
          </table:table-cell>
          <table:table-cell office:value-type="string" table:style-name="ce8">
            <text:p>To be populated with the management information relating to this exercise.<text:s/></text:p>
            <text:p>A row of information to be completed by all organisations and to be sent back to the main department. The main department will collate responses for all their organisations and send one summary return to Cabinet Office that will contain a separate row of information for each organisation.</text:p>
          </table:table-cell>
          <table:table-cell office:value-type="string" table:style-name="ce7">
            <text:p>YES</text:p>
          </table:table-cell>
          <table:table-cell table:number-columns-repeated="16380"/>
        </table:table-row>
        <table:table-row table:style-name="ro5">
          <table:table-cell office:value-type="float" office:value="5" table:style-name="ce4">
            <text:p>5</text:p>
          </table:table-cell>
          <table:table-cell office:value-type="string" table:style-name="ce5">
            <text:p><text:a xlink:href="#'List of organisations'.A1">List of organisations</text:a></text:p>
          </table:table-cell>
          <table:table-cell office:value-type="string" table:style-name="ce6">
            <text:p>Provides an up-to-date list (as at 31 October 2016) of all organisations in scope for this exercise</text:p>
          </table:table-cell>
          <table:table-cell office:value-type="string" table:style-name="ce7">
            <text:p>No</text:p>
          </table:table-cell>
          <table:table-cell table:number-columns-repeated="16380"/>
        </table:table-row>
        <table:table-row table:number-rows-repeated="1048570" table:style-name="ro6">
          <table:table-cell table:number-columns-repeated="16384"/>
        </table:table-row>
      </table:table>
      <table:table table:name="Cover_sheet" table:style-name="ta2">
        <table:table-column table:style-name="co6" table:default-cell-style-name="ce3"/>
        <table:table-column table:style-name="co7" table:default-cell-style-name="ce3"/>
        <table:table-column table:style-name="co5"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5" table:number-columns-repeated="16377" table:default-cell-style-name="ce3"/>
        <table:table-row table:style-name="ro7">
          <table:table-cell/>
          <table:table-cell office:value-type="string" table:style-name="ce9">
            <text:p>Main departments must return this 'Cover sheet' together with their fully completed 'Data sheet'</text:p>
          </table:table-cell>
          <table:table-cell table:number-columns-repeated="9" table:style-name="ce3"/>
          <table:table-cell table:style-name="ce10"/>
          <table:table-cell table:number-columns-repeated="16372"/>
        </table:table-row>
        <table:table-row table:style-name="ro8">
          <table:table-cell/>
          <table:table-cell table:number-columns-repeated="6" table:style-name="ce3"/>
          <table:table-cell table:number-columns-repeated="4" table:style-name="ce11"/>
          <table:table-cell table:number-columns-repeated="16373" table:style-name="ce3"/>
        </table:table-row>
        <table:table-row table:style-name="ro9">
          <table:table-cell/>
          <table:table-cell office:value-type="string" table:style-name="ce12">
            <office:annotation draw:style-name="a0" svg:x="3.49166666666667in" svg:y="0.5in" svg:width="2.16666666666667in" svg:height="0.566666666666667in">
              <dc:creator>ccabmstopher</dc:creator>
              <text:p><text:span text:style-name="T2">This is the month to which the attached data refers.<text:s/></text:span></text:p>
            </office:annotation>
            <text:p>Reference month:</text:p>
          </table:table-cell>
          <table:table-cell office:value-type="date" office:date-value="2018-07-01T00:00:00" table:number-columns-spanned="2" table:number-rows-spanned="1" table:style-name="ce158">
            <text:p>July 2018</text:p>
          </table:table-cell>
          <table:covered-table-cell/>
          <table:table-cell table:style-name="ce15"/>
          <table:table-cell table:number-columns-repeated="3" table:style-name="ce3"/>
          <table:table-cell table:number-columns-repeated="3" table:style-name="ce11"/>
          <table:table-cell table:style-name="ce3"/>
          <table:table-cell table:content-validation-name="val2" table:style-name="ce3"/>
          <table:table-cell table:number-columns-repeated="16371"/>
        </table:table-row>
        <table:table-row table:style-name="ro8">
          <table:table-cell/>
          <table:table-cell table:style-name="ce16"/>
          <table:table-cell table:number-columns-repeated="2" table:style-name="ce17"/>
          <table:table-cell table:number-columns-repeated="3" table:style-name="ce3"/>
          <table:table-cell table:number-columns-repeated="4" table:style-name="ce11"/>
          <table:table-cell table:number-columns-repeated="16373" table:style-name="ce3"/>
        </table:table-row>
        <table:table-row table:style-name="ro9">
          <table:table-cell/>
          <table:table-cell office:value-type="string" table:style-name="ce12">
            <office:annotation draw:style-name="a1" svg:x="4.59166666666667in" svg:y="1.19166666666667in" svg:width="3.68333333333333in" svg:height="3.63333333333333in">
              <dc:creator>ccabmstopher</dc:creator>
              <text:p><text:span text:style-name="T2">It is important that we receive returns for all your department's agencies, NDPBs and other relevant arms length bodies. A list of all the organisations that we are expecting returns from is shown in the 'List of Organisations' sheet, together with their main/parent/sponsoring department.</text:span></text:p>
              <text:p><text:span text:style-name="T2"/></text:p>
              <text:p><text:span text:style-name="T2">Please indicate whether all returns for your department are included in the attached template. Where one or more organisation's information is missing, please select 'No' and provide information in the additional commentary box below.</text:span></text:p>
            </office:annotation>
            <text:p>All organisations' information received?:</text:p>
          </table:table-cell>
          <table:table-cell office:value-type="string" table:number-columns-spanned="2" table:number-rows-spanned="1" table:content-validation-name="val1" table:style-name="ce156">
            <text:p>No - please add a comment</text:p>
          </table:table-cell>
          <table:covered-table-cell/>
          <table:table-cell table:content-validation-name="val1" table:style-name="ce20"/>
          <table:table-cell table:number-columns-repeated="2" table:style-name="ce3"/>
          <table:table-cell table:number-columns-repeated="4" table:style-name="ce11"/>
          <table:table-cell table:number-columns-repeated="16373" table:style-name="ce3"/>
        </table:table-row>
        <table:table-row table:style-name="ro8">
          <table:table-cell/>
          <table:table-cell table:style-name="ce17"/>
          <table:table-cell table:number-columns-repeated="5" table:style-name="ce3"/>
          <table:table-cell table:number-columns-repeated="4" table:style-name="ce11"/>
          <table:table-cell table:number-columns-repeated="16373" table:style-name="ce3"/>
        </table:table-row>
        <table:table-row table:style-name="ro10">
          <table:table-cell/>
          <table:table-cell table:style-name="ce21"/>
          <table:table-cell office:value-type="string" table:number-columns-spanned="3" table:number-rows-spanned="1" table:style-name="ce22">
            <text:p>Department contact details</text:p>
          </table:table-cell>
          <table:covered-table-cell table:number-columns-repeated="2"/>
          <table:table-cell table:number-columns-repeated="2" table:style-name="ce23"/>
          <table:table-cell table:number-columns-repeated="4" table:style-name="ce21"/>
          <table:table-cell table:number-columns-repeated="16373" table:style-name="ce3"/>
        </table:table-row>
        <table:table-row table:style-name="ro11">
          <table:table-cell/>
          <table:table-cell table:number-columns-repeated="10" table:style-name="ce21"/>
          <table:table-cell table:number-columns-repeated="16373" table:style-name="ce3"/>
        </table:table-row>
        <table:table-row table:style-name="ro9">
          <table:table-cell/>
          <table:table-cell office:value-type="string" table:style-name="ce24">
            <office:annotation draw:style-name="a2" svg:x="4.55in" svg:y="1.80833333333333in" svg:width="2.83333333333333in" svg:height="0.275in">
              <dc:creator>ccabmstopher</dc:creator>
              <text:p><text:span text:style-name="T2">Enter the name of your department</text:span></text:p>
            </office:annotation>
            <text:p>Department:</text:p>
          </table:table-cell>
          <table:table-cell office:value-type="string" table:number-columns-spanned="9" table:number-rows-spanned="1" table:style-name="ce156">
            <text:p>Ministry of Justice</text:p>
          </table:table-cell>
          <table:covered-table-cell table:number-columns-repeated="8"/>
          <table:table-cell table:number-columns-repeated="16373" table:style-name="ce3"/>
        </table:table-row>
        <table:table-row table:style-name="ro8">
          <table:table-cell/>
          <table:table-cell table:style-name="ce24"/>
          <table:table-cell table:number-columns-repeated="9" table:style-name="ce26"/>
          <table:table-cell table:number-columns-repeated="16373" table:style-name="ce3"/>
        </table:table-row>
        <table:table-row table:style-name="ro9">
          <table:table-cell/>
          <table:table-cell office:value-type="string" table:style-name="ce24">
            <office:annotation draw:style-name="a3" svg:x="3.45in" svg:y="2.08333333333333in" svg:width="2.83333333333333in" svg:height="0.775in">
              <dc:creator>ccabmstopher</dc:creator>
              <text:p><text:span text:style-name="T2">Please enter the name of the person we can contact at your department in the event of a query.</text:span></text:p>
            </office:annotation>
            <text:p>Contact name:</text:p>
          </table:table-cell>
          <table:table-cell office:value-type="string" table:number-columns-spanned="9" table:number-rows-spanned="1" table:style-name="ce159">
            <text:p>Andrew Wilson</text:p>
          </table:table-cell>
          <table:covered-table-cell table:number-columns-repeated="8"/>
          <table:table-cell table:number-columns-repeated="16373" table:style-name="ce3"/>
        </table:table-row>
        <table:table-row table:style-name="ro8">
          <table:table-cell/>
          <table:table-cell table:style-name="ce24"/>
          <table:table-cell table:number-columns-repeated="9" table:style-name="ce26"/>
          <table:table-cell table:number-columns-repeated="16373" table:style-name="ce3"/>
        </table:table-row>
        <table:table-row table:style-name="ro9">
          <table:table-cell/>
          <table:table-cell office:value-type="string" table:style-name="ce24">
            <office:annotation draw:style-name="a4" svg:x="3.45in" svg:y="2.525in" svg:width="2.875in" svg:height="0.65in">
              <dc:creator>ccabmstopher</dc:creator>
              <text:p><text:span text:style-name="T2">Please enter the phone number of the contact name entered above</text:span></text:p>
            </office:annotation>
            <text:p>Phone number:</text:p>
          </table:table-cell>
          <table:table-cell office:value-type="string" table:number-columns-spanned="9" table:number-rows-spanned="1" table:style-name="ce160">
            <text:p>07891342971</text:p>
          </table:table-cell>
          <table:covered-table-cell table:number-columns-repeated="8"/>
          <table:table-cell table:number-columns-repeated="16373" table:style-name="ce3"/>
        </table:table-row>
        <table:table-row table:style-name="ro8">
          <table:table-cell/>
          <table:table-cell table:style-name="ce24"/>
          <table:table-cell table:number-columns-repeated="9" table:style-name="ce26"/>
          <table:table-cell table:number-columns-repeated="16373" table:style-name="ce3"/>
        </table:table-row>
        <table:table-row table:style-name="ro9">
          <table:table-cell/>
          <table:table-cell office:value-type="string" table:style-name="ce24">
            <office:annotation draw:style-name="a5" svg:x="3.45in" svg:y="2.96666666666667in" svg:width="2.875in" svg:height="0.525in">
              <dc:creator>ccabmstopher</dc:creator>
              <text:p><text:span text:style-name="T2">Please enter the email address of the contact name entered above.</text:span></text:p>
            </office:annotation>
            <text:p>Email address:</text:p>
          </table:table-cell>
          <table:table-cell office:value-type="string" table:number-columns-spanned="9" table:number-rows-spanned="1" table:style-name="ce155">
            <text:p><text:a xlink:href="mailto:Andrew.Wilson2@Justice.gsi.gov.uk">Andrew.Wilson2@Justice.gsi.gov.uk</text:a></text:p>
          </table:table-cell>
          <table:covered-table-cell table:number-columns-repeated="8"/>
          <table:table-cell table:number-columns-repeated="16373" table:style-name="ce3"/>
        </table:table-row>
        <table:table-row table:style-name="ro8">
          <table:table-cell/>
          <table:table-cell table:style-name="ce34"/>
          <table:table-cell table:number-columns-repeated="4" table:style-name="ce35"/>
          <table:table-cell table:number-columns-repeated="5" table:style-name="ce36"/>
          <table:table-cell table:number-columns-repeated="16373" table:style-name="ce3"/>
        </table:table-row>
        <table:table-row table:style-name="ro10">
          <table:table-cell/>
          <table:table-cell table:style-name="ce3"/>
          <table:table-cell office:value-type="string" table:style-name="ce37">
            <text:p>Sign off</text:p>
          </table:table-cell>
          <table:table-cell table:number-columns-repeated="2" table:style-name="ce37"/>
          <table:table-cell table:number-columns-repeated="16379" table:style-name="ce3"/>
        </table:table-row>
        <table:table-row table:style-name="ro12">
          <table:table-cell/>
          <table:table-cell table:style-name="ce3"/>
          <table:table-cell table:number-columns-repeated="3" table:style-name="ce37"/>
          <table:table-cell table:number-columns-repeated="16379" table:style-name="ce3"/>
        </table:table-row>
        <table:table-row table:style-name="ro9">
          <table:table-cell/>
          <table:table-cell office:value-type="string" table:style-name="ce24">
            <office:annotation draw:style-name="a6" svg:x="4.55in" svg:y="3.75833333333333in" svg:width="3.6in" svg:height="1.44166666666667in">
              <dc:creator>ccabmstopher</dc:creator>
              <text:p><text:span text:style-name="T2">Given that in due course these returns will be published, we expect that departments and organisations will obtain sign-off by a senior leader. <text:s/>Please provide details in the boxes below.</text:span></text:p>
              <text:p><text:span text:style-name="T2"/></text:p>
              <text:p/>
            </office:annotation>
            <text:p>Return signed off at senior level?</text:p>
          </table:table-cell>
          <table:table-cell office:value-type="string" table:number-columns-spanned="2" table:number-rows-spanned="1" table:content-validation-name="val1" table:style-name="ce156">
            <text:p>Yes</text:p>
          </table:table-cell>
          <table:covered-table-cell/>
          <table:table-cell table:style-name="ce38"/>
          <table:table-cell table:number-columns-repeated="6" table:style-name="ce39"/>
          <table:table-cell table:number-columns-repeated="16373"/>
        </table:table-row>
        <table:table-row table:style-name="ro8">
          <table:table-cell/>
          <table:table-cell table:style-name="ce34"/>
          <table:table-cell table:number-columns-repeated="4" table:style-name="ce35"/>
          <table:table-cell table:number-columns-repeated="5" table:style-name="ce36"/>
          <table:table-cell table:number-columns-repeated="16373"/>
        </table:table-row>
        <table:table-row table:style-name="ro13">
          <table:table-cell/>
          <table:table-cell office:value-type="string" table:style-name="ce24">
            <office:annotation draw:style-name="a7" svg:x="4.55in" svg:y="3.925in" svg:width="3.6in" svg:height="1.4in">
              <dc:creator>ccabmstopher</dc:creator>
              <text:p><text:span text:style-name="T2">Please enter the name and position/job title of the senior leader signing-off this template.</text:span></text:p>
              <text:p><text:span text:style-name="T2"/></text:p>
              <text:p/>
            </office:annotation>
            <text:p>Name:</text:p>
          </table:table-cell>
          <table:table-cell office:value-type="string" table:number-columns-spanned="4" table:number-rows-spanned="1" table:style-name="ce156">
            <text:p>Jon Roberts</text:p>
          </table:table-cell>
          <table:covered-table-cell table:number-columns-repeated="3"/>
          <table:table-cell office:value-type="string" table:style-name="ce40">
            <text:p>Position:</text:p>
          </table:table-cell>
          <table:table-cell office:value-type="string" table:number-columns-spanned="4" table:number-rows-spanned="1" table:style-name="ce156">
            <text:p>ASD Deputy Director</text:p>
          </table:table-cell>
          <table:covered-table-cell table:number-columns-repeated="3"/>
          <table:table-cell table:number-columns-repeated="16373"/>
        </table:table-row>
        <table:table-row table:style-name="ro8">
          <table:table-cell/>
          <table:table-cell table:style-name="ce34"/>
          <table:table-cell table:number-columns-repeated="4" table:style-name="ce35"/>
          <table:table-cell table:number-columns-repeated="5" table:style-name="ce36"/>
          <table:table-cell table:number-columns-repeated="16373"/>
        </table:table-row>
        <table:table-row table:style-name="ro14">
          <table:table-cell/>
          <table:table-cell office:value-type="string" table:number-columns-spanned="1" table:number-rows-spanned="16" table:style-name="ce41">
            <office:annotation draw:style-name="a8" svg:x="4.55in" svg:y="4.73333333333333in" svg:width="2.95833333333333in" svg:height="1.96666666666667in">
              <dc:creator>ccabmstopher</dc:creator>
              <text:p><text:span text:style-name="T2">Please enter additional clarifying comments in this box. If necessary, a separate sheet may be supplied.</text:span></text:p>
            </office:annotation>
            <text:p>Additional commentary:</text:p>
            <text:p><text:span text:style-name="T1">(to include comments where organisations<text:s/></text:span></text:p>
            <text:p><text:span text:style-name="T1">have not returned information)</text:span></text:p>
          </table:table-cell>
          <table:table-cell table:number-columns-spanned="9" table:number-rows-spanned="16" table:style-name="ce157"/>
          <table:covered-table-cell table:number-columns-repeated="8"/>
          <table:table-cell table:number-columns-repeated="16373"/>
        </table:table-row>
        <table:table-row table:number-rows-repeated="15" table:style-name="ro15">
          <table:table-cell/>
          <table:covered-table-cell/>
          <table:covered-table-cell/>
          <table:covered-table-cell table:number-columns-repeated="8"/>
          <table:table-cell table:number-columns-repeated="16373"/>
        </table:table-row>
        <table:table-row table:number-rows-repeated="1048538" table:style-name="ro6">
          <table:table-cell table:number-columns-repeated="16384"/>
        </table:table-row>
      </table:table>
      <table:table table:name="Data_fields" table:style-name="ta3">
        <table:table-column table:style-name="co12" table:default-cell-style-name="ce52"/>
        <table:table-column table:style-name="co13" table:default-cell-style-name="ce88"/>
        <table:table-column table:style-name="co14" table:default-cell-style-name="ce52"/>
        <table:table-column table:style-name="co15" table:default-cell-style-name="ce89"/>
        <table:table-column table:style-name="co5" table:number-columns-repeated="16380" table:default-cell-style-name="ce52"/>
        <table:table-row table:style-name="ro16">
          <table:table-cell office:value-type="string" table:number-columns-spanned="4" table:number-rows-spanned="1" table:style-name="ce51">
            <text:p>This sheet contains details of what information is required in each data field<text:s/></text:p>
          </table:table-cell>
          <table:covered-table-cell table:number-columns-repeated="3"/>
          <table:table-cell table:number-columns-repeated="16380"/>
        </table:table-row>
        <table:table-row table:style-name="ro17">
          <table:table-cell office:value-type="string" table:number-columns-spanned="3" table:number-rows-spanned="1" table:style-name="ce54">
            <text:p>Field</text:p>
          </table:table-cell>
          <table:covered-table-cell table:number-columns-repeated="2"/>
          <table:table-cell office:value-type="string" table:style-name="ce55">
            <text:p>Information required</text:p>
          </table:table-cell>
          <table:table-cell table:number-columns-repeated="16380"/>
        </table:table-row>
        <table:table-row table:style-name="ro18">
          <table:table-cell office:value-type="string" table:number-columns-spanned="3" table:number-rows-spanned="1" table:content-validation-name="val3" table:style-name="ce56">
            <text:p>Organisation name</text:p>
          </table:table-cell>
          <table:covered-table-cell table:number-columns-repeated="2"/>
          <table:table-cell office:value-type="string" table:style-name="ce58">
            <text:p>Select from the dropdown list. If your organisation is not shown, please select 'OTHER' and enter full details in the 'NOTES' field. We have recently undertaken an exercise to establish the full list of central government organisations in scope for this exercise. The list provided is up-to-date. However, if there have been machinery of government changes that are not reflected in the list, please provide additional information in the 'NOTES' field as appropriate.</text:p>
            <text:p>NB: Organisations no longer in existence - where this is the case, departments should provide as much information as possible. It is important that departments are able to establish robust baseline figures for this key management information.<text:s/></text:p>
          </table:table-cell>
          <table:table-cell table:number-columns-repeated="16380"/>
        </table:table-row>
        <table:table-row table:style-name="ro19">
          <table:table-cell office:value-type="string" table:number-columns-spanned="3" table:number-rows-spanned="1" table:content-validation-name="val3" table:style-name="ce56">
            <text:p><text:a xlink:href="#'Cover sheet'.A1">Organisation<text:s/><text:line-break/>type</text:a></text:p>
          </table:table-cell>
          <table:covered-table-cell table:number-columns-repeated="2"/>
          <table:table-cell office:value-type="string" table:style-name="ce58">
            <text:p>Select from the dropdown list. If your organisation type is not shown, please select 'OTHER' and enter full details in the 'Notes' field. NB: Where your organisation is known both as an executive agency and say, a trading fund, public corporation, or regulator etc, then please select executive agency and add further details in the 'NOTES' field as appropriate.</text:p>
          </table:table-cell>
          <table:table-cell table:number-columns-repeated="16380"/>
        </table:table-row>
        <table:table-row table:style-name="ro20">
          <table:table-cell office:value-type="string" table:number-columns-spanned="3" table:number-rows-spanned="1" table:content-validation-name="val3" table:style-name="ce56">
            <text:p><text:a xlink:href="#Contents.A1">Main, parent or<text:s/><text:line-break/>sponsoring department:<text:s/></text:a></text:p>
          </table:table-cell>
          <table:covered-table-cell table:number-columns-repeated="2"/>
          <table:table-cell office:value-type="string" table:style-name="ce58">
            <text:p>Please use the drop down list to select the name of your organisation's Main/Parent/Sponsoring department. If your Main/Parent/Sponsoring department is not listed or incorrectly identified, please select 'OTHER' from the drop down list and provide details in the 'NOTES' field.</text:p>
          </table:table-cell>
          <table:table-cell table:number-columns-repeated="16380"/>
        </table:table-row>
        <table:table-row table:style-name="ro21">
          <table:table-cell office:value-type="string" table:number-columns-spanned="1" table:number-rows-spanned="14" table:style-name="ce163">
            <text:p>Payroll staff</text:p>
          </table:table-cell>
          <table:table-cell office:value-type="string" table:number-columns-spanned="1" table:number-rows-spanned="2" table:style-name="ce60">
            <text:p>AA/AO</text:p>
          </table:table-cell>
          <table:table-cell office:value-type="string" table:style-name="ce61">
            <text:p>Headcount</text:p>
          </table:table-cell>
          <table:table-cell office:value-type="string" table:style-name="ce62">
            <text:p>Please enter the number of payroll AO/AA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AO/AA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60">
            <text:p>EO</text:p>
          </table:table-cell>
          <table:table-cell office:value-type="string" table:style-name="ce61">
            <text:p>Headcount</text:p>
          </table:table-cell>
          <table:table-cell office:value-type="string" table:style-name="ce62">
            <text:p>Please enter the number of payroll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2">
          <table:covered-table-cell/>
          <table:table-cell office:value-type="string" table:number-columns-spanned="1" table:number-rows-spanned="2" table:style-name="ce60">
            <text:p>SEO/HEO</text:p>
          </table:table-cell>
          <table:table-cell office:value-type="string" table:style-name="ce61">
            <text:p>Headcount</text:p>
          </table:table-cell>
          <table:table-cell office:value-type="string" table:style-name="ce62">
            <text:p>Please enter the number of payroll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SEO/HEO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3">
          <table:covered-table-cell/>
          <table:table-cell office:value-type="string" table:number-columns-spanned="1" table:number-rows-spanned="2" table:style-name="ce60">
            <text:p>Grade 6/7</text:p>
          </table:table-cell>
          <table:table-cell office:value-type="string" table:style-name="ce61">
            <text:p>Headcount</text:p>
          </table:table-cell>
          <table:table-cell office:value-type="string" table:style-name="ce62">
            <text:p>Please enter the number of payroll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Grade 6/7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60">
            <text:p>SCS level</text:p>
          </table:table-cell>
          <table:table-cell office:value-type="string" table:style-name="ce61">
            <text:p>Headcount</text:p>
          </table:table-cell>
          <table:table-cell office:value-type="string" table:style-name="ce62">
            <text:p>Please enter the number of payroll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Senior Civil Servants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table-cell office:value-type="string" table:number-columns-spanned="1" table:number-rows-spanned="2" table:style-name="ce60">
            <text:p>Other, unknown, or unspecified</text:p>
          </table:table-cell>
          <table:table-cell office:value-type="string" table:style-name="ce61">
            <text:p>Headcount</text:p>
          </table:table-cell>
          <table:table-cell office:value-type="string" table:style-name="ce62">
            <text:p>Please enter the number of payroll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1">
          <table:covered-table-cell/>
          <table:covered-table-cell/>
          <table:table-cell office:value-type="string" table:style-name="ce61">
            <text:p>Full-time<text:s/></text:p>
            <text:p>equivalent</text:p>
          </table:table-cell>
          <table:table-cell office:value-type="string" table:style-name="ce62">
            <text:p>Please enter the number of payroll full-time equivalent (FTE) unspecified grade staff (or equivalents) working in your organisation as at the reference date. You should follow the 'ONS headcount methodology' provided separately as appropriate. NB: Cells have in-built validations to ensure consistent data is entered.</text:p>
          </table:table-cell>
          <table:table-cell table:number-columns-repeated="16380"/>
        </table:table-row>
        <table:table-row table:style-name="ro24">
          <table:covered-table-cell/>
          <table:table-cell office:value-type="string" table:number-columns-spanned="1" table:number-rows-spanned="2" table:content-validation-name="val3" table:style-name="ce60">
            <text:p>Total</text:p>
            <text:p>Employees</text:p>
          </table:table-cell>
          <table:table-cell office:value-type="string" table:style-name="ce61">
            <text:p>Headcount</text:p>
          </table:table-cell>
          <table:table-cell office:value-type="string" table:style-name="ce64">
            <text:p>These cells have formula - please do not enter data</text:p>
          </table:table-cell>
          <table:table-cell table:number-columns-repeated="16380"/>
        </table:table-row>
        <table:table-row table:style-name="ro25">
          <table:covered-table-cell/>
          <table:covered-table-cell/>
          <table:table-cell office:value-type="string" table:style-name="ce61">
            <text:p>Full-time<text:s/></text:p>
            <text:p>equivalent</text:p>
          </table:table-cell>
          <table:table-cell office:value-type="string" table:style-name="ce64">
            <text:p>These cells have formula - please do not enter data</text:p>
          </table:table-cell>
          <table:table-cell table:number-columns-repeated="16380"/>
        </table:table-row>
        <table:table-row table:style-name="ro26">
          <table:table-cell office:value-type="string" table:number-columns-spanned="1" table:number-rows-spanned="10" table:content-validation-name="val3" table:style-name="ce162">
            <text:p>Number of non-payroll staff<text:s/></text:p>
            <text:p>(contingent labour and consultants/consultancy)</text:p>
          </table:table-cell>
          <table:table-cell office:value-type="string" table:number-columns-spanned="1" table:number-rows-spanned="2" table:style-name="ce60">
            <text:p>Agency staff<text:s/></text:p>
            <text:p>(clerical/admin)</text:p>
          </table:table-cell>
          <table:table-cell office:value-type="string" table:style-name="ce61">
            <text:p>Headcount</text:p>
          </table:table-cell>
          <table:table-cell office:value-type="string" table:style-name="ce67">
            <text:p>Please enter the number of non-payroll agency (clerical/admin) staff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7">
          <table:covered-table-cell/>
          <table:covered-table-cell/>
          <table:table-cell office:value-type="string" table:style-name="ce61">
            <text:p>Full-time<text:s/></text:p>
            <text:p>equivalent</text:p>
          </table:table-cell>
          <table:table-cell office:value-type="string" table:style-name="ce67">
            <text:p>Please enter the FTE number of non-payroll agency (clerical/admin) staff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60">
            <text:p>Interim managers</text:p>
          </table:table-cell>
          <table:table-cell office:value-type="string" table:style-name="ce61">
            <text:p>Headcount</text:p>
          </table:table-cell>
          <table:table-cell office:value-type="string" table:style-name="ce67">
            <text:p>Please enter the number of interim manage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61">
            <text:p>Full-time<text:s/></text:p>
            <text:p>equivalent</text:p>
          </table:table-cell>
          <table:table-cell office:value-type="string" table:style-name="ce67">
            <text:p>Please enter the FTE number of interim manage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60">
            <text:p>Specialist Contractors</text:p>
          </table:table-cell>
          <table:table-cell office:value-type="string" table:style-name="ce61">
            <text:p>Headcount</text:p>
          </table:table-cell>
          <table:table-cell office:value-type="string" table:style-name="ce67">
            <text:p>Please enter the number of specialist contractor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8">
          <table:covered-table-cell/>
          <table:covered-table-cell/>
          <table:table-cell office:value-type="string" table:style-name="ce61">
            <text:p>Full-time<text:s/></text:p>
            <text:p>equivalent</text:p>
          </table:table-cell>
          <table:table-cell office:value-type="string" table:style-name="ce67">
            <text:p>Please enter the FTE number of specialist contractor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6">
          <table:covered-table-cell/>
          <table:table-cell office:value-type="string" table:number-columns-spanned="1" table:number-rows-spanned="2" table:style-name="ce60">
            <text:p>Consultants/</text:p>
            <text:p>consultancy</text:p>
          </table:table-cell>
          <table:table-cell office:value-type="string" table:style-name="ce61">
            <text:p>Headcount</text:p>
          </table:table-cell>
          <table:table-cell office:value-type="string" table:style-name="ce67">
            <text:p>Please enter the number of consultants working in your organisation as at the reference date.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29">
          <table:covered-table-cell/>
          <table:covered-table-cell/>
          <table:table-cell office:value-type="string" table:style-name="ce61">
            <text:p>Full-time<text:s/></text:p>
            <text:p>equivalent</text:p>
          </table:table-cell>
          <table:table-cell office:value-type="string" table:style-name="ce67">
            <text:p>Please enter the FTE number of consultants working in your organisation as at the reference date. For FTE definition please refer to the 'ONS headcount methodology' sheet. NB: Where you are unable to disaggregate staff between headcount and FTE, then the same figure should be entered in both fields. Cells have in-built validations to ensure consistent data is entered.</text:p>
          </table:table-cell>
          <table:table-cell table:number-columns-repeated="16380"/>
        </table:table-row>
        <table:table-row table:style-name="ro30">
          <table:covered-table-cell/>
          <table:table-cell office:value-type="string" table:number-columns-spanned="1" table:number-rows-spanned="2" table:style-name="ce60">
            <text:p>Total</text:p>
          </table:table-cell>
          <table:table-cell office:value-type="string" table:style-name="ce61">
            <text:p>Headcount</text:p>
          </table:table-cell>
          <table:table-cell office:value-type="string" table:style-name="ce64">
            <text:p>These cells have formulae - please do not enter data</text:p>
          </table:table-cell>
          <table:table-cell table:number-columns-repeated="16380"/>
        </table:table-row>
        <table:table-row table:style-name="ro25">
          <table:covered-table-cell/>
          <table:covered-table-cell/>
          <table:table-cell office:value-type="string" table:style-name="ce61">
            <text:p>Full-time<text:s/></text:p>
            <text:p>equivalent</text:p>
          </table:table-cell>
          <table:table-cell office:value-type="string" table:style-name="ce64">
            <text:p>These cells have formulae - please do not enter data</text:p>
          </table:table-cell>
          <table:table-cell table:number-columns-repeated="16380"/>
        </table:table-row>
        <table:table-row table:style-name="ro31">
          <table:table-cell office:value-type="string" table:number-columns-spanned="2" table:number-rows-spanned="2" table:content-validation-name="val3" table:style-name="ce60">
            <text:p>Grand Total<text:s/></text:p>
            <text:p>(workforce numbers)</text:p>
          </table:table-cell>
          <table:covered-table-cell/>
          <table:table-cell office:value-type="string" table:content-validation-name="val3" table:style-name="ce61">
            <text:p>Headcount</text:p>
          </table:table-cell>
          <table:table-cell office:value-type="string" table:style-name="ce64">
            <text:p>These cells have formulae - please do not enter data</text:p>
          </table:table-cell>
          <table:table-cell table:number-columns-repeated="16380"/>
        </table:table-row>
        <table:table-row table:style-name="ro31">
          <table:covered-table-cell/>
          <table:covered-table-cell/>
          <table:table-cell office:value-type="string" table:content-validation-name="val3" table:style-name="ce61">
            <text:p>Full-time<text:s/></text:p>
            <text:p>equivalent</text:p>
          </table:table-cell>
          <table:table-cell office:value-type="string" table:style-name="ce64">
            <text:p>These cells have formulae - please do not enter data</text:p>
          </table:table-cell>
          <table:table-cell table:number-columns-repeated="16380"/>
        </table:table-row>
        <table:table-row table:style-name="ro32">
          <table:table-cell office:value-type="string" table:number-columns-spanned="1" table:number-rows-spanned="7" table:style-name="ce82">
            <text:p>Payroll staff costs</text:p>
          </table:table-cell>
          <table:table-cell office:value-type="string" table:number-columns-spanned="2" table:number-rows-spanned="1" table:style-name="ce82">
            <text:p>Salary</text:p>
          </table:table-cell>
          <table:covered-table-cell/>
          <table:table-cell office:value-type="string" table:number-columns-spanned="1" table:number-rows-spanned="6" table:style-name="ce161">
            <text:p>Please refer to the HMT Guidance provided separately. NB: Whilst the basic methodology is the same as that used for the HMT remit process - we are asking for paybill information broken down by the same elements - there are some differences:</text:p>
            <text:p>• Frequency – we are asking for monthly information</text:p>
            <text:p>• Detail – we require organisational level detail (not just an aggregate picture)</text:p>
            <text:p>• Scope – we include the Senior Civil Service</text:p>
            <text:p>Organisations should of course ensure that information supplied for both collections aligns as appropriate bearing in mind the differences noted above.</text:p>
            <text:p/>
          </table:table-cell>
          <table:table-cell table:number-columns-repeated="16380"/>
        </table:table-row>
        <table:table-row table:style-name="ro32">
          <table:covered-table-cell/>
          <table:table-cell office:value-type="string" table:number-columns-spanned="2" table:number-rows-spanned="1" table:style-name="ce82">
            <text:p>Allowance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82">
            <text:p>Non-consolidated performance payments</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82">
            <text:p>Overtime</text:p>
          </table:table-cell>
          <table:covered-table-cell/>
          <table:covered-table-cell/>
          <table:table-cell table:number-columns-repeated="16380"/>
        </table:table-row>
        <table:table-row table:style-name="ro32">
          <table:covered-table-cell/>
          <table:table-cell office:value-type="string" table:number-columns-spanned="2" table:number-rows-spanned="1" table:style-name="ce82">
            <text:p>Employer pension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82">
            <text:p>Employer national insurance contributions</text:p>
          </table:table-cell>
          <table:covered-table-cell/>
          <table:covered-table-cell/>
          <table:table-cell table:number-columns-repeated="16380"/>
        </table:table-row>
        <table:table-row table:style-name="ro31">
          <table:covered-table-cell/>
          <table:table-cell office:value-type="string" table:number-columns-spanned="2" table:number-rows-spanned="1" table:style-name="ce82">
            <text:p>Total Pay Bill of Payroll Staff</text:p>
          </table:table-cell>
          <table:covered-table-cell/>
          <table:table-cell office:value-type="string" table:style-name="ce64">
            <text:p>These cells have formulae - please do not enter data</text:p>
          </table:table-cell>
          <table:table-cell table:number-columns-repeated="16380"/>
        </table:table-row>
        <table:table-row table:style-name="ro33">
          <table:table-cell office:value-type="string" table:number-columns-spanned="1" table:number-rows-spanned="3" table:style-name="ce82">
            <text:p>Non-Payroll staff (contingent labour/consultancy) costs</text:p>
          </table:table-cell>
          <table:table-cell office:value-type="string" table:number-columns-spanned="2" table:number-rows-spanned="1" table:style-name="ce83">
            <text:p>Total monthly cost of contingent labour: agency (clerical and admin) staff, interim managers and specialist contractors</text:p>
          </table:table-cell>
          <table:covered-table-cell/>
          <table:table-cell office:value-type="string" table:style-name="ce84">
            <text:p>Please provide the monthly spend for your agency staff, interim managers and specialist contractors.</text:p>
          </table:table-cell>
          <table:table-cell table:number-columns-repeated="16380"/>
        </table:table-row>
        <table:table-row table:style-name="ro34">
          <table:covered-table-cell/>
          <table:table-cell office:value-type="string" table:number-columns-spanned="2" table:number-rows-spanned="1" table:style-name="ce83">
            <text:p>Total monthly cost of consultants/</text:p>
            <text:p>consultancy</text:p>
          </table:table-cell>
          <table:covered-table-cell/>
          <table:table-cell office:value-type="string" table:style-name="ce84">
            <text:p>Please provide the monthly spend for your consultants/consultancy services. This figure should align with the information provided to Cabinet Office colleagues who are collecting disaggregated consultancy (by category) spend each month.</text:p>
          </table:table-cell>
          <table:table-cell table:number-columns-repeated="16380"/>
        </table:table-row>
        <table:table-row table:style-name="ro34">
          <table:covered-table-cell/>
          <table:table-cell office:value-type="string" table:number-columns-spanned="2" table:number-rows-spanned="1" table:style-name="ce83">
            <text:p>Total non-payroll (CCL) staff costs</text:p>
          </table:table-cell>
          <table:covered-table-cell/>
          <table:table-cell office:value-type="string" table:style-name="ce64">
            <text:p>These cells have formulae - please do not enter data</text:p>
          </table:table-cell>
          <table:table-cell table:number-columns-repeated="16380"/>
        </table:table-row>
        <table:table-row table:style-name="ro35">
          <table:table-cell office:value-type="string" table:number-columns-spanned="3" table:number-rows-spanned="1" table:style-name="ce56">
            <text:p>Grand Total paybill/staffing (payroll and non-payroll) costs</text:p>
          </table:table-cell>
          <table:covered-table-cell table:number-columns-repeated="2"/>
          <table:table-cell office:value-type="string" table:style-name="ce64">
            <text:p>These cells have formulae - please do not enter data</text:p>
          </table:table-cell>
          <table:table-cell table:number-columns-repeated="16380"/>
        </table:table-row>
        <table:table-row table:style-name="ro34">
          <table:table-cell office:value-type="string" table:number-columns-spanned="3" table:number-rows-spanned="1" table:content-validation-name="val3" table:style-name="ce83">
            <text:p>Comments</text:p>
            <text:p>(NB: These will be published alongside your row of data)</text:p>
          </table:table-cell>
          <table:covered-table-cell table:number-columns-repeated="2"/>
          <table:table-cell office:value-type="string" table:style-name="ce84">
            <text:p>Please enter any clarifying notes that you<text:s/><text:span text:style-name="T3">wish to include alongside your published data</text:span></text:p>
          </table:table-cell>
          <table:table-cell table:number-columns-repeated="16380"/>
        </table:table-row>
        <table:table-row table:style-name="ro9">
          <table:table-cell office:value-type="string" table:number-columns-spanned="3" table:number-rows-spanned="1" table:content-validation-name="val3" table:style-name="ce83">
            <text:p>Notes for Cabinet Office</text:p>
            <text:p>(Not for publication)</text:p>
          </table:table-cell>
          <table:covered-table-cell table:number-columns-repeated="2"/>
          <table:table-cell office:value-type="string" table:style-name="ce84">
            <text:p>Please enter notes for Cabinet Office in respect of the data supplied (will not be published).</text:p>
          </table:table-cell>
          <table:table-cell table:number-columns-repeated="16380"/>
        </table:table-row>
        <table:table-row table:number-rows-repeated="1048532" table:style-name="ro30">
          <table:table-cell table:number-columns-repeated="16384"/>
        </table:table-row>
      </table:table>
      <table:table table:name="Data_sheet" table:style-name="ta4">
        <table:table-column table:style-name="co16" table:default-cell-style-name="ce143"/>
        <table:table-column table:style-name="co17" table:default-cell-style-name="ce143"/>
        <table:table-column table:style-name="co18" table:default-cell-style-name="ce143"/>
        <table:table-column table:style-name="co19" table:number-columns-repeated="12" table:default-cell-style-name="ce143"/>
        <table:table-column table:style-name="co20" table:number-columns-repeated="2" table:default-cell-style-name="ce91"/>
        <table:table-column table:style-name="co19" table:number-columns-repeated="6" table:default-cell-style-name="ce91"/>
        <table:table-column table:style-name="co21" table:number-columns-repeated="2" table:default-cell-style-name="ce91"/>
        <table:table-column table:style-name="co19" table:number-columns-repeated="2" table:default-cell-style-name="ce91"/>
        <table:table-column table:style-name="co22" table:number-columns-repeated="2" table:default-cell-style-name="ce91"/>
        <table:table-column table:style-name="co23" table:number-columns-repeated="7" table:default-cell-style-name="ce91"/>
        <table:table-column table:style-name="co24" table:number-columns-repeated="3" table:default-cell-style-name="ce91"/>
        <table:table-column table:style-name="co25" table:default-cell-style-name="ce91"/>
        <table:table-column table:style-name="co26" table:default-cell-style-name="ce91"/>
        <table:table-column table:style-name="co27" table:default-cell-style-name="ce91"/>
        <table:table-column table:style-name="co5" table:number-columns-repeated="16342" table:default-cell-style-name="ce91"/>
        <table:table-row table:style-name="ro36">
          <table:table-cell table:number-columns-repeated="42" table:style-name="ce90"/>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37">
          <table:table-cell office:value-type="string" table:number-columns-spanned="8" table:number-rows-spanned="1" table:style-name="ce165">
            <text:p>Please read the additional data fields descriptions<text:s/><text:span text:style-name="T4">before</text:span><text:span text:style-name="T5"><text:s/>entering information into this template. Completed templates must be returned to your organisation's main, parent or sponsoring department. They will provide one return to Cabinet Office capturing information for all their relevant organisations.</text:span></text:p>
            <text:p><text:span text:style-name="T5">(NB: This data sheet is password protected. Contact Cabinet Office if you require the password.</text:span></text:p>
          </table:table-cell>
          <table:covered-table-cell table:number-columns-repeated="7"/>
          <table:table-cell table:style-name="ce90">
            <draw:custom-shape svg:x="0.41667in" svg:y="0.24306in" svg:width="2.28826in" svg:height="1.16898in" draw:z-index="1" draw:id="id0" draw:style-name="a11" draw:name="Right Arrow 1">
              <svg:title/>
              <svg:desc/>
              <text:p text:style-name="a10" text:class-names="" text:cond-style-name=""><text:span text:style-name="a9" text:class-names="">Please scroll along for additional fields</text:span></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083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33" table:style-name="ce90"/>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36">
          <table:table-cell table:number-columns-repeated="42" table:style-name="ce90"/>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15">
          <table:table-cell office:value-type="string" table:number-columns-spanned="1" table:number-rows-spanned="3" table:content-validation-name="val9" table:style-name="ce117">
            <office:annotation draw:style-name="a12" svg:x="1.3in" svg:y="1.40833333333333in" svg:width="1.80833333333333in" svg:height="1.34166666666667in">
              <dc:creator>ccabmstopher</dc:creator>
              <text:p><text:span text:style-name="T7">Included in this template is an up-to-date list (as of 31 October 2016) of all organisations that are in scope for this exercise.</text:span></text:p>
              <text:p><text:span text:style-name="T7"/></text:p>
              <text:p><text:span text:style-name="T7">Use the drop down list to select your organisation.</text:span></text:p>
            </office:annotation>
            <text:p>Organisation name</text:p>
          </table:table-cell>
          <table:table-cell office:value-type="string" table:number-columns-spanned="1" table:number-rows-spanned="3" table:content-validation-name="val9" table:style-name="ce166">
            <office:annotation draw:style-name="a13" svg:x="2.25in" svg:y="1.40833333333333in" svg:width="1.76666666666667in" svg:height="1.56666666666667in">
              <dc:creator>ccabmstopher</dc:creator>
              <text:p><text:span text:style-name="T7">Included in this template is an up-to-date list (as of 31 October 2016) of all organisations together with their appropriate organisation type.</text:span></text:p>
              <text:p><text:span text:style-name="T7"/></text:p>
              <text:p><text:span text:style-name="T7">Use the drop down list to select your organisation type.</text:span></text:p>
            </office:annotation>
            <text:p>Organisation<text:s/></text:p>
            <text:p>type</text:p>
          </table:table-cell>
          <table:table-cell office:value-type="string" table:number-columns-spanned="1" table:number-rows-spanned="3" table:content-validation-name="val9" table:style-name="ce166">
            <office:annotation draw:style-name="a14" svg:x="3.35833333333333in" svg:y="1.40833333333333in" svg:width="2.90833333333333in" svg:height="1.56666666666667in">
              <dc:creator>ccabmstopher</dc:creator>
              <text:p><text:span text:style-name="T7">Included in this template is an up-to-date list (as of 31 October 2016) of all organisations together with their appropriate main/parent/sponsoring department.</text:span></text:p>
              <text:p><text:span text:style-name="T7"/></text:p>
              <text:p><text:span text:style-name="T7">Use the drop down list to select your main/parent/sponsoring department.</text:span></text:p>
            </office:annotation>
            <text:p>Main, parent or<text:s/></text:p>
            <text:p>sponsoring department:<text:s/></text:p>
          </table:table-cell>
          <table:table-cell office:value-type="string" table:number-columns-spanned="14" table:number-rows-spanned="1" table:style-name="ce117">
            <office:annotation draw:style-name="a15" svg:x="13.8083333333333in" svg:y="1.40833333333333in" svg:width="2.03333333333333in" svg:height="3.175in">
              <dc:creator>ccabmstopher</dc:creator>
              <text:p><text:span text:style-name="T8">Payroll staff</text:span><text:span text:style-name="T7"><text:s/>– the number of headcount and full-time equivalent payroll staff is required, disaggregated by standard Civil Service grades/responsibility levels.<text:s text:c="2"/></text:span></text:p>
              <text:p><text:span text:style-name="T7"/></text:p>
              <text:p><text:span text:style-name="T7">Where organisations are unable to map to the standard grades, then the 'Other/unknown/unspecified' field may be used as appropriate. However, the expectation is that Civil Service organisations should map to the standard grades and that non-Civil Service organisations should do so over time.</text:span></text:p>
              <text:p><text:span text:style-name="T7"/></text:p>
              <text:p><text:span text:style-name="T7">Payroll staff in post numbers should be reported in line with the ONS standard headcount methodology <text:s/>(supplied separately).</text:span><text:span text:style-name="T9"/></text:p>
              <text:p/>
            </office:annotation>
            <text:p>Payroll staff</text:p>
          </table:table-cell>
          <table:covered-table-cell table:number-columns-repeated="13"/>
          <table:table-cell office:value-type="string" table:number-columns-spanned="10" table:number-rows-spanned="1" table:content-validation-name="val9" table:style-name="ce108">
            <office:annotation draw:style-name="a16" svg:x="21.375in" svg:y="1.40833333333333in" svg:width="3.225in" svg:height="3.25in">
              <dc:creator>ccabmstopher</dc:creator>
              <text:p><text:span text:style-name="T10">Non-payroll staff – the number of headcount and full-time equivalent non-payroll staff (contingent labour) is required, disaggregated by: Agency Staff (Clerical and Admin), Interim Managers, Specialist Contractors, and Consultants/Consultancy. If you are unable to provide both headcount and FTE figures, then you must enter the same figure into both fields. No fields should be left blank unless you have no staff to record under that particular category.<text:s/></text:span></text:p>
              <text:p><text:span text:style-name="T10"/></text:p>
              <text:p><text:span text:style-name="T10">NB: We appreciate that for consultants/consultancy services it is not always possible to provide a precise figure of the number of consultants working on a particular programme or project. However, all organisations should still look to provide an estimate of the headcount/FTE for each end of month snapshot reference date. Detailed definitions of the four different categories of contingent labour are provided separately.</text:span><text:span text:style-name="T9"/></text:p>
              <text:p><text:span text:style-name="T9"/></text:p>
              <text:p/>
            </office:annotation>
            <text:p>Number of non-payroll staff (contingent labour and consultants/consultancy)</text:p>
          </table:table-cell>
          <table:covered-table-cell table:number-columns-repeated="9"/>
          <table:table-cell office:value-type="string" table:number-columns-spanned="2" table:number-rows-spanned="2" table:content-validation-name="val9" table:style-name="ce164">
            <text:p>Grand Total<text:s/></text:p>
            <text:p>(workforce numbers)</text:p>
          </table:table-cell>
          <table:covered-table-cell/>
          <table:table-cell office:value-type="string" table:number-columns-spanned="7" table:number-rows-spanned="1" table:style-name="ce108">
            <office:annotation draw:style-name="a17" svg:x="31.5666666666667in" svg:y="1.40833333333333in" svg:width="1.91666666666667in" svg:height="1.70833333333333in">
              <dc:creator>ccabmstopher</dc:creator>
              <text:p><text:span text:style-name="T10">Please refer to the HMT pay remit guidance provided separately. However, you should also refer to the FAQs and the 'Data fields' <text:s/>sheet as there are some differences between the information supplied for HMTand that required for this exercise.</text:span></text:p>
            </office:annotation>
            <text:p>Payroll staff costs</text:p>
          </table:table-cell>
          <table:covered-table-cell table:number-columns-repeated="6"/>
          <table:table-cell office:value-type="string" table:number-columns-spanned="3" table:number-rows-spanned="1" table:style-name="ce108">
            <text:p>Non-Payroll staff (contingent labour/consultancy) costs</text:p>
          </table:table-cell>
          <table:covered-table-cell table:number-columns-repeated="2"/>
          <table:table-cell office:value-type="string" table:number-columns-spanned="1" table:number-rows-spanned="3" table:style-name="ce164">
            <text:p>Grand Total paybill/staffing (payroll and non-payroll) costs</text:p>
          </table:table-cell>
          <table:table-cell office:value-type="string" table:number-columns-spanned="1" table:number-rows-spanned="3" table:content-validation-name="val9" table:style-name="ce117">
            <text:p>Comments</text:p>
            <text:p><text:span text:style-name="T6">(NB: These will be published alongside your row of information)</text:span></text:p>
          </table:table-cell>
          <table:table-cell office:value-type="string" table:number-columns-spanned="1" table:number-rows-spanned="3" table:content-validation-name="val9" table:style-name="ce117">
            <text:p>Notes for Cabinet Office</text:p>
            <text:p><text:span text:style-name="T6">(Not for publication)</text:span></text:p>
          </table:table-cell>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number-columns-repeated="16128" table:style-name="ce111"/>
        </table:table-row>
        <table:table-row table:style-name="ro38">
          <table:covered-table-cell/>
          <table:covered-table-cell/>
          <table:covered-table-cell/>
          <table:table-cell office:value-type="string" table:number-columns-spanned="2" table:number-rows-spanned="1" table:style-name="ce117">
            <office:annotation draw:style-name="a18" svg:x="4.875in" svg:y="1.56666666666667in" svg:width="1.85in" svg:height="0.8in">
              <dc:creator>ccabmstopher</dc:creator>
              <text:p><text:span text:style-name="T10">Please enter the number of administrative officers/assistants (or equivalents) on your payroll</text:span><text:span text:style-name="T9"/></text:p>
              <text:p/>
            </office:annotation>
            <text:p>AO/AA</text:p>
          </table:table-cell>
          <table:covered-table-cell/>
          <table:table-cell office:value-type="string" table:number-columns-spanned="2" table:number-rows-spanned="1" table:style-name="ce117">
            <office:annotation draw:style-name="a19" svg:x="6.375in" svg:y="1.56666666666667in" svg:width="1.85in" svg:height="0.8in">
              <dc:creator>ccabmstopher</dc:creator>
              <text:p><text:span text:style-name="T10">Please enter the number of executive officers (or equivalents) on your payroll</text:span><text:span text:style-name="T9"/></text:p>
              <text:p/>
            </office:annotation>
            <text:p>EO</text:p>
          </table:table-cell>
          <table:covered-table-cell/>
          <table:table-cell office:value-type="string" table:number-columns-spanned="2" table:number-rows-spanned="1" table:style-name="ce117">
            <office:annotation draw:style-name="a20" svg:x="7.90833333333333in" svg:y="1.775in" svg:width="1.89166666666667in" svg:height="0.766666666666667in">
              <dc:creator>ccabmstopher</dc:creator>
              <text:p><text:span text:style-name="T10">Please enter the number of senior/higher executive officers (or equivalents) on your payroll</text:span><text:span text:style-name="T9"/></text:p>
              <text:p/>
            </office:annotation>
            <text:p>SEO/HEO</text:p>
          </table:table-cell>
          <table:covered-table-cell/>
          <table:table-cell office:value-type="string" table:number-columns-spanned="2" table:number-rows-spanned="1" table:style-name="ce117">
            <office:annotation draw:style-name="a21" svg:x="9.375in" svg:y="1.56666666666667in" svg:width="1.85in" svg:height="0.8in">
              <dc:creator>ccabmstopher</dc:creator>
              <text:p><text:span text:style-name="T10">Please enter the number of grade 6/7 staff (or equivalents) on your payroll</text:span><text:span text:style-name="T9"/></text:p>
              <text:p/>
            </office:annotation>
            <text:p>Grade 6/7</text:p>
          </table:table-cell>
          <table:covered-table-cell/>
          <table:table-cell office:value-type="string" table:number-columns-spanned="2" table:number-rows-spanned="1" table:style-name="ce117">
            <office:annotation draw:style-name="a22" svg:x="10.875in" svg:y="1.56666666666667in" svg:width="1.85in" svg:height="0.8in">
              <dc:creator>ccabmstopher</dc:creator>
              <text:p><text:span text:style-name="T10">Please enter the number of Senior Civil Servants (or equivalents) on your payroll</text:span><text:span text:style-name="T9"/></text:p>
              <text:p/>
            </office:annotation>
            <text:p>SCS</text:p>
          </table:table-cell>
          <table:covered-table-cell/>
          <table:table-cell office:value-type="string" table:number-columns-spanned="2" table:number-rows-spanned="1" table:style-name="ce117">
            <office:annotation draw:style-name="a23" svg:x="12.375in" svg:y="1.56666666666667in" svg:width="1.675in" svg:height="0.491666666666667in">
              <dc:creator>ccabmstopher</dc:creator>
              <text:p><text:span text:style-name="T10">See comment on Payroll staff cell above</text:span><text:span text:style-name="T9"/></text:p>
              <text:p/>
            </office:annotation>
            <text:p>Other, unknown, or unspecified</text:p>
          </table:table-cell>
          <table:covered-table-cell/>
          <table:table-cell office:value-type="string" table:number-columns-spanned="2" table:number-rows-spanned="1" table:content-validation-name="val9" table:style-name="ce117">
            <text:p>Total</text:p>
            <text:p>Employees</text:p>
          </table:table-cell>
          <table:covered-table-cell/>
          <table:table-cell office:value-type="string" table:number-columns-spanned="2" table:number-rows-spanned="1" table:style-name="ce117">
            <office:annotation draw:style-name="a24" svg:x="15.3083333333333in" svg:y="1.56666666666667in" svg:width="3.675in" svg:height="2.26666666666667in">
              <dc:creator>ccabmstopher</dc:creator>
              <text:p><text:span text:style-name="T11">Agency staff (clearical and admin)</text:span><text:span text:style-name="T10"/></text:p>
              <text:p><text:span text:style-name="T10">Admin &amp; Clerical agency staff are normally lower grade individuals who are actually filling in for a role within the organisational structure and are ideally used on a short term basis.<text:s text:c="6"/></text:span></text:p>
              <text:p><text:span text:style-name="T10"> normally engaged on an ad hoc or temporary basis to fulfil requirements within established posts.</text:span></text:p>
              <text:p><text:span text:style-name="T10"> involves providing cover (e.g. for a vacancy, holiday or sickness) or additional resource (e.g. for a seasonal peak in workload).<text:s text:c="7"/></text:span></text:p>
              <text:p><text:span text:style-name="T10"> may be undertaking operational or professional roles.</text:span></text:p>
              <text:p/>
            </office:annotation>
            <text:p>Agency staff<text:s/></text:p>
            <text:p>(clerical/admin)</text:p>
          </table:table-cell>
          <table:covered-table-cell/>
          <table:table-cell office:value-type="string" table:number-columns-spanned="2" table:number-rows-spanned="1" table:style-name="ce108">
            <office:annotation draw:style-name="a25" svg:x="16.8083333333333in" svg:y="1.56666666666667in" svg:width="3.06666666666667in" svg:height="3.66666666666667in">
              <dc:creator>ccabmstopher</dc:creator>
              <text:p><text:span text:style-name="T11">Interim managers</text:span><text:span text:style-name="T9"/></text:p>
              <text:p><text:span text:style-name="T10">Interims are normally middle- to senior-grade staff working in an organisation, concerned with the fulfilment of particular professional functional or senior management positions within the organisational structure (usually covering Business-as-Usual activities or providing cover for a role) and ideally engaged on a short term basis.</text:span></text:p>
              <text:p><text:span text:style-name="T10"> may involve providing cover (e.g. for a vacancy, holiday or sickness) or additional resource (e.g. for a new team until someone is recruited, or a seasonal peak in workload).<text:s/></text:span></text:p>
              <text:p><text:span text:style-name="T10"> may include Professional Interim Staff (e.g. senior qualified professionals in areas such as legal, finance, audit) and Interim Managers (including up to the most senior levels of the organisation).</text:span></text:p>
              <text:p><text:span text:style-name="T10"> likely to include a degree of organisational involvement (e.g. managing staff, representation at meetings)</text:span></text:p>
              <text:p><text:span text:style-name="T10"> typically engaged through an agency although in some cases may be engaged directly<text:s text:c="2"/></text:span><text:span text:style-name="T9"><text:s text:c="3"/></text:span></text:p>
            </office:annotation>
            <text:p>Interim managers</text:p>
          </table:table-cell>
          <table:covered-table-cell/>
          <table:table-cell office:value-type="string" table:number-columns-spanned="2" table:number-rows-spanned="1" table:style-name="ce108">
            <office:annotation draw:style-name="a26" svg:x="18.3083333333333in" svg:y="1.56666666666667in" svg:width="2.80833333333333in" svg:height="4.375in">
              <dc:creator>ccabmstopher</dc:creator>
              <text:p><text:span text:style-name="T11">Specialist Contractors</text:span></text:p>
              <text:p><text:span text:style-name="T10">Specialists are normally middle to senior grades, used to provide expertise that is not available in-house, fulfilling functional or senior positions within the organisational structure and ideally engaged on a short term basis.</text:span></text:p>
              <text:p><text:span text:style-name="T10"> may include sub-categories of Finance, HR, IT, Legal, Logistics, Marketing, Medical, Procurement, Estates, Technical and Other.</text:span></text:p>
              <text:p><text:span text:style-name="T10"> not staff substitution; specialists are used to provide additional resource, skills and expertise, not to cover vacancies etc.</text:span></text:p>
              <text:p><text:span text:style-name="T10"> should not include management functions or similar organisational involvement.</text:span></text:p>
              <text:p><text:span text:style-name="T10"> usually involved in a defined package of work or project rather than covering a day-to-day workload or defined job/ role.<text:s text:c="11"/></text:span></text:p>
              <text:p><text:span text:style-name="T10"> in some instances, may include a degree of organisational involvement (e.g. managing staff, representation at meetings)</text:span></text:p>
              <text:p><text:span text:style-name="T10"> not always provided through an agency.</text:span><text:span text:style-name="T11"/></text:p>
              <text:p><text:span text:style-name="T9"/></text:p>
              <text:p/>
            </office:annotation>
            <text:p>Specialist Contractors</text:p>
          </table:table-cell>
          <table:covered-table-cell/>
          <table:table-cell office:value-type="string" table:number-columns-spanned="2" table:number-rows-spanned="1" table:style-name="ce108">
            <office:annotation draw:style-name="a27" svg:x="19.875in" svg:y="1.56666666666667in" svg:width="2.85in" svg:height="2.84166666666667in">
              <dc:creator>ccabmstopher</dc:creator>
              <text:p><text:span text:style-name="T11">Consultants/consultancy</text:span></text:p>
              <text:p><text:span text:style-name="T10">The provision to management of objective advice relating to strategy, structure, management or operations of an organisation, in pursuit of its purposes and objectives. Such advice will be provided outside the ‘business-as-usual’ environment when in-house skills are not available and will be time-limited. Consultancy may include the identification of options with recommendations, or assistance with (but not the delivery of) the implementation of solutions.</text:span></text:p>
              <text:p><text:span text:style-name="T10"/></text:p>
              <text:p><text:span text:style-name="T10">(see separate guidance for the various categories of consultancy)</text:span></text:p>
              <text:p><text:span text:style-name="T9"/></text:p>
              <text:p/>
            </office:annotation>
            <text:p>Consultants/consultancy</text:p>
          </table:table-cell>
          <table:covered-table-cell/>
          <table:table-cell office:value-type="string" table:number-columns-spanned="2" table:number-rows-spanned="1" table:style-name="ce117">
            <text:p>Total</text:p>
          </table:table-cell>
          <table:covered-table-cell/>
          <table:covered-table-cell/>
          <table:covered-table-cell/>
          <table:table-cell office:value-type="string" table:number-columns-spanned="1" table:number-rows-spanned="2" table:style-name="ce117">
            <office:annotation draw:style-name="a28" svg:x="24.3166666666667in" svg:y="1.56666666666667in" svg:width="1.38333333333333in" svg:height="0.941666666666667in">
              <dc:creator>ccabmstopher</dc:creator>
              <text:p><text:span text:style-name="T10">Please refer to the HMT guidance provided separately</text:span><text:span text:style-name="T9"/></text:p>
              <text:p/>
            </office:annotation>
            <text:p>Salary</text:p>
          </table:table-cell>
          <table:table-cell office:value-type="string" table:number-columns-spanned="1" table:number-rows-spanned="2" table:style-name="ce117">
            <office:annotation draw:style-name="a29" svg:x="25.525in" svg:y="1.56666666666667in" svg:width="1.38333333333333in" svg:height="0.941666666666667in">
              <dc:creator>ccabmstopher</dc:creator>
              <text:p><text:span text:style-name="T10">Please refer to the HMT guidance provided separately</text:span><text:span text:style-name="T9"/></text:p>
              <text:p/>
            </office:annotation>
            <text:p>Allowances</text:p>
          </table:table-cell>
          <table:table-cell office:value-type="string" table:number-columns-spanned="1" table:number-rows-spanned="2" table:style-name="ce117">
            <office:annotation draw:style-name="a30" svg:x="26.7333333333333in" svg:y="1.56666666666667in" svg:width="1.38333333333333in" svg:height="0.941666666666667in">
              <dc:creator>ccabmstopher</dc:creator>
              <text:p><text:span text:style-name="T10">Please refer to the HMT guidance provided separately</text:span><text:span text:style-name="T9"/></text:p>
              <text:p/>
            </office:annotation>
            <text:p>Non-consolidated performance payments</text:p>
          </table:table-cell>
          <table:table-cell office:value-type="string" table:number-columns-spanned="1" table:number-rows-spanned="2" table:style-name="ce117">
            <office:annotation draw:style-name="a31" svg:x="27.9416666666667in" svg:y="1.56666666666667in" svg:width="1.38333333333333in" svg:height="0.941666666666667in">
              <dc:creator>ccabmstopher</dc:creator>
              <text:p><text:span text:style-name="T10">Please refer to the HMT guidance provided separately</text:span><text:span text:style-name="T9"/></text:p>
              <text:p/>
            </office:annotation>
            <text:p>Overtime</text:p>
          </table:table-cell>
          <table:table-cell office:value-type="string" table:number-columns-spanned="1" table:number-rows-spanned="2" table:style-name="ce117">
            <office:annotation draw:style-name="a32" svg:x="29.15in" svg:y="1.56666666666667in" svg:width="1.38333333333333in" svg:height="0.941666666666667in">
              <dc:creator>ccabmstopher</dc:creator>
              <text:p><text:span text:style-name="T10">Please refer to the HMT guidance provided separately</text:span><text:span text:style-name="T9"/></text:p>
              <text:p/>
            </office:annotation>
            <text:p>Employer pension contributions</text:p>
          </table:table-cell>
          <table:table-cell office:value-type="string" table:number-columns-spanned="1" table:number-rows-spanned="2" table:style-name="ce117">
            <office:annotation draw:style-name="a33" svg:x="30.3583333333333in" svg:y="1.56666666666667in" svg:width="1.38333333333333in" svg:height="0.941666666666667in">
              <dc:creator>ccabmstopher</dc:creator>
              <text:p><text:span text:style-name="T10">Please refer to the HMT guidance provided separately</text:span><text:span text:style-name="T9"/></text:p>
              <text:p/>
            </office:annotation>
            <text:p>Employer national insurance contributions</text:p>
          </table:table-cell>
          <table:table-cell office:value-type="string" table:number-columns-spanned="1" table:number-rows-spanned="2" table:style-name="ce117">
            <text:p>Total paybill for payroll staff</text:p>
          </table:table-cell>
          <table:table-cell office:value-type="string" table:number-columns-spanned="1" table:number-rows-spanned="2" table:style-name="ce117">
            <text:p>Total monthly cost of contingent labour: agency (clerical and admin) staff, interim managers and specialist contractors</text:p>
          </table:table-cell>
          <table:table-cell office:value-type="string" table:number-columns-spanned="1" table:number-rows-spanned="2" table:style-name="ce117">
            <text:p>Total monthly cost of consultants/</text:p>
            <text:p>consultancy</text:p>
          </table:table-cell>
          <table:table-cell office:value-type="string" table:number-columns-spanned="1" table:number-rows-spanned="2" table:style-name="ce117">
            <text:p>Total non-payroll (CCL) staff costs</text:p>
          </table:table-cell>
          <table:covered-table-cell/>
          <table:covered-table-cell/>
          <table:covered-table-cell/>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content-validation-name="val9" table:style-name="ce111"/>
          <table:table-cell table:number-columns-repeated="16128" table:style-name="ce111"/>
        </table:table-row>
        <table:table-row table:style-name="ro39">
          <table:covered-table-cell/>
          <table:covered-table-cell/>
          <table:covered-table-cell/>
          <table:table-cell office:value-type="string" table:style-name="ce121">
            <office:annotation draw:style-name="a34" svg:x="4.125in" svg:y="2.2in" svg:width="2.21666666666667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35" svg:x="4.875in" svg:y="2.2in" svg:width="2.28333333333333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36" svg:x="5.625in" svg:y="2.2in" svg:width="2.21666666666667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37" svg:x="6.375in" svg:y="2.2in" svg:width="2.28333333333333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38" svg:x="7.125in" svg:y="2.2in" svg:width="2.21666666666667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39" svg:x="7.875in" svg:y="2.2in" svg:width="2.28333333333333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0" svg:x="8.625in" svg:y="2.2in" svg:width="2.21666666666667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41" svg:x="9.375in" svg:y="2.2in" svg:width="2.28333333333333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2" svg:x="10.125in" svg:y="2.2in" svg:width="2.21666666666667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43" svg:x="10.875in" svg:y="2.2in" svg:width="2.25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4" svg:x="11.625in" svg:y="2.2in" svg:width="2.21666666666667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9"/></text:p>
              <text:p><text:span text:style-name="T9">.</text:span></text:p>
            </office:annotation>
            <text:p>Headcount</text:p>
          </table:table-cell>
          <table:table-cell office:value-type="string" table:style-name="ce121">
            <office:annotation draw:style-name="a45" svg:x="12.375in" svg:y="2.2in" svg:width="2.29166666666667in" svg:height="0.808333333333333in">
              <dc:creator>ccabmstopher</dc:creator>
              <text:p><text:span text:style-name="T7">Staff in post numbers should be reported in line with the ONS standard headcount methodology <text:s/>(supplied separately).</text:span></text:p>
              <text:p><text:span text:style-name="T7"/></text:p>
              <text:p><text:span text:style-name="T7"/></text:p>
              <text:p><text:span text:style-name="T7"/></text:p>
              <text:p><text:span text:style-name="T9"/></text:p>
              <text:p><text:span text:style-name="T9">.</text:span></text:p>
            </office:annotation>
            <text:p>Full-time<text:s/></text:p>
            <text:p>equivalent</text:p>
          </table:table-cell>
          <table:table-cell office:value-type="string" table:style-name="ce121">
            <office:annotation draw:style-name="a46" svg:x="13.0916666666667in" svg:y="2.2in" svg:width="2.21666666666667in" svg:height="1.275in">
              <dc:creator>ccabmstopher</dc:creator>
              <text:p><text:span text:style-name="T7">Staff in post numbers should be reported in line with the ONS standard headcount methodology <text:s/>(supplied separately).</text:span></text:p>
              <text:p><text:span text:style-name="T7"/></text:p>
              <text:p><text:span text:style-name="T7">Do not enter values in the cells below. Formula will automatically sum values across the preceding columns</text:span></text:p>
              <text:p><text:span text:style-name="T7"/></text:p>
              <text:p><text:span text:style-name="T9"/></text:p>
              <text:p><text:span text:style-name="T9">.</text:span></text:p>
            </office:annotation>
            <text:p>Headcount</text:p>
          </table:table-cell>
          <table:table-cell office:value-type="string" table:style-name="ce121">
            <office:annotation draw:style-name="a47" svg:x="13.8083333333333in" svg:y="2.2in" svg:width="2.25in" svg:height="1.275in">
              <dc:creator>ccabmstopher</dc:creator>
              <text:p><text:span text:style-name="T7">Staff in post numbers should be reported in line with the ONS standard headcount methodology <text:s/>(supplied separately).</text:span></text:p>
              <text:p><text:span text:style-name="T7"/></text:p>
              <text:p><text:span text:style-name="T7">Do not enter values in the cells below. Formula will automatically sum values across the preceding columns</text:span></text:p>
              <text:p><text:span text:style-name="T7"/></text:p>
              <text:p><text:span text:style-name="T9"/></text:p>
              <text:p><text:span text:style-name="T9">.</text:span></text:p>
            </office:annotation>
            <text:p>Full-time<text:s/></text:p>
            <text:p>equivalent</text:p>
          </table:table-cell>
          <table:table-cell office:value-type="string" table:style-name="ce122">
            <office:annotation draw:style-name="a48" svg:x="14.5583333333333in" svg:y="2.2in" svg:width="2.21666666666667in" svg:height="1.741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49" svg:x="15.3083333333333in" svg:y="2.2in" svg:width="1.95833333333333in" svg:height="1.3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0" svg:x="16.0583333333333in" svg:y="2.2in" svg:width="2.21666666666667in" svg:height="1.741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51" svg:x="16.8083333333333in" svg:y="2.2in" svg:width="1.95833333333333in" svg:height="1.3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2" svg:x="17.5583333333333in" svg:y="2.2in" svg:width="2.20833333333333in" svg:height="1.741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53" svg:x="18.3083333333333in" svg:y="2.2in" svg:width="1.925in" svg:height="1.3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4" svg:x="19.0916666666667in" svg:y="2.2in" svg:width="2.20833333333333in" svg:height="1.74166666666667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Headcount</text:p>
          </table:table-cell>
          <table:table-cell office:value-type="string" table:style-name="ce122">
            <office:annotation draw:style-name="a55" svg:x="19.875in" svg:y="2.2in" svg:width="1.95833333333333in" svg:height="1.35in">
              <dc:creator>ccabmstopher</dc:creator>
              <text:p><text:span text:style-name="T10">If you are unable to provide both headcount and FTE figures, then you must enter the same figure into both fields. No fields should be left blank unless you have no staff to record under that particular category.<text:s/></text:span><text:span text:style-name="T9"/></text:p>
              <text:p/>
            </office:annotation>
            <text:p>Full-time<text:s/></text:p>
            <text:p>equivalent</text:p>
          </table:table-cell>
          <table:table-cell office:value-type="string" table:style-name="ce122">
            <office:annotation draw:style-name="a56" svg:x="20.625in" svg:y="2.2in" svg:width="2.13333333333333in" svg:height="0.916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style-name="ce122">
            <office:annotation draw:style-name="a57" svg:x="21.375in" svg:y="2.2in" svg:width="1.9in" svg:height="0.9916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table-cell office:value-type="string" table:content-validation-name="val9" table:style-name="ce123">
            <office:annotation draw:style-name="a58" svg:x="22.2333333333333in" svg:y="2.2in" svg:width="2.11666666666667in" svg:height="0.916666666666667in">
              <dc:creator>ccabmstopher</dc:creator>
              <text:p><text:span text:style-name="T10">Do not enter values in the cells below. Formula will automatically sum values across the preceding columns<text:s/></text:span><text:span text:style-name="T9"/></text:p>
              <text:p/>
            </office:annotation>
            <text:p>Headcount</text:p>
          </table:table-cell>
          <table:table-cell office:value-type="string" table:content-validation-name="val9" table:style-name="ce124">
            <office:annotation draw:style-name="a59" svg:x="23.1in" svg:y="2.2in" svg:width="1.89166666666667in" svg:height="0.991666666666667in">
              <dc:creator>ccabmstopher</dc:creator>
              <text:p><text:span text:style-name="T10">Do not enter values in the cells below. Formula will automatically sum values across the preceding columns</text:span><text:span text:style-name="T9"/></text:p>
              <text:p/>
            </office:annotation>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Ministry of Justice</text:p>
          </table:table-cell>
          <table:table-cell office:value-type="string" table:content-validation-name="val8" table:style-name="ce204">
            <text:p>Ministerial Department</text:p>
          </table:table-cell>
          <table:table-cell office:value-type="string" table:content-validation-name="val4" table:style-name="ce205">
            <text:p>Ministry of Justice</text:p>
          </table:table-cell>
          <table:table-cell office:value-type="float" office:value="260" table:content-validation-name="val10" table:style-name="ce208">
            <text:p>260</text:p>
          </table:table-cell>
          <table:table-cell office:value-type="float" office:value="249.40249" table:content-validation-name="val11" table:style-name="ce167">
            <text:p>249.40249</text:p>
          </table:table-cell>
          <table:table-cell office:value-type="float" office:value="667" table:content-validation-name="val10" table:style-name="ce168">
            <text:p>667</text:p>
          </table:table-cell>
          <table:table-cell office:value-type="float" office:value="650.26563999999996" table:content-validation-name="val11" table:style-name="ce169">
            <text:p>650.26564</text:p>
          </table:table-cell>
          <table:table-cell office:value-type="float" office:value="1760" table:content-validation-name="val10" table:style-name="ce170">
            <text:p>1760</text:p>
          </table:table-cell>
          <table:table-cell office:value-type="float" office:value="1716.5499600000001" table:content-validation-name="val11" table:style-name="ce171">
            <text:p>1716.54996</text:p>
          </table:table-cell>
          <table:table-cell office:value-type="float" office:value="948" table:content-validation-name="val10" table:style-name="ce172">
            <text:p>948</text:p>
          </table:table-cell>
          <table:table-cell office:value-type="float" office:value="919.82643000000007" table:content-validation-name="val11" table:style-name="ce173">
            <text:p>919.82643</text:p>
          </table:table-cell>
          <table:table-cell office:value-type="float" office:value="137" table:content-validation-name="val10" table:style-name="ce174">
            <text:p>137</text:p>
          </table:table-cell>
          <table:table-cell office:value-type="float" office:value="132.74887000000001" table:content-validation-name="val11" table:style-name="ce175">
            <text:p>132.74887</text:p>
          </table:table-cell>
          <table:table-cell office:value-type="float" office:value="33" table:content-validation-name="val10" table:style-name="ce176">
            <text:p>33</text:p>
          </table:table-cell>
          <table:table-cell office:value-type="float" office:value="32.933329999999998" table:content-validation-name="val11" table:style-name="ce177">
            <text:p>32.93333</text:p>
          </table:table-cell>
          <table:table-cell office:value-type="float" office:value="3805" table:formula="of:=SUM([.D7];[.F7];[.H7];[.J7];[.L7];[.N7])" table:content-validation-name="val9" table:style-name="ce131">
            <text:p>3,805</text:p>
          </table:table-cell>
          <table:table-cell office:value-type="float" office:value="3701.7267200000001" table:formula="of:=SUM([.E7];[.G7];[.I7];[.K7];[.M7];[.O7])" table:content-validation-name="val9" table:style-name="ce131">
            <text:p>3,702</text:p>
          </table:table-cell>
          <table:table-cell office:value-type="float" office:value="87" table:content-validation-name="val10" table:style-name="ce198">
            <text:p>87</text:p>
          </table:table-cell>
          <table:table-cell office:value-type="float" office:value="84.78" table:content-validation-name="val11" table:style-name="ce196">
            <text:p>84.78</text:p>
          </table:table-cell>
          <table:table-cell office:value-type="float" office:value="28" table:content-validation-name="val10" table:style-name="ce197">
            <text:p>28</text:p>
          </table:table-cell>
          <table:table-cell office:value-type="float" office:value="28" table:content-validation-name="val11" table:style-name="ce199">
            <text:p>28</text:p>
          </table:table-cell>
          <table:table-cell office:value-type="float" office:value="398" table:content-validation-name="val10" table:style-name="ce200">
            <text:p>398</text:p>
          </table:table-cell>
          <table:table-cell office:value-type="float" office:value="384.56" table:content-validation-name="val11" table:style-name="ce201">
            <text:p>384.56</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513" table:formula="of:=SUM([.R7];[.T7];[.V7];[.X7];)" table:style-name="ce132">
            <text:p>513</text:p>
          </table:table-cell>
          <table:table-cell office:value-type="float" office:value="497.34000000000003" table:formula="of:=SUM([.S7];[.U7];[.W7];[.Y7])" table:style-name="ce132">
            <text:p>497.34</text:p>
          </table:table-cell>
          <table:table-cell office:value-type="float" office:value="4318" table:formula="of:=[.P7]+[.Z7]" table:content-validation-name="val9" table:style-name="ce133">
            <text:p>4,318</text:p>
          </table:table-cell>
          <table:table-cell office:value-type="float" office:value="4199.0667199999998" table:formula="of:=[.Q7]+[.AA7]" table:content-validation-name="val9" table:style-name="ce133">
            <text:p>4,199</text:p>
          </table:table-cell>
          <table:table-cell office:value-type="currency" office:value="10478847.93" table:content-validation-name="val7" table:style-name="ce134">
            <text:p>£10,478,847.93</text:p>
          </table:table-cell>
          <table:table-cell office:value-type="currency" office:value="314579.08" table:content-validation-name="val7" table:style-name="ce135">
            <text:p>£314,579.08</text:p>
          </table:table-cell>
          <table:table-cell office:value-type="currency" office:value="599467.68000000005" table:content-validation-name="val6" table:style-name="ce135">
            <text:p>£599,467.68</text:p>
          </table:table-cell>
          <table:table-cell office:value-type="currency" office:value="63050.02" table:content-validation-name="val7" table:style-name="ce135">
            <text:p>£63,050.02</text:p>
          </table:table-cell>
          <table:table-cell office:value-type="currency" office:value="2338238.6799999997" table:content-validation-name="val7" table:style-name="ce135">
            <text:p>£2,338,238.68</text:p>
          </table:table-cell>
          <table:table-cell office:value-type="currency" office:value="1213694.3900000001" table:content-validation-name="val7" table:style-name="ce135">
            <text:p>£1,213,694.39</text:p>
          </table:table-cell>
          <table:table-cell office:value-type="currency" office:value="15007877.779999999" table:formula="of:=SUM([.AD7:.AI7])" table:style-name="ce136">
            <text:p>£15,007,877.78</text:p>
          </table:table-cell>
          <table:table-cell office:value-type="currency" office:value="3939972.3000000007" table:content-validation-name="val7" table:style-name="ce137">
            <text:p>£3,939,972.30</text:p>
          </table:table-cell>
          <table:table-cell office:value-type="currency" office:value="109881.52" table:content-validation-name="val7" table:style-name="ce137">
            <text:p>£109,881.52</text:p>
          </table:table-cell>
          <table:table-cell office:value-type="currency" office:value="4049853.8200000008" table:formula="of:=SUM([.AK7:.AL7])" table:style-name="ce138">
            <text:p>£4,049,853.82</text:p>
          </table:table-cell>
          <table:table-cell office:value-type="currency" office:value="19057731.600000001" table:formula="of:=SUM([.AM7];[.AJ7])" table:style-name="ce139">
            <text:p>£19,057,731.60</text:p>
          </table:table-cell>
          <table:table-cell table:content-validation-name="val9" table:style-name="ce140"/>
          <table:table-cell table:content-validation-name="val9" table:style-name="ce14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Criminal Injuries Compensation Authority</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144" table:content-validation-name="val10" table:style-name="ce206">
            <text:p>144</text:p>
          </table:table-cell>
          <table:table-cell office:value-type="float" office:value="131.5984" table:content-validation-name="val11" table:style-name="ce167">
            <text:p>131.5984</text:p>
          </table:table-cell>
          <table:table-cell office:value-type="float" office:value="92" table:content-validation-name="val10" table:style-name="ce168">
            <text:p>92</text:p>
          </table:table-cell>
          <table:table-cell office:value-type="float" office:value="88.296479999999988" table:content-validation-name="val11" table:style-name="ce169">
            <text:p>88.29648</text:p>
          </table:table-cell>
          <table:table-cell office:value-type="float" office:value="83" table:content-validation-name="val10" table:style-name="ce170">
            <text:p>83</text:p>
          </table:table-cell>
          <table:table-cell office:value-type="float" office:value="81.150259999999989" table:content-validation-name="val11" table:style-name="ce171">
            <text:p>81.15026</text:p>
          </table:table-cell>
          <table:table-cell office:value-type="float" office:value="12" table:content-validation-name="val10" table:style-name="ce172">
            <text:p>12</text:p>
          </table:table-cell>
          <table:table-cell office:value-type="float" office:value="10.05405" table:content-validation-name="val11" table:style-name="ce173">
            <text:p>10.05405</text:p>
          </table:table-cell>
          <table:table-cell office:value-type="float" office:value="1" table:content-validation-name="val10" table:style-name="ce174">
            <text:p>1</text:p>
          </table:table-cell>
          <table:table-cell office:value-type="float" office:value="1" table:content-validation-name="val11" table:style-name="ce175">
            <text:p>1</text:p>
          </table:table-cell>
          <table:table-cell office:value-type="float" office:value="0" table:content-validation-name="val10" table:style-name="ce176">
            <text:p>0</text:p>
          </table:table-cell>
          <table:table-cell office:value-type="float" office:value="0" table:content-validation-name="val11" table:style-name="ce177">
            <text:p>0</text:p>
          </table:table-cell>
          <table:table-cell office:value-type="float" office:value="332" table:formula="of:=SUM([.D8];[.F8];[.H8];[.J8];[.L8];[.N8])" table:content-validation-name="val9" table:style-name="ce131">
            <text:p>332</text:p>
          </table:table-cell>
          <table:table-cell office:value-type="float" office:value="312.09919000000002" table:formula="of:=SUM([.E8];[.G8];[.I8];[.K8];[.M8];[.O8])" table:content-validation-name="val9" table:style-name="ce131">
            <text:p>312</text:p>
          </table:table-cell>
          <table:table-cell office:value-type="float" office:value="0" table:content-validation-name="val10" table:style-name="ce198">
            <text:p>0</text:p>
          </table:table-cell>
          <table:table-cell office:value-type="float" office:value="0" table:content-validation-name="val11" table:style-name="ce196">
            <text:p>0</text:p>
          </table:table-cell>
          <table:table-cell office:value-type="float" office:value="0" table:content-validation-name="val10" table:style-name="ce197">
            <text:p>0</text:p>
          </table:table-cell>
          <table:table-cell office:value-type="float" office:value="0" table:content-validation-name="val11" table:style-name="ce199">
            <text:p>0</text:p>
          </table:table-cell>
          <table:table-cell office:value-type="float" office:value="0" table:content-validation-name="val10" table:style-name="ce200">
            <text:p>0</text:p>
          </table:table-cell>
          <table:table-cell office:value-type="float" office:value="0" table:content-validation-name="val11" table:style-name="ce201">
            <text:p>0</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0" table:formula="of:=SUM([.R8];[.T8];[.V8];[.X8];)" table:style-name="ce132">
            <text:p>0</text:p>
          </table:table-cell>
          <table:table-cell office:value-type="float" office:value="0" table:formula="of:=SUM([.S8];[.U8];[.W8];[.Y8])" table:style-name="ce132">
            <text:p>0</text:p>
          </table:table-cell>
          <table:table-cell office:value-type="float" office:value="332" table:formula="of:=[.P8]+[.Z8]" table:content-validation-name="val9" table:style-name="ce133">
            <text:p>332</text:p>
          </table:table-cell>
          <table:table-cell office:value-type="float" office:value="312.09919000000002" table:formula="of:=[.Q8]+[.AA8]" table:content-validation-name="val9" table:style-name="ce133">
            <text:p>312</text:p>
          </table:table-cell>
          <table:table-cell office:value-type="currency" office:value="629460.51" table:content-validation-name="val7" table:style-name="ce134">
            <text:p>£629,460.51</text:p>
          </table:table-cell>
          <table:table-cell office:value-type="currency" office:value="5751.16" table:content-validation-name="val7" table:style-name="ce135">
            <text:p>£5,751.16</text:p>
          </table:table-cell>
          <table:table-cell office:value-type="currency" office:value="1870" table:content-validation-name="val7" table:style-name="ce135">
            <text:p>£1,870.00</text:p>
          </table:table-cell>
          <table:table-cell office:value-type="currency" office:value="1316.38" table:content-validation-name="val7" table:style-name="ce135">
            <text:p>£1,316.38</text:p>
          </table:table-cell>
          <table:table-cell office:value-type="currency" office:value="129436" table:content-validation-name="val7" table:style-name="ce135">
            <text:p>£129,436.00</text:p>
          </table:table-cell>
          <table:table-cell office:value-type="currency" office:value="55897.83" table:content-validation-name="val7" table:style-name="ce135">
            <text:p>£55,897.83</text:p>
          </table:table-cell>
          <table:table-cell office:value-type="currency" office:value="823731.88" table:formula="of:=SUM([.AD8:.AI8])" table:style-name="ce136">
            <text:p>£823,731.88</text:p>
          </table:table-cell>
          <table:table-cell office:value-type="currency" office:value="0" table:content-validation-name="val7" table:style-name="ce137">
            <text:p>£0.00</text:p>
          </table:table-cell>
          <table:table-cell office:value-type="currency" office:value="0" table:content-validation-name="val7" table:style-name="ce137">
            <text:p>£0.00</text:p>
          </table:table-cell>
          <table:table-cell office:value-type="currency" office:value="0" table:formula="of:=SUM([.AK8:.AL8])" table:style-name="ce138">
            <text:p>£0.00</text:p>
          </table:table-cell>
          <table:table-cell office:value-type="currency" office:value="823731.88" table:formula="of:=SUM([.AM8];[.AJ8])" table:style-name="ce139">
            <text:p>£823,731.88</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HM Courts and Tribunals Service</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10411" table:content-validation-name="val10" table:style-name="ce206">
            <text:p>10411</text:p>
          </table:table-cell>
          <table:table-cell office:value-type="float" office:value="9033.8000700000321" table:content-validation-name="val11" table:style-name="ce167">
            <text:p>9033.80007</text:p>
          </table:table-cell>
          <table:table-cell office:value-type="float" office:value="2527" table:content-validation-name="val10" table:style-name="ce168">
            <text:p>2527</text:p>
          </table:table-cell>
          <table:table-cell office:value-type="float" office:value="2363.0448799999986" table:content-validation-name="val11" table:style-name="ce169">
            <text:p>2363.04488</text:p>
          </table:table-cell>
          <table:table-cell office:value-type="float" office:value="2400" table:content-validation-name="val10" table:style-name="ce170">
            <text:p>2400</text:p>
          </table:table-cell>
          <table:table-cell office:value-type="float" office:value="2233.9568299999905" table:content-validation-name="val11" table:style-name="ce171">
            <text:p>2233.95683</text:p>
          </table:table-cell>
          <table:table-cell office:value-type="float" office:value="533" table:content-validation-name="val10" table:style-name="ce172">
            <text:p>533</text:p>
          </table:table-cell>
          <table:table-cell office:value-type="float" office:value="519.7849100000002" table:content-validation-name="val11" table:style-name="ce173">
            <text:p>519.78491</text:p>
          </table:table-cell>
          <table:table-cell office:value-type="float" office:value="82" table:content-validation-name="val10" table:style-name="ce174">
            <text:p>82</text:p>
          </table:table-cell>
          <table:table-cell office:value-type="float" office:value="80.538289999999989" table:content-validation-name="val11" table:style-name="ce175">
            <text:p>80.53829</text:p>
          </table:table-cell>
          <table:table-cell office:value-type="float" office:value="2" table:content-validation-name="val10" table:style-name="ce176">
            <text:p>2</text:p>
          </table:table-cell>
          <table:table-cell office:value-type="float" office:value="2" table:content-validation-name="val11" table:style-name="ce177">
            <text:p>2</text:p>
          </table:table-cell>
          <table:table-cell office:value-type="float" office:value="15955" table:formula="of:=SUM([.D9];[.F9];[.H9];[.J9];[.L9];[.N9])" table:content-validation-name="val9" table:style-name="ce131">
            <text:p>15,955</text:p>
          </table:table-cell>
          <table:table-cell office:value-type="float" office:value="14233.124980000022" table:formula="of:=SUM([.E9];[.G9];[.I9];[.K9];[.M9];[.O9])" table:content-validation-name="val9" table:style-name="ce131">
            <text:p>14,233</text:p>
          </table:table-cell>
          <table:table-cell table:content-validation-name="val10" table:style-name="ce198"/>
          <table:table-cell office:value-type="float" office:value="2143.4300000000003" table:content-validation-name="val11" table:style-name="ce196">
            <text:p>2143.43</text:p>
          </table:table-cell>
          <table:table-cell table:content-validation-name="val10" table:style-name="ce197"/>
          <table:table-cell office:value-type="float" office:value="1" table:content-validation-name="val11" table:style-name="ce199">
            <text:p>1</text:p>
          </table:table-cell>
          <table:table-cell table:content-validation-name="val10" table:style-name="ce200"/>
          <table:table-cell office:value-type="float" office:value="41.8" table:content-validation-name="val11" table:style-name="ce201">
            <text:p>41.8</text:p>
          </table:table-cell>
          <table:table-cell table:content-validation-name="val10" table:style-name="ce202"/>
          <table:table-cell table:content-validation-name="val11" table:style-name="ce203"/>
          <table:table-cell office:value-type="float" office:value="0" table:formula="of:=SUM([.R9];[.T9];[.V9];[.X9];)" table:style-name="ce132">
            <text:p>0</text:p>
          </table:table-cell>
          <table:table-cell office:value-type="float" office:value="2186.2300000000005" table:formula="of:=SUM([.S9];[.U9];[.W9];[.Y9])" table:style-name="ce132">
            <text:p>2186.23</text:p>
          </table:table-cell>
          <table:table-cell office:value-type="float" office:value="15955" table:formula="of:=[.P9]+[.Z9]" table:content-validation-name="val9" table:style-name="ce133">
            <text:p>15,955</text:p>
          </table:table-cell>
          <table:table-cell office:value-type="float" office:value="16419.354980000022" table:formula="of:=[.Q9]+[.AA9]" table:content-validation-name="val9" table:style-name="ce133">
            <text:p>16,419</text:p>
          </table:table-cell>
          <table:table-cell office:value-type="currency" office:value="28715573.389999993" table:content-validation-name="val7" table:style-name="ce134">
            <text:p>£28,715,573.39</text:p>
          </table:table-cell>
          <table:table-cell office:value-type="currency" office:value="412077.81" table:content-validation-name="val7" table:style-name="ce135">
            <text:p>£412,077.81</text:p>
          </table:table-cell>
          <table:table-cell office:value-type="currency" office:value="148120.99" table:content-validation-name="val7" table:style-name="ce135">
            <text:p>£148,120.99</text:p>
          </table:table-cell>
          <table:table-cell office:value-type="currency" office:value="574248.61" table:content-validation-name="val7" table:style-name="ce135">
            <text:p>£574,248.61</text:p>
          </table:table-cell>
          <table:table-cell office:value-type="currency" office:value="5993001.2700000005" table:content-validation-name="val7" table:style-name="ce135">
            <text:p>£5,993,001.27</text:p>
          </table:table-cell>
          <table:table-cell office:value-type="currency" office:value="2719655.3200000008" table:content-validation-name="val7" table:style-name="ce135">
            <text:p>£2,719,655.32</text:p>
          </table:table-cell>
          <table:table-cell office:value-type="currency" office:value="38562677.389999993" table:formula="of:=SUM([.AD9:.AI9])" table:style-name="ce136">
            <text:p>£38,562,677.39</text:p>
          </table:table-cell>
          <table:table-cell office:value-type="currency" office:value="6652265.1399999997" table:content-validation-name="val7" table:style-name="ce137">
            <text:p>£6,652,265.14</text:p>
          </table:table-cell>
          <table:table-cell office:value-type="currency" office:value="-8070520" table:content-validation-name="val7" table:style-name="ce137">
            <text:p>-£8,070,520.00</text:p>
          </table:table-cell>
          <table:table-cell office:value-type="currency" office:value="-1418254.8600000003" table:formula="of:=SUM([.AK9:.AL9])" table:style-name="ce138">
            <text:p>-£1,418,254.86</text:p>
          </table:table-cell>
          <table:table-cell office:value-type="currency" office:value="37144422.529999994" table:formula="of:=SUM([.AM9];[.AJ9])" table:style-name="ce139">
            <text:p>£37,144,422.53</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Legal Aid Agency</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532" table:content-validation-name="val10" table:style-name="ce206">
            <text:p>532</text:p>
          </table:table-cell>
          <table:table-cell office:value-type="float" office:value="497.9283400000005" table:content-validation-name="val11" table:style-name="ce167">
            <text:p>497.92834</text:p>
          </table:table-cell>
          <table:table-cell office:value-type="float" office:value="348" table:content-validation-name="val10" table:style-name="ce168">
            <text:p>348</text:p>
          </table:table-cell>
          <table:table-cell office:value-type="float" office:value="327.0276300000001" table:content-validation-name="val11" table:style-name="ce169">
            <text:p>327.02763</text:p>
          </table:table-cell>
          <table:table-cell office:value-type="float" office:value="312" table:content-validation-name="val10" table:style-name="ce170">
            <text:p>312</text:p>
          </table:table-cell>
          <table:table-cell office:value-type="float" office:value="301.32629000000003" table:content-validation-name="val11" table:style-name="ce171">
            <text:p>301.32629</text:p>
          </table:table-cell>
          <table:table-cell office:value-type="float" office:value="95" table:content-validation-name="val10" table:style-name="ce172">
            <text:p>95</text:p>
          </table:table-cell>
          <table:table-cell office:value-type="float" office:value="94.451949999999997" table:content-validation-name="val11" table:style-name="ce173">
            <text:p>94.45195</text:p>
          </table:table-cell>
          <table:table-cell office:value-type="float" office:value="14" table:content-validation-name="val10" table:style-name="ce174">
            <text:p>14</text:p>
          </table:table-cell>
          <table:table-cell office:value-type="float" office:value="12.83334" table:content-validation-name="val11" table:style-name="ce175">
            <text:p>12.83334</text:p>
          </table:table-cell>
          <table:table-cell office:value-type="float" office:value="0" table:content-validation-name="val10" table:style-name="ce176">
            <text:p>0</text:p>
          </table:table-cell>
          <table:table-cell office:value-type="float" office:value="0" table:content-validation-name="val11" table:style-name="ce177">
            <text:p>0</text:p>
          </table:table-cell>
          <table:table-cell office:value-type="float" office:value="1301" table:formula="of:=SUM([.D10];[.F10];[.H10];[.J10];[.L10];[.N10])" table:content-validation-name="val9" table:style-name="ce131">
            <text:p>1,301</text:p>
          </table:table-cell>
          <table:table-cell office:value-type="float" office:value="1233.5675500000004" table:formula="of:=SUM([.E10];[.G10];[.I10];[.K10];[.M10];[.O10])" table:content-validation-name="val9" table:style-name="ce131">
            <text:p>1,234</text:p>
          </table:table-cell>
          <table:table-cell office:value-type="float" office:value="15" table:content-validation-name="val10" table:style-name="ce198">
            <text:p>15</text:p>
          </table:table-cell>
          <table:table-cell office:value-type="float" office:value="14.95" table:content-validation-name="val11" table:style-name="ce196">
            <text:p>14.95</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15" table:formula="of:=SUM([.R10];[.T10];[.V10];[.X10];)" table:style-name="ce132">
            <text:p>15</text:p>
          </table:table-cell>
          <table:table-cell office:value-type="float" office:value="14.95" table:formula="of:=SUM([.S10];[.U10];[.W10];[.Y10])" table:style-name="ce132">
            <text:p>14.95</text:p>
          </table:table-cell>
          <table:table-cell office:value-type="float" office:value="1316" table:formula="of:=[.P10]+[.Z10]" table:content-validation-name="val9" table:style-name="ce133">
            <text:p>1,316</text:p>
          </table:table-cell>
          <table:table-cell office:value-type="float" office:value="1248.5175500000005" table:formula="of:=[.Q10]+[.AA10]" table:content-validation-name="val9" table:style-name="ce133">
            <text:p>1,249</text:p>
          </table:table-cell>
          <table:table-cell office:value-type="currency" office:value="2727820.7399999998" table:content-validation-name="val7" table:style-name="ce134">
            <text:p>£2,727,820.74</text:p>
          </table:table-cell>
          <table:table-cell office:value-type="currency" office:value="19152.72" table:content-validation-name="val7" table:style-name="ce135">
            <text:p>£19,152.72</text:p>
          </table:table-cell>
          <table:table-cell office:value-type="currency" office:value="9750" table:content-validation-name="val7" table:style-name="ce135">
            <text:p>£9,750.00</text:p>
          </table:table-cell>
          <table:table-cell office:value-type="currency" office:value="69257.689999999988" table:content-validation-name="val7" table:style-name="ce135">
            <text:p>£69,257.69</text:p>
          </table:table-cell>
          <table:table-cell office:value-type="currency" office:value="552639.4" table:content-validation-name="val7" table:style-name="ce135">
            <text:p>£552,639.40</text:p>
          </table:table-cell>
          <table:table-cell office:value-type="currency" office:value="259363.74000000011" table:content-validation-name="val7" table:style-name="ce135">
            <text:p>£259,363.74</text:p>
          </table:table-cell>
          <table:table-cell office:value-type="currency" office:value="3637984.29" table:formula="of:=SUM([.AD10:.AI10])" table:style-name="ce136">
            <text:p>£3,637,984.29</text:p>
          </table:table-cell>
          <table:table-cell office:value-type="currency" office:value="89808.62000000001" table:content-validation-name="val7" table:style-name="ce137">
            <text:p>£89,808.62</text:p>
          </table:table-cell>
          <table:table-cell table:content-validation-name="val7" table:style-name="ce137"/>
          <table:table-cell office:value-type="currency" office:value="89808.62000000001" table:formula="of:=SUM([.AK10:.AL10])" table:style-name="ce138">
            <text:p>£89,808.62</text:p>
          </table:table-cell>
          <table:table-cell office:value-type="currency" office:value="3727792.91" table:formula="of:=SUM([.AM10];[.AJ10])" table:style-name="ce139">
            <text:p>£3,727,792.91</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National Offender Management Service</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27911" table:content-validation-name="val10" table:style-name="ce206">
            <text:p>27911</text:p>
          </table:table-cell>
          <table:table-cell office:value-type="float" office:value="26608.635010000278" table:content-validation-name="val11" table:style-name="ce167">
            <text:p>26608.63501</text:p>
          </table:table-cell>
          <table:table-cell office:value-type="float" office:value="6064" table:content-validation-name="val10" table:style-name="ce168">
            <text:p>6064</text:p>
          </table:table-cell>
          <table:table-cell office:value-type="float" office:value="5822.3064500000064" table:content-validation-name="val11" table:style-name="ce169">
            <text:p>5822.30645</text:p>
          </table:table-cell>
          <table:table-cell office:value-type="float" office:value="5692" table:content-validation-name="val10" table:style-name="ce170">
            <text:p>5692</text:p>
          </table:table-cell>
          <table:table-cell office:value-type="float" office:value="5441.5916300000126" table:content-validation-name="val11" table:style-name="ce171">
            <text:p>5441.59163</text:p>
          </table:table-cell>
          <table:table-cell office:value-type="float" office:value="638" table:content-validation-name="val10" table:style-name="ce172">
            <text:p>638</text:p>
          </table:table-cell>
          <table:table-cell office:value-type="float" office:value="622.40396999999996" table:content-validation-name="val11" table:style-name="ce173">
            <text:p>622.40397</text:p>
          </table:table-cell>
          <table:table-cell office:value-type="float" office:value="56" table:content-validation-name="val10" table:style-name="ce174">
            <text:p>56</text:p>
          </table:table-cell>
          <table:table-cell office:value-type="float" office:value="55.829270000000001" table:content-validation-name="val11" table:style-name="ce175">
            <text:p>55.82927</text:p>
          </table:table-cell>
          <table:table-cell office:value-type="float" office:value="10647" table:content-validation-name="val10" table:style-name="ce176">
            <text:p>10647</text:p>
          </table:table-cell>
          <table:table-cell office:value-type="float" office:value="9814.1876300000113" table:content-validation-name="val11" table:style-name="ce177">
            <text:p>9814.18763</text:p>
          </table:table-cell>
          <table:table-cell office:value-type="float" office:value="51008" table:formula="of:=SUM([.D11];[.F11];[.H11];[.J11];[.L11];[.N11])" table:content-validation-name="val9" table:style-name="ce131">
            <text:p>51,008</text:p>
          </table:table-cell>
          <table:table-cell office:value-type="float" office:value="48364.953960000305" table:formula="of:=SUM([.E11];[.G11];[.I11];[.K11];[.M11];[.O11])" table:content-validation-name="val9" table:style-name="ce131">
            <text:p>48,365</text:p>
          </table:table-cell>
          <table:table-cell office:value-type="float" office:value="1683.39" table:content-validation-name="val10" table:style-name="ce198">
            <text:p>1683.39</text:p>
          </table:table-cell>
          <table:table-cell office:value-type="float" office:value="1683.39" table:content-validation-name="val11" table:style-name="ce196">
            <text:p>1683.39</text:p>
          </table:table-cell>
          <table:table-cell office:value-type="float" office:value="0" table:content-validation-name="val10" table:style-name="ce197">
            <text:p>0</text:p>
          </table:table-cell>
          <table:table-cell office:value-type="float" office:value="0" table:content-validation-name="val11" table:style-name="ce199">
            <text:p>0</text:p>
          </table:table-cell>
          <table:table-cell office:value-type="float" office:value="1.25" table:content-validation-name="val10" table:style-name="ce200">
            <text:p>1.25</text:p>
          </table:table-cell>
          <table:table-cell office:value-type="float" office:value="1.25" table:content-validation-name="val11" table:style-name="ce201">
            <text:p>1.25</text:p>
          </table:table-cell>
          <table:table-cell office:value-type="float" office:value="3.87" table:content-validation-name="val10" table:style-name="ce202">
            <text:p>3.87</text:p>
          </table:table-cell>
          <table:table-cell office:value-type="float" office:value="3.87" table:content-validation-name="val11" table:style-name="ce203">
            <text:p>3.87</text:p>
          </table:table-cell>
          <table:table-cell office:value-type="float" office:value="1688.51" table:formula="of:=SUM([.R11];[.T11];[.V11];[.X11];)" table:style-name="ce132">
            <text:p>1688.51</text:p>
          </table:table-cell>
          <table:table-cell office:value-type="float" office:value="1688.51" table:formula="of:=SUM([.S11];[.U11];[.W11];[.Y11])" table:style-name="ce132">
            <text:p>1688.51</text:p>
          </table:table-cell>
          <table:table-cell office:value-type="float" office:value="52696.51" table:formula="of:=[.P11]+[.Z11]" table:content-validation-name="val9" table:style-name="ce133">
            <text:p>52,697</text:p>
          </table:table-cell>
          <table:table-cell office:value-type="float" office:value="50053.463960000307" table:formula="of:=[.Q11]+[.AA11]" table:content-validation-name="val9" table:style-name="ce133">
            <text:p>50,053</text:p>
          </table:table-cell>
          <table:table-cell office:value-type="currency" office:value="151911086" table:content-validation-name="val7" table:style-name="ce134">
            <text:p>£151,911,086.00</text:p>
          </table:table-cell>
          <table:table-cell table:content-validation-name="val7" table:style-name="ce135"/>
          <table:table-cell table:content-validation-name="val7" table:style-name="ce135"/>
          <table:table-cell office:value-type="currency" office:value="1316000" table:content-validation-name="val7" table:style-name="ce135">
            <text:p>£1,316,000.00</text:p>
          </table:table-cell>
          <table:table-cell office:value-type="currency" office:value="25299201" table:content-validation-name="val7" table:style-name="ce135">
            <text:p>£25,299,201.00</text:p>
          </table:table-cell>
          <table:table-cell office:value-type="currency" office:value="12743285" table:content-validation-name="val7" table:style-name="ce135">
            <text:p>£12,743,285.00</text:p>
          </table:table-cell>
          <table:table-cell office:value-type="currency" office:value="191269572" table:formula="of:=SUM([.AD11:.AI11])" table:style-name="ce136">
            <text:p>£191,269,572.00</text:p>
          </table:table-cell>
          <table:table-cell office:value-type="currency" office:value="4274682" table:content-validation-name="val7" table:style-name="ce137">
            <text:p>£4,274,682.00</text:p>
          </table:table-cell>
          <table:table-cell office:value-type="currency" office:value="161669" table:content-validation-name="val7" table:style-name="ce137">
            <text:p>£161,669.00</text:p>
          </table:table-cell>
          <table:table-cell office:value-type="currency" office:value="4436351" table:formula="of:=SUM([.AK11:.AL11])" table:style-name="ce138">
            <text:p>£4,436,351.00</text:p>
          </table:table-cell>
          <table:table-cell office:value-type="currency" office:value="195705923" table:formula="of:=SUM([.AM11];[.AJ11])" table:style-name="ce139">
            <text:p>£195,705,923.00</text:p>
          </table:table-cell>
          <table:table-cell table:content-validation-name="val9" table:style-name="ce140"/>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2">
          <table:table-cell office:value-type="string" table:content-validation-name="val5" table:style-name="ce127">
            <text:p>The Office of the Public Guardian</text:p>
          </table:table-cell>
          <table:table-cell office:value-type="string" table:content-validation-name="val8" table:style-name="ce204">
            <text:p>Executive Agency</text:p>
          </table:table-cell>
          <table:table-cell office:value-type="string" table:content-validation-name="val4" table:style-name="ce205">
            <text:p>Ministry of Justice</text:p>
          </table:table-cell>
          <table:table-cell office:value-type="float" office:value="768" table:content-validation-name="val10" table:style-name="ce206">
            <text:p>768</text:p>
          </table:table-cell>
          <table:table-cell office:value-type="float" office:value="702.90001999999845" table:content-validation-name="val11" table:style-name="ce167">
            <text:p>702.90002</text:p>
          </table:table-cell>
          <table:table-cell office:value-type="float" office:value="332" table:content-validation-name="val10" table:style-name="ce168">
            <text:p>332</text:p>
          </table:table-cell>
          <table:table-cell office:value-type="float" office:value="314.63675000000001" table:content-validation-name="val11" table:style-name="ce169">
            <text:p>314.63675</text:p>
          </table:table-cell>
          <table:table-cell office:value-type="float" office:value="152" table:content-validation-name="val10" table:style-name="ce170">
            <text:p>152</text:p>
          </table:table-cell>
          <table:table-cell office:value-type="float" office:value="148.09457999999995" table:content-validation-name="val11" table:style-name="ce171">
            <text:p>148.09458</text:p>
          </table:table-cell>
          <table:table-cell office:value-type="float" office:value="21" table:content-validation-name="val10" table:style-name="ce172">
            <text:p>21</text:p>
          </table:table-cell>
          <table:table-cell office:value-type="float" office:value="20.322220000000002" table:content-validation-name="val11" table:style-name="ce173">
            <text:p>20.32222</text:p>
          </table:table-cell>
          <table:table-cell office:value-type="float" office:value="4" table:content-validation-name="val10" table:style-name="ce174">
            <text:p>4</text:p>
          </table:table-cell>
          <table:table-cell office:value-type="float" office:value="4" table:content-validation-name="val11" table:style-name="ce175">
            <text:p>4</text:p>
          </table:table-cell>
          <table:table-cell office:value-type="float" office:value="1" table:content-validation-name="val10" table:style-name="ce176">
            <text:p>1</text:p>
          </table:table-cell>
          <table:table-cell office:value-type="float" office:value="1" table:content-validation-name="val11" table:style-name="ce177">
            <text:p>1</text:p>
          </table:table-cell>
          <table:table-cell office:value-type="float" office:value="1278" table:formula="of:=SUM([.D12];[.F12];[.H12];[.J12];[.L12];[.N12])" table:content-validation-name="val9" table:style-name="ce131">
            <text:p>1,278</text:p>
          </table:table-cell>
          <table:table-cell office:value-type="float" office:value="1190.9535699999983" table:formula="of:=SUM([.E12];[.G12];[.I12];[.K12];[.M12];[.O12])" table:content-validation-name="val9" table:style-name="ce131">
            <text:p>1,191</text:p>
          </table:table-cell>
          <table:table-cell office:value-type="float" office:value="275" table:content-validation-name="val10" table:style-name="ce198">
            <text:p>275</text:p>
          </table:table-cell>
          <table:table-cell office:value-type="float" office:value="200.01" table:content-validation-name="val11" table:style-name="ce196">
            <text:p>200.01</text:p>
          </table:table-cell>
          <table:table-cell table:content-validation-name="val10" table:style-name="ce197"/>
          <table:table-cell table:content-validation-name="val11" table:style-name="ce199"/>
          <table:table-cell office:value-type="float" office:value="7" table:content-validation-name="val10" table:style-name="ce200">
            <text:p>7</text:p>
          </table:table-cell>
          <table:table-cell office:value-type="float" office:value="6.2" table:content-validation-name="val11" table:style-name="ce201">
            <text:p>6.2</text:p>
          </table:table-cell>
          <table:table-cell table:content-validation-name="val10" table:style-name="ce202"/>
          <table:table-cell table:content-validation-name="val11" table:style-name="ce203"/>
          <table:table-cell office:value-type="float" office:value="282" table:formula="of:=SUM([.R12];[.T12];[.V12];[.X12];)" table:style-name="ce132">
            <text:p>282</text:p>
          </table:table-cell>
          <table:table-cell office:value-type="float" office:value="206.20999999999998" table:formula="of:=SUM([.S12];[.U12];[.W12];[.Y12])" table:style-name="ce132">
            <text:p>206.21</text:p>
          </table:table-cell>
          <table:table-cell office:value-type="float" office:value="1560" table:formula="of:=[.P12]+[.Z12]" table:content-validation-name="val9" table:style-name="ce133">
            <text:p>1,560</text:p>
          </table:table-cell>
          <table:table-cell office:value-type="float" office:value="1397.1635699999983" table:formula="of:=[.Q12]+[.AA12]" table:content-validation-name="val9" table:style-name="ce133">
            <text:p>1,397</text:p>
          </table:table-cell>
          <table:table-cell office:value-type="currency" office:value="1975314.21" table:content-validation-name="val7" table:style-name="ce134">
            <text:p>£1,975,314.21</text:p>
          </table:table-cell>
          <table:table-cell office:value-type="currency" office:value="17264.07" table:content-validation-name="val7" table:style-name="ce135">
            <text:p>£17,264.07</text:p>
          </table:table-cell>
          <table:table-cell office:value-type="currency" office:value="6400" table:content-validation-name="val7" table:style-name="ce135">
            <text:p>£6,400.00</text:p>
          </table:table-cell>
          <table:table-cell office:value-type="currency" office:value="200234.67" table:content-validation-name="val7" table:style-name="ce135">
            <text:p>£200,234.67</text:p>
          </table:table-cell>
          <table:table-cell office:value-type="currency" office:value="384287.16" table:content-validation-name="val7" table:style-name="ce135">
            <text:p>£384,287.16</text:p>
          </table:table-cell>
          <table:table-cell office:value-type="currency" office:value="188470.07" table:content-validation-name="val7" table:style-name="ce135">
            <text:p>£188,470.07</text:p>
          </table:table-cell>
          <table:table-cell office:value-type="currency" office:value="2771970.18" table:formula="of:=SUM([.AD12:.AI12])" table:style-name="ce136">
            <text:p>£2,771,970.18</text:p>
          </table:table-cell>
          <table:table-cell office:value-type="currency" office:value="937561.58" table:content-validation-name="val7" table:style-name="ce137">
            <text:p>£937,561.58</text:p>
          </table:table-cell>
          <table:table-cell table:content-validation-name="val7" table:style-name="ce137"/>
          <table:table-cell office:value-type="currency" office:value="937561.58" table:formula="of:=SUM([.AK12:.AL12])" table:style-name="ce138">
            <text:p>£937,561.58</text:p>
          </table:table-cell>
          <table:table-cell office:value-type="currency" office:value="3709531.7600000002" table:formula="of:=SUM([.AM12];[.AJ12])" table:style-name="ce139">
            <text:p>£3,709,531.76</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Children and Family Court Advisory and Support Services</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table:content-validation-name="val10" table:style-name="ce208"/>
          <table:table-cell table:content-validation-name="val11" table:style-name="ce183"/>
          <table:table-cell table:content-validation-name="val10" table:style-name="ce179"/>
          <table:table-cell table:content-validation-name="val11" table:style-name="ce180"/>
          <table:table-cell table:content-validation-name="val10" table:style-name="ce181"/>
          <table:table-cell table:content-validation-name="val11" table:style-name="ce182"/>
          <table:table-cell table:content-validation-name="val10" table:style-name="ce178"/>
          <table:table-cell table:content-validation-name="val11" table:style-name="ce188"/>
          <table:table-cell table:content-validation-name="val10" table:style-name="ce185"/>
          <table:table-cell table:content-validation-name="val11" table:style-name="ce186"/>
          <table:table-cell office:value-type="float" office:value="1933" table:content-validation-name="val10" table:style-name="ce184">
            <text:p>1933</text:p>
          </table:table-cell>
          <table:table-cell office:value-type="float" office:value="1757.3840604890563" table:content-validation-name="val11" table:style-name="ce187">
            <text:p>1757.38406</text:p>
          </table:table-cell>
          <table:table-cell office:value-type="float" office:value="1933" table:formula="of:=SUM([.D13];[.F13];[.H13];[.J13];[.L13];[.N13])" table:content-validation-name="val9" table:style-name="ce131">
            <text:p>1,933</text:p>
          </table:table-cell>
          <table:table-cell office:value-type="float" office:value="1757.3840604890563" table:formula="of:=SUM([.E13];[.G13];[.I13];[.K13];[.M13];[.O13])" table:content-validation-name="val9" table:style-name="ce131">
            <text:p>1,757</text:p>
          </table:table-cell>
          <table:table-cell office:value-type="float" office:value="77" table:content-validation-name="val10" table:style-name="ce198">
            <text:p>77</text:p>
          </table:table-cell>
          <table:table-cell office:value-type="float" office:value="77" table:content-validation-name="val11" table:style-name="ce196">
            <text:p>77</text:p>
          </table:table-cell>
          <table:table-cell office:value-type="float" office:value="1" table:content-validation-name="val10" table:style-name="ce197">
            <text:p>1</text:p>
          </table:table-cell>
          <table:table-cell office:value-type="float" office:value="1" table:content-validation-name="val11" table:style-name="ce199">
            <text:p>1</text:p>
          </table:table-cell>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78" table:formula="of:=SUM([.R13];[.T13];[.V13];[.X13];)" table:style-name="ce132">
            <text:p>78</text:p>
          </table:table-cell>
          <table:table-cell office:value-type="float" office:value="78" table:formula="of:=SUM([.S13];[.U13];[.W13];[.Y13])" table:style-name="ce132">
            <text:p>78</text:p>
          </table:table-cell>
          <table:table-cell office:value-type="float" office:value="2011" table:formula="of:=[.P13]+[.Z13]" table:content-validation-name="val9" table:style-name="ce133">
            <text:p>2,011</text:p>
          </table:table-cell>
          <table:table-cell office:value-type="float" office:value="1835.3840604890563" table:formula="of:=[.Q13]+[.AA13]" table:content-validation-name="val9" table:style-name="ce133">
            <text:p>1,835</text:p>
          </table:table-cell>
          <table:table-cell office:value-type="currency" office:value="5596207.0699999984" table:content-validation-name="val7" table:style-name="ce134">
            <text:p>£5,596,207.07</text:p>
          </table:table-cell>
          <table:table-cell office:value-type="currency" office:value="91519.88999999997" table:content-validation-name="val7" table:style-name="ce135">
            <text:p>£91,519.89</text:p>
          </table:table-cell>
          <table:table-cell office:value-type="currency" office:value="0" table:content-validation-name="val7" table:style-name="ce135">
            <text:p>£0.00</text:p>
          </table:table-cell>
          <table:table-cell office:value-type="currency" office:value="45482.389999999992" table:content-validation-name="val7" table:style-name="ce135">
            <text:p>£45,482.39</text:p>
          </table:table-cell>
          <table:table-cell office:value-type="currency" office:value="1154650.2900000003" table:content-validation-name="val7" table:style-name="ce135">
            <text:p>£1,154,650.29</text:p>
          </table:table-cell>
          <table:table-cell office:value-type="currency" office:value="635454.29999999993" table:content-validation-name="val7" table:style-name="ce135">
            <text:p>£635,454.30</text:p>
          </table:table-cell>
          <table:table-cell office:value-type="currency" office:value="7523313.9399999976" table:formula="of:=SUM([.AD13:.AI13])" table:style-name="ce136">
            <text:p>£7,523,313.94</text:p>
          </table:table-cell>
          <table:table-cell office:value-type="currency" office:value="551088.16999999993" table:content-validation-name="val7" table:style-name="ce137">
            <text:p>£551,088.17</text:p>
          </table:table-cell>
          <table:table-cell table:content-validation-name="val7" table:style-name="ce137"/>
          <table:table-cell office:value-type="currency" office:value="551088.16999999993" table:formula="of:=SUM([.AK13:.AL13])" table:style-name="ce138">
            <text:p>£551,088.17</text:p>
          </table:table-cell>
          <table:table-cell office:value-type="currency" office:value="8074402.1099999975" table:formula="of:=SUM([.AM13];[.AJ13])" table:style-name="ce139">
            <text:p>£8,074,402.11</text:p>
          </table:table-cell>
          <table:table-cell office:value-type="string" table:content-validation-name="val9" table:style-name="ce142">
            <text:p>Agency staff include Practitioners as well as Admin/Clerical</text:p>
          </table:table-cell>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Criminal Cases Review Commission</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table:content-validation-name="val10" table:style-name="ce208"/>
          <table:table-cell table:content-validation-name="val11" table:style-name="ce183"/>
          <table:table-cell table:content-validation-name="val10" table:style-name="ce179"/>
          <table:table-cell table:content-validation-name="val11" table:style-name="ce180"/>
          <table:table-cell table:content-validation-name="val10" table:style-name="ce181"/>
          <table:table-cell table:content-validation-name="val11" table:style-name="ce182"/>
          <table:table-cell table:content-validation-name="val10" table:style-name="ce178"/>
          <table:table-cell table:content-validation-name="val11" table:style-name="ce188"/>
          <table:table-cell table:content-validation-name="val10" table:style-name="ce185"/>
          <table:table-cell table:content-validation-name="val11" table:style-name="ce186"/>
          <table:table-cell office:value-type="float" office:value="84" table:content-validation-name="val10" table:style-name="ce184">
            <text:p>84</text:p>
          </table:table-cell>
          <table:table-cell office:value-type="float" office:value="78" table:content-validation-name="val11" table:style-name="ce187">
            <text:p>78</text:p>
          </table:table-cell>
          <table:table-cell office:value-type="float" office:value="84" table:formula="of:=SUM([.D14];[.F14];[.H14];[.J14];[.L14];[.N14])" table:content-validation-name="val9" table:style-name="ce131">
            <text:p>84</text:p>
          </table:table-cell>
          <table:table-cell office:value-type="float" office:value="78" table:formula="of:=SUM([.E14];[.G14];[.I14];[.K14];[.M14];[.O14])" table:content-validation-name="val9" table:style-name="ce131">
            <text:p>78</text:p>
          </table:table-cell>
          <table:table-cell office:value-type="float" office:value="0" table:content-validation-name="val10" table:style-name="ce198">
            <text:p>0</text:p>
          </table:table-cell>
          <table:table-cell office:value-type="float" office:value="0" table:content-validation-name="val11" table:style-name="ce196">
            <text:p>0</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14];[.T14];[.V14];[.X14];)" table:style-name="ce132">
            <text:p>0</text:p>
          </table:table-cell>
          <table:table-cell office:value-type="float" office:value="0" table:formula="of:=SUM([.S14];[.U14];[.W14];[.Y14])" table:style-name="ce132">
            <text:p>0</text:p>
          </table:table-cell>
          <table:table-cell office:value-type="float" office:value="84" table:formula="of:=[.P14]+[.Z14]" table:content-validation-name="val9" table:style-name="ce133">
            <text:p>84</text:p>
          </table:table-cell>
          <table:table-cell office:value-type="float" office:value="78" table:formula="of:=[.Q14]+[.AA14]" table:content-validation-name="val9" table:style-name="ce133">
            <text:p>78</text:p>
          </table:table-cell>
          <table:table-cell office:value-type="currency" office:value="229191.27" table:content-validation-name="val7" table:style-name="ce134">
            <text:p>£229,191.27</text:p>
          </table:table-cell>
          <table:table-cell office:value-type="currency" office:value="50.01" table:content-validation-name="val7" table:style-name="ce135">
            <text:p>£50.01</text:p>
          </table:table-cell>
          <table:table-cell table:content-validation-name="val7" table:style-name="ce135"/>
          <table:table-cell table:content-validation-name="val7" table:style-name="ce135"/>
          <table:table-cell office:value-type="currency" office:value="46815.020000000004" table:content-validation-name="val7" table:style-name="ce135">
            <text:p>£46,815.02</text:p>
          </table:table-cell>
          <table:table-cell office:value-type="currency" office:value="23283.7" table:content-validation-name="val7" table:style-name="ce135">
            <text:p>£23,283.70</text:p>
          </table:table-cell>
          <table:table-cell office:value-type="currency" office:value="299340" table:formula="of:=SUM([.AD14:.AI14])" table:style-name="ce136">
            <text:p>£299,340.00</text:p>
          </table:table-cell>
          <table:table-cell office:value-type="currency" office:value="0" table:content-validation-name="val7" table:style-name="ce137">
            <text:p>£0.00</text:p>
          </table:table-cell>
          <table:table-cell table:content-validation-name="val7" table:style-name="ce137"/>
          <table:table-cell office:value-type="currency" office:value="0" table:formula="of:=SUM([.AK14:.AL14])" table:style-name="ce138">
            <text:p>£0.00</text:p>
          </table:table-cell>
          <table:table-cell office:value-type="currency" office:value="299340" table:formula="of:=SUM([.AM14];[.AJ14])" table:style-name="ce139">
            <text:p>£299,340.00</text:p>
          </table:table-cell>
          <table:table-cell office:value-type="string" table:content-validation-name="val9" table:style-name="ce142">
            <text:p>This data does not include Commissioners and Non-Executive Directors as they are office holders and not employees.</text:p>
            <text:p>The Commission employees are not Civil Servants and therefore Civil Service grades are not applied to their roles.</text:p>
          </table:table-cell>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Judicial Appointments Commission</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3" table:content-validation-name="val10" table:style-name="ce192">
            <text:p>3</text:p>
          </table:table-cell>
          <table:table-cell office:value-type="float" office:value="2.8" table:content-validation-name="val11" table:style-name="ce191">
            <text:p>2.8</text:p>
          </table:table-cell>
          <table:table-cell office:value-type="float" office:value="10" table:content-validation-name="val10" table:style-name="ce192">
            <text:p>10</text:p>
          </table:table-cell>
          <table:table-cell office:value-type="float" office:value="10" table:content-validation-name="val11" table:style-name="ce191">
            <text:p>10</text:p>
          </table:table-cell>
          <table:table-cell office:value-type="float" office:value="32" table:content-validation-name="val10" table:style-name="ce192">
            <text:p>32</text:p>
          </table:table-cell>
          <table:table-cell office:value-type="float" office:value="31.4" table:content-validation-name="val11" table:style-name="ce191">
            <text:p>31.4</text:p>
          </table:table-cell>
          <table:table-cell office:value-type="float" office:value="9" table:content-validation-name="val10" table:style-name="ce192">
            <text:p>9</text:p>
          </table:table-cell>
          <table:table-cell office:value-type="float" office:value="8.1999999999999993" table:content-validation-name="val11" table:style-name="ce191">
            <text:p>8.2</text:p>
          </table:table-cell>
          <table:table-cell office:value-type="float" office:value="1" table:content-validation-name="val10" table:style-name="ce192">
            <text:p>1</text:p>
          </table:table-cell>
          <table:table-cell office:value-type="float" office:value="1" table:content-validation-name="val11" table:style-name="ce191">
            <text:p>1</text:p>
          </table:table-cell>
          <table:table-cell office:value-type="float" office:value="1" table:content-validation-name="val10" table:style-name="ce192">
            <text:p>1</text:p>
          </table:table-cell>
          <table:table-cell office:value-type="float" office:value="0.4" table:content-validation-name="val11" table:style-name="ce191">
            <text:p>0.4</text:p>
          </table:table-cell>
          <table:table-cell office:value-type="float" office:value="56" table:formula="of:=SUM([.D15];[.F15];[.H15];[.J15];[.L15];[.N15])" table:content-validation-name="val9" table:style-name="ce131">
            <text:p>56</text:p>
          </table:table-cell>
          <table:table-cell office:value-type="float" office:value="53.800000000000004" table:formula="of:=SUM([.E15];[.G15];[.I15];[.K15];[.M15];[.O15])" table:content-validation-name="val9" table:style-name="ce131">
            <text:p>54</text:p>
          </table:table-cell>
          <table:table-cell office:value-type="float" office:value="9" table:content-validation-name="val10" table:style-name="ce198">
            <text:p>9</text:p>
          </table:table-cell>
          <table:table-cell office:value-type="float" office:value="7.6" table:content-validation-name="val11" table:style-name="ce196">
            <text:p>7.6</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office:value-type="float" office:value="1" table:content-validation-name="val10" table:style-name="ce202">
            <text:p>1</text:p>
          </table:table-cell>
          <table:table-cell office:value-type="float" office:value="0.1" table:content-validation-name="val11" table:style-name="ce203">
            <text:p>0.1</text:p>
          </table:table-cell>
          <table:table-cell office:value-type="float" office:value="10" table:formula="of:=SUM([.R15];[.T15];[.V15];[.X15];)" table:style-name="ce132">
            <text:p>10</text:p>
          </table:table-cell>
          <table:table-cell office:value-type="float" office:value="7.6999999999999993" table:formula="of:=SUM([.S15];[.U15];[.W15];[.Y15])" table:style-name="ce132">
            <text:p>7.7</text:p>
          </table:table-cell>
          <table:table-cell office:value-type="float" office:value="66" table:formula="of:=[.P15]+[.Z15]" table:content-validation-name="val9" table:style-name="ce133">
            <text:p>66</text:p>
          </table:table-cell>
          <table:table-cell office:value-type="float" office:value="61.5" table:formula="of:=[.Q15]+[.AA15]" table:content-validation-name="val9" table:style-name="ce133">
            <text:p>62</text:p>
          </table:table-cell>
          <table:table-cell office:value-type="currency" office:value="164506.31000000003" table:content-validation-name="val7" table:style-name="ce134">
            <text:p>£164,506.31</text:p>
          </table:table-cell>
          <table:table-cell office:value-type="currency" office:value="1608.76" table:content-validation-name="val7" table:style-name="ce135">
            <text:p>£1,608.76</text:p>
          </table:table-cell>
          <table:table-cell table:content-validation-name="val7" table:style-name="ce135"/>
          <table:table-cell office:value-type="currency" office:value="-1909.63" table:content-validation-name="val7" table:style-name="ce135">
            <text:p>-£1,909.63</text:p>
          </table:table-cell>
          <table:table-cell office:value-type="currency" office:value="26921.940000000002" table:content-validation-name="val7" table:style-name="ce135">
            <text:p>£26,921.94</text:p>
          </table:table-cell>
          <table:table-cell office:value-type="currency" office:value="15909.37" table:content-validation-name="val7" table:style-name="ce135">
            <text:p>£15,909.37</text:p>
          </table:table-cell>
          <table:table-cell office:value-type="currency" office:value="207036.75000000003" table:formula="of:=SUM([.AD15:.AI15])" table:style-name="ce136">
            <text:p>£207,036.75</text:p>
          </table:table-cell>
          <table:table-cell office:value-type="currency" office:value="7057.9200000000037" table:content-validation-name="val7" table:style-name="ce137">
            <text:p>£7,057.92</text:p>
          </table:table-cell>
          <table:table-cell office:value-type="currency" office:value="2036" table:content-validation-name="val7" table:style-name="ce137">
            <text:p>£2,036.00</text:p>
          </table:table-cell>
          <table:table-cell office:value-type="currency" office:value="9093.9200000000037" table:formula="of:=SUM([.AK15:.AL15])" table:style-name="ce138">
            <text:p>£9,093.92</text:p>
          </table:table-cell>
          <table:table-cell office:value-type="currency" office:value="216130.67000000004" table:formula="of:=SUM([.AM15];[.AJ15])" table:style-name="ce139">
            <text:p>£216,130.67</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Legal Services Board</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0" table:content-validation-name="val10" table:style-name="ce189">
            <text:p>0</text:p>
          </table:table-cell>
          <table:table-cell office:value-type="float" office:value="0" table:content-validation-name="val11" table:style-name="ce190">
            <text:p>0</text:p>
          </table:table-cell>
          <table:table-cell office:value-type="float" office:value="37" table:content-validation-name="val10" table:style-name="ce192">
            <text:p>37</text:p>
          </table:table-cell>
          <table:table-cell office:value-type="float" office:value="34.090000000000003" table:content-validation-name="val11" table:style-name="ce191">
            <text:p>34.09</text:p>
          </table:table-cell>
          <table:table-cell office:value-type="float" office:value="37" table:formula="of:=SUM([.D16];[.F16];[.H16];[.J16];[.L16];[.N16])" table:content-validation-name="val9" table:style-name="ce131">
            <text:p>37</text:p>
          </table:table-cell>
          <table:table-cell office:value-type="float" office:value="34.090000000000003" table:formula="of:=SUM([.E16];[.G16];[.I16];[.K16];[.M16];[.O16])" table:content-validation-name="val9" table:style-name="ce131">
            <text:p>34</text:p>
          </table:table-cell>
          <table:table-cell office:value-type="float" office:value="0" table:content-validation-name="val10" table:style-name="ce198">
            <text:p>0</text:p>
          </table:table-cell>
          <table:table-cell office:value-type="float" office:value="0" table:content-validation-name="val11" table:style-name="ce196">
            <text:p>0</text:p>
          </table:table-cell>
          <table:table-cell office:value-type="float" office:value="0" table:content-validation-name="val10" table:style-name="ce197">
            <text:p>0</text:p>
          </table:table-cell>
          <table:table-cell office:value-type="float" office:value="0" table:content-validation-name="val11" table:style-name="ce199">
            <text:p>0</text:p>
          </table:table-cell>
          <table:table-cell office:value-type="float" office:value="0" table:content-validation-name="val10" table:style-name="ce200">
            <text:p>0</text:p>
          </table:table-cell>
          <table:table-cell office:value-type="float" office:value="0" table:content-validation-name="val11" table:style-name="ce201">
            <text:p>0</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0" table:formula="of:=SUM([.R16];[.T16];[.V16];[.X16];)" table:style-name="ce132">
            <text:p>0</text:p>
          </table:table-cell>
          <table:table-cell office:value-type="float" office:value="0" table:formula="of:=SUM([.S16];[.U16];[.W16];[.Y16])" table:style-name="ce132">
            <text:p>0</text:p>
          </table:table-cell>
          <table:table-cell office:value-type="float" office:value="37" table:formula="of:=[.P16]+[.Z16]" table:content-validation-name="val9" table:style-name="ce133">
            <text:p>37</text:p>
          </table:table-cell>
          <table:table-cell office:value-type="float" office:value="34.090000000000003" table:formula="of:=[.Q16]+[.AA16]" table:content-validation-name="val9" table:style-name="ce133">
            <text:p>34</text:p>
          </table:table-cell>
          <table:table-cell office:value-type="currency" office:value="154795.60999999999" table:content-validation-name="val7" table:style-name="ce134">
            <text:p>£154,795.61</text:p>
          </table:table-cell>
          <table:table-cell table:content-validation-name="val7" table:style-name="ce135"/>
          <table:table-cell table:content-validation-name="val7" table:style-name="ce135"/>
          <table:table-cell table:content-validation-name="val7" table:style-name="ce135"/>
          <table:table-cell office:value-type="currency" office:value="22713.09" table:content-validation-name="val7" table:style-name="ce135">
            <text:p>£22,713.09</text:p>
          </table:table-cell>
          <table:table-cell office:value-type="currency" office:value="18137.71" table:content-validation-name="val7" table:style-name="ce135">
            <text:p>£18,137.71</text:p>
          </table:table-cell>
          <table:table-cell office:value-type="currency" office:value="195646.40999999997" table:formula="of:=SUM([.AD16:.AI16])" table:style-name="ce136">
            <text:p>£195,646.41</text:p>
          </table:table-cell>
          <table:table-cell table:content-validation-name="val7" table:style-name="ce137"/>
          <table:table-cell table:content-validation-name="val7" table:style-name="ce137"/>
          <table:table-cell office:value-type="currency" office:value="0" table:formula="of:=SUM([.AK16:.AL16])" table:style-name="ce138">
            <text:p>£0.00</text:p>
          </table:table-cell>
          <table:table-cell office:value-type="currency" office:value="195646.40999999997" table:formula="of:=SUM([.AM16];[.AJ16])" table:style-name="ce139">
            <text:p>£195,646.41</text:p>
          </table:table-cell>
          <table:table-cell office:value-type="string" table:content-validation-name="val9" table:style-name="ce142">
            <text:p>LSB staff are not civil servants, so do not enjoy civil service terms and conditions neither do they have a defined benefit pension provision</text:p>
          </table:table-cell>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Parole Board</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8" table:content-validation-name="val10" table:style-name="ce207">
            <text:p>8</text:p>
          </table:table-cell>
          <table:table-cell office:value-type="float" office:value="6.6" table:content-validation-name="val11" table:style-name="ce195">
            <text:p>6.6</text:p>
          </table:table-cell>
          <table:table-cell office:value-type="float" office:value="77" table:content-validation-name="val10" table:style-name="ce194">
            <text:p>77</text:p>
          </table:table-cell>
          <table:table-cell office:value-type="float" office:value="75.599999999999994" table:content-validation-name="val11" table:style-name="ce193">
            <text:p>75.6</text:p>
          </table:table-cell>
          <table:table-cell office:value-type="float" office:value="25" table:content-validation-name="val10" table:style-name="ce194">
            <text:p>25</text:p>
          </table:table-cell>
          <table:table-cell office:value-type="float" office:value="24.6" table:content-validation-name="val11" table:style-name="ce193">
            <text:p>24.6</text:p>
          </table:table-cell>
          <table:table-cell office:value-type="float" office:value="6" table:content-validation-name="val10" table:style-name="ce194">
            <text:p>6</text:p>
          </table:table-cell>
          <table:table-cell office:value-type="float" office:value="6" table:content-validation-name="val11" table:style-name="ce193">
            <text:p>6</text:p>
          </table:table-cell>
          <table:table-cell office:value-type="float" office:value="1" table:content-validation-name="val10" table:style-name="ce194">
            <text:p>1</text:p>
          </table:table-cell>
          <table:table-cell office:value-type="float" office:value="1" table:content-validation-name="val11" table:style-name="ce193">
            <text:p>1</text:p>
          </table:table-cell>
          <table:table-cell office:value-type="float" office:value="0" table:content-validation-name="val10" table:style-name="ce194">
            <text:p>0</text:p>
          </table:table-cell>
          <table:table-cell office:value-type="float" office:value="0" table:content-validation-name="val11" table:style-name="ce193">
            <text:p>0</text:p>
          </table:table-cell>
          <table:table-cell office:value-type="float" office:value="117" table:formula="of:=SUM([.D17];[.F17];[.H17];[.J17];[.L17];[.N17])" table:content-validation-name="val9" table:style-name="ce131">
            <text:p>117</text:p>
          </table:table-cell>
          <table:table-cell office:value-type="float" office:value="113.79999999999998" table:formula="of:=SUM([.E17];[.G17];[.I17];[.K17];[.M17];[.O17])" table:content-validation-name="val9" table:style-name="ce131">
            <text:p>114</text:p>
          </table:table-cell>
          <table:table-cell office:value-type="float" office:value="15" table:content-validation-name="val10" table:style-name="ce198">
            <text:p>15</text:p>
          </table:table-cell>
          <table:table-cell office:value-type="float" office:value="14.4" table:content-validation-name="val11" table:style-name="ce196">
            <text:p>14.4</text:p>
          </table:table-cell>
          <table:table-cell office:value-type="float" office:value="0" table:content-validation-name="val10" table:style-name="ce197">
            <text:p>0</text:p>
          </table:table-cell>
          <table:table-cell office:value-type="float" office:value="0" table:content-validation-name="val11" table:style-name="ce199">
            <text:p>0</text:p>
          </table:table-cell>
          <table:table-cell office:value-type="float" office:value="1" table:content-validation-name="val10" table:style-name="ce200">
            <text:p>1</text:p>
          </table:table-cell>
          <table:table-cell office:value-type="float" office:value="1" table:content-validation-name="val11" table:style-name="ce201">
            <text:p>1</text:p>
          </table:table-cell>
          <table:table-cell office:value-type="float" office:value="0" table:content-validation-name="val10" table:style-name="ce202">
            <text:p>0</text:p>
          </table:table-cell>
          <table:table-cell office:value-type="float" office:value="0" table:content-validation-name="val11" table:style-name="ce203">
            <text:p>0</text:p>
          </table:table-cell>
          <table:table-cell office:value-type="float" office:value="16" table:formula="of:=SUM([.R17];[.T17];[.V17];[.X17];)" table:style-name="ce132">
            <text:p>16</text:p>
          </table:table-cell>
          <table:table-cell office:value-type="float" office:value="15.4" table:formula="of:=SUM([.S17];[.U17];[.W17];[.Y17])" table:style-name="ce132">
            <text:p>15.4</text:p>
          </table:table-cell>
          <table:table-cell office:value-type="float" office:value="133" table:formula="of:=[.P17]+[.Z17]" table:content-validation-name="val9" table:style-name="ce133">
            <text:p>133</text:p>
          </table:table-cell>
          <table:table-cell office:value-type="float" office:value="129.19999999999999" table:formula="of:=[.Q17]+[.AA17]" table:content-validation-name="val9" table:style-name="ce133">
            <text:p>129</text:p>
          </table:table-cell>
          <table:table-cell office:value-type="currency" office:value="235869.8" table:content-validation-name="val7" table:style-name="ce134">
            <text:p>£235,869.80</text:p>
          </table:table-cell>
          <table:table-cell office:value-type="currency" office:value="1422.2" table:content-validation-name="val7" table:style-name="ce135">
            <text:p>£1,422.20</text:p>
          </table:table-cell>
          <table:table-cell office:value-type="currency" office:value="0" table:content-validation-name="val7" table:style-name="ce135">
            <text:p>£0.00</text:p>
          </table:table-cell>
          <table:table-cell office:value-type="currency" office:value="0" table:content-validation-name="val7" table:style-name="ce135">
            <text:p>£0.00</text:p>
          </table:table-cell>
          <table:table-cell office:value-type="currency" office:value="46221.4" table:content-validation-name="val7" table:style-name="ce135">
            <text:p>£46,221.40</text:p>
          </table:table-cell>
          <table:table-cell office:value-type="currency" office:value="25561.7" table:content-validation-name="val7" table:style-name="ce135">
            <text:p>£25,561.70</text:p>
          </table:table-cell>
          <table:table-cell office:value-type="currency" office:value="309075.10000000003" table:formula="of:=SUM([.AD17:.AI17])" table:style-name="ce136">
            <text:p>£309,075.10</text:p>
          </table:table-cell>
          <table:table-cell office:value-type="currency" office:value="46000" table:content-validation-name="val7" table:style-name="ce137">
            <text:p>£46,000.00</text:p>
          </table:table-cell>
          <table:table-cell table:content-validation-name="val7" table:style-name="ce137"/>
          <table:table-cell office:value-type="currency" office:value="46000" table:formula="of:=SUM([.AK17:.AL17])" table:style-name="ce138">
            <text:p>£46,000.00</text:p>
          </table:table-cell>
          <table:table-cell office:value-type="currency" office:value="355075.10000000003" table:formula="of:=SUM([.AM17];[.AJ17])" table:style-name="ce139">
            <text:p>£355,075.1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40">
          <table:table-cell office:value-type="string" table:content-validation-name="val5" table:style-name="ce127">
            <text:p>Youth Justice Board for England and Wales</text:p>
          </table:table-cell>
          <table:table-cell office:value-type="string" table:content-validation-name="val8" table:style-name="ce204">
            <text:p>Executive Non-Departmental Public Body</text:p>
          </table:table-cell>
          <table:table-cell office:value-type="string" table:content-validation-name="val4" table:style-name="ce205">
            <text:p>Ministry of Justice</text:p>
          </table:table-cell>
          <table:table-cell office:value-type="float" office:value="5" table:content-validation-name="val10" table:style-name="ce194">
            <text:p>5</text:p>
          </table:table-cell>
          <table:table-cell office:value-type="float" office:value="4.46" table:content-validation-name="val11" table:style-name="ce193">
            <text:p>4.46</text:p>
          </table:table-cell>
          <table:table-cell office:value-type="float" office:value="10" table:content-validation-name="val10" table:style-name="ce194">
            <text:p>10</text:p>
          </table:table-cell>
          <table:table-cell office:value-type="float" office:value="9.4" table:content-validation-name="val11" table:style-name="ce193">
            <text:p>9.4</text:p>
          </table:table-cell>
          <table:table-cell office:value-type="float" office:value="47" table:content-validation-name="val10" table:style-name="ce194">
            <text:p>47</text:p>
          </table:table-cell>
          <table:table-cell office:value-type="float" office:value="45.8" table:content-validation-name="val11" table:style-name="ce193">
            <text:p>45.8</text:p>
          </table:table-cell>
          <table:table-cell office:value-type="float" office:value="24" table:content-validation-name="val10" table:style-name="ce194">
            <text:p>24</text:p>
          </table:table-cell>
          <table:table-cell office:value-type="float" office:value="22.3" table:content-validation-name="val11" table:style-name="ce193">
            <text:p>22.3</text:p>
          </table:table-cell>
          <table:table-cell office:value-type="float" office:value="1" table:content-validation-name="val10" table:style-name="ce194">
            <text:p>1</text:p>
          </table:table-cell>
          <table:table-cell office:value-type="float" office:value="1" table:content-validation-name="val11" table:style-name="ce193">
            <text:p>1</text:p>
          </table:table-cell>
          <table:table-cell office:value-type="float" office:value="0" table:content-validation-name="val10" table:style-name="ce194">
            <text:p>0</text:p>
          </table:table-cell>
          <table:table-cell office:value-type="float" office:value="0" table:content-validation-name="val11" table:style-name="ce193">
            <text:p>0</text:p>
          </table:table-cell>
          <table:table-cell office:value-type="float" office:value="87" table:formula="of:=SUM([.D18];[.F18];[.H18];[.J18];[.L18];[.N18])" table:content-validation-name="val9" table:style-name="ce131">
            <text:p>87</text:p>
          </table:table-cell>
          <table:table-cell office:value-type="float" office:value="82.96" table:formula="of:=SUM([.E18];[.G18];[.I18];[.K18];[.M18];[.O18])" table:content-validation-name="val9" table:style-name="ce131">
            <text:p>83</text:p>
          </table:table-cell>
          <table:table-cell office:value-type="float" office:value="1" table:content-validation-name="val10" table:style-name="ce198">
            <text:p>1</text:p>
          </table:table-cell>
          <table:table-cell office:value-type="float" office:value="0.7" table:content-validation-name="val11" table:style-name="ce196">
            <text:p>0.7</text:p>
          </table:table-cell>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1" table:formula="of:=SUM([.R18];[.T18];[.V18];[.X18];)" table:style-name="ce132">
            <text:p>1</text:p>
          </table:table-cell>
          <table:table-cell office:value-type="float" office:value="0.7" table:formula="of:=SUM([.S18];[.U18];[.W18];[.Y18])" table:style-name="ce132">
            <text:p>0.7</text:p>
          </table:table-cell>
          <table:table-cell office:value-type="float" office:value="88" table:formula="of:=[.P18]+[.Z18]" table:content-validation-name="val9" table:style-name="ce133">
            <text:p>88</text:p>
          </table:table-cell>
          <table:table-cell office:value-type="float" office:value="83.66" table:formula="of:=[.Q18]+[.AA18]" table:content-validation-name="val9" table:style-name="ce133">
            <text:p>84</text:p>
          </table:table-cell>
          <table:table-cell office:value-type="currency" office:value="314685.38" table:content-validation-name="val7" table:style-name="ce134">
            <text:p>£314,685.38</text:p>
          </table:table-cell>
          <table:table-cell office:value-type="currency" office:value="1666.29" table:content-validation-name="val7" table:style-name="ce135">
            <text:p>£1,666.29</text:p>
          </table:table-cell>
          <table:table-cell table:content-validation-name="val7" table:style-name="ce135"/>
          <table:table-cell table:content-validation-name="val7" table:style-name="ce135"/>
          <table:table-cell office:value-type="currency" office:value="56329.09" table:content-validation-name="val7" table:style-name="ce135">
            <text:p>£56,329.09</text:p>
          </table:table-cell>
          <table:table-cell office:value-type="currency" office:value="30964.62" table:content-validation-name="val7" table:style-name="ce135">
            <text:p>£30,964.62</text:p>
          </table:table-cell>
          <table:table-cell office:value-type="currency" office:value="403645.38" table:formula="of:=SUM([.AD18:.AI18])" table:style-name="ce136">
            <text:p>£403,645.38</text:p>
          </table:table-cell>
          <table:table-cell office:value-type="currency" office:value="2534.46" table:content-validation-name="val7" table:style-name="ce137">
            <text:p>£2,534.46</text:p>
          </table:table-cell>
          <table:table-cell table:content-validation-name="val7" table:style-name="ce137"/>
          <table:table-cell office:value-type="currency" office:value="2534.46" table:formula="of:=SUM([.AK18:.AL18])" table:style-name="ce138">
            <text:p>£2,534.46</text:p>
          </table:table-cell>
          <table:table-cell office:value-type="currency" office:value="406179.84000000003" table:formula="of:=SUM([.AM18];[.AJ18])" table:style-name="ce139">
            <text:p>£406,179.84</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19];[.F19];[.H19];[.J19];[.L19];[.N19])" table:content-validation-name="val9" table:style-name="ce131">
            <text:p>0</text:p>
          </table:table-cell>
          <table:table-cell office:value-type="float" office:value="0" table:formula="of:=SUM([.E19];[.G19];[.I19];[.K19];[.M19];[.O1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19];[.T19];[.V19];[.X19];)" table:style-name="ce132">
            <text:p>0</text:p>
          </table:table-cell>
          <table:table-cell office:value-type="float" office:value="0" table:formula="of:=SUM([.S19];[.U19];[.W19];[.Y19])" table:style-name="ce132">
            <text:p>0</text:p>
          </table:table-cell>
          <table:table-cell office:value-type="float" office:value="0" table:formula="of:=[.P19]+[.Z19]" table:content-validation-name="val9" table:style-name="ce133">
            <text:p>0</text:p>
          </table:table-cell>
          <table:table-cell office:value-type="float" office:value="0" table:formula="of:=[.Q19]+[.AA1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19:.AI19])" table:style-name="ce136">
            <text:p>£0.00</text:p>
          </table:table-cell>
          <table:table-cell table:content-validation-name="val7" table:style-name="ce137"/>
          <table:table-cell table:content-validation-name="val7" table:style-name="ce137"/>
          <table:table-cell office:value-type="currency" office:value="0" table:formula="of:=SUM([.AK19:.AL19])" table:style-name="ce138">
            <text:p>£0.00</text:p>
          </table:table-cell>
          <table:table-cell office:value-type="currency" office:value="0" table:formula="of:=SUM([.AM19];[.AJ1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0];[.F20];[.H20];[.J20];[.L20];[.N20])" table:content-validation-name="val9" table:style-name="ce131">
            <text:p>0</text:p>
          </table:table-cell>
          <table:table-cell office:value-type="float" office:value="0" table:formula="of:=SUM([.E20];[.G20];[.I20];[.K20];[.M20];[.O2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0];[.T20];[.V20];[.X20];)" table:style-name="ce132">
            <text:p>0</text:p>
          </table:table-cell>
          <table:table-cell office:value-type="float" office:value="0" table:formula="of:=SUM([.S20];[.U20];[.W20];[.Y20])" table:style-name="ce132">
            <text:p>0</text:p>
          </table:table-cell>
          <table:table-cell office:value-type="float" office:value="0" table:formula="of:=[.P20]+[.Z20]" table:content-validation-name="val9" table:style-name="ce133">
            <text:p>0</text:p>
          </table:table-cell>
          <table:table-cell office:value-type="float" office:value="0" table:formula="of:=[.Q20]+[.AA2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0:.AI20])" table:style-name="ce136">
            <text:p>£0.00</text:p>
          </table:table-cell>
          <table:table-cell table:content-validation-name="val7" table:style-name="ce137"/>
          <table:table-cell table:content-validation-name="val7" table:style-name="ce137"/>
          <table:table-cell office:value-type="currency" office:value="0" table:formula="of:=SUM([.AK20:.AL20])" table:style-name="ce138">
            <text:p>£0.00</text:p>
          </table:table-cell>
          <table:table-cell office:value-type="currency" office:value="0" table:formula="of:=SUM([.AM20];[.AJ2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1];[.F21];[.H21];[.J21];[.L21];[.N21])" table:content-validation-name="val9" table:style-name="ce131">
            <text:p>0</text:p>
          </table:table-cell>
          <table:table-cell office:value-type="float" office:value="0" table:formula="of:=SUM([.E21];[.G21];[.I21];[.K21];[.M21];[.O2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1];[.T21];[.V21];[.X21];)" table:style-name="ce132">
            <text:p>0</text:p>
          </table:table-cell>
          <table:table-cell office:value-type="float" office:value="0" table:formula="of:=SUM([.S21];[.U21];[.W21];[.Y21])" table:style-name="ce132">
            <text:p>0</text:p>
          </table:table-cell>
          <table:table-cell office:value-type="float" office:value="0" table:formula="of:=[.P21]+[.Z21]" table:content-validation-name="val9" table:style-name="ce133">
            <text:p>0</text:p>
          </table:table-cell>
          <table:table-cell office:value-type="float" office:value="0" table:formula="of:=[.Q21]+[.AA2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1:.AI21])" table:style-name="ce136">
            <text:p>£0.00</text:p>
          </table:table-cell>
          <table:table-cell table:content-validation-name="val7" table:style-name="ce137"/>
          <table:table-cell table:content-validation-name="val7" table:style-name="ce137"/>
          <table:table-cell office:value-type="currency" office:value="0" table:formula="of:=SUM([.AK21:.AL21])" table:style-name="ce138">
            <text:p>£0.00</text:p>
          </table:table-cell>
          <table:table-cell office:value-type="currency" office:value="0" table:formula="of:=SUM([.AM21];[.AJ2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2];[.F22];[.H22];[.J22];[.L22];[.N22])" table:content-validation-name="val9" table:style-name="ce131">
            <text:p>0</text:p>
          </table:table-cell>
          <table:table-cell office:value-type="float" office:value="0" table:formula="of:=SUM([.E22];[.G22];[.I22];[.K22];[.M22];[.O2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2];[.T22];[.V22];[.X22];)" table:style-name="ce132">
            <text:p>0</text:p>
          </table:table-cell>
          <table:table-cell office:value-type="float" office:value="0" table:formula="of:=SUM([.S22];[.U22];[.W22];[.Y22])" table:style-name="ce132">
            <text:p>0</text:p>
          </table:table-cell>
          <table:table-cell office:value-type="float" office:value="0" table:formula="of:=[.P22]+[.Z22]" table:content-validation-name="val9" table:style-name="ce133">
            <text:p>0</text:p>
          </table:table-cell>
          <table:table-cell office:value-type="float" office:value="0" table:formula="of:=[.Q22]+[.AA2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2:.AI22])" table:style-name="ce136">
            <text:p>£0.00</text:p>
          </table:table-cell>
          <table:table-cell table:content-validation-name="val7" table:style-name="ce137"/>
          <table:table-cell table:content-validation-name="val7" table:style-name="ce137"/>
          <table:table-cell office:value-type="currency" office:value="0" table:formula="of:=SUM([.AK22:.AL22])" table:style-name="ce138">
            <text:p>£0.00</text:p>
          </table:table-cell>
          <table:table-cell office:value-type="currency" office:value="0" table:formula="of:=SUM([.AM22];[.AJ2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3];[.F23];[.H23];[.J23];[.L23];[.N23])" table:content-validation-name="val9" table:style-name="ce131">
            <text:p>0</text:p>
          </table:table-cell>
          <table:table-cell office:value-type="float" office:value="0" table:formula="of:=SUM([.E23];[.G23];[.I23];[.K23];[.M23];[.O23])"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3];[.T23];[.V23];[.X23];)" table:style-name="ce132">
            <text:p>0</text:p>
          </table:table-cell>
          <table:table-cell office:value-type="float" office:value="0" table:formula="of:=SUM([.S23];[.U23];[.W23];[.Y23])" table:style-name="ce132">
            <text:p>0</text:p>
          </table:table-cell>
          <table:table-cell office:value-type="float" office:value="0" table:formula="of:=[.P23]+[.Z23]" table:content-validation-name="val9" table:style-name="ce133">
            <text:p>0</text:p>
          </table:table-cell>
          <table:table-cell office:value-type="float" office:value="0" table:formula="of:=[.Q23]+[.AA23]"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3:.AI23])" table:style-name="ce136">
            <text:p>£0.00</text:p>
          </table:table-cell>
          <table:table-cell table:content-validation-name="val7" table:style-name="ce137"/>
          <table:table-cell table:content-validation-name="val7" table:style-name="ce137"/>
          <table:table-cell office:value-type="currency" office:value="0" table:formula="of:=SUM([.AK23:.AL23])" table:style-name="ce138">
            <text:p>£0.00</text:p>
          </table:table-cell>
          <table:table-cell office:value-type="currency" office:value="0" table:formula="of:=SUM([.AM23];[.AJ23])"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4];[.F24];[.H24];[.J24];[.L24];[.N24])" table:content-validation-name="val9" table:style-name="ce131">
            <text:p>0</text:p>
          </table:table-cell>
          <table:table-cell office:value-type="float" office:value="0" table:formula="of:=SUM([.E24];[.G24];[.I24];[.K24];[.M24];[.O24])"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4];[.T24];[.V24];[.X24];)" table:style-name="ce132">
            <text:p>0</text:p>
          </table:table-cell>
          <table:table-cell office:value-type="float" office:value="0" table:formula="of:=SUM([.S24];[.U24];[.W24];[.Y24])" table:style-name="ce132">
            <text:p>0</text:p>
          </table:table-cell>
          <table:table-cell office:value-type="float" office:value="0" table:formula="of:=[.P24]+[.Z24]" table:content-validation-name="val9" table:style-name="ce133">
            <text:p>0</text:p>
          </table:table-cell>
          <table:table-cell office:value-type="float" office:value="0" table:formula="of:=[.Q24]+[.AA24]"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4:.AI24])" table:style-name="ce136">
            <text:p>£0.00</text:p>
          </table:table-cell>
          <table:table-cell table:content-validation-name="val7" table:style-name="ce137"/>
          <table:table-cell table:content-validation-name="val7" table:style-name="ce137"/>
          <table:table-cell office:value-type="currency" office:value="0" table:formula="of:=SUM([.AK24:.AL24])" table:style-name="ce138">
            <text:p>£0.00</text:p>
          </table:table-cell>
          <table:table-cell office:value-type="currency" office:value="0" table:formula="of:=SUM([.AM24];[.AJ24])"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5];[.F25];[.H25];[.J25];[.L25];[.N25])" table:content-validation-name="val9" table:style-name="ce131">
            <text:p>0</text:p>
          </table:table-cell>
          <table:table-cell office:value-type="float" office:value="0" table:formula="of:=SUM([.E25];[.G25];[.I25];[.K25];[.M25];[.O25])"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5];[.T25];[.V25];[.X25];)" table:style-name="ce132">
            <text:p>0</text:p>
          </table:table-cell>
          <table:table-cell office:value-type="float" office:value="0" table:formula="of:=SUM([.S25];[.U25];[.W25];[.Y25])" table:style-name="ce132">
            <text:p>0</text:p>
          </table:table-cell>
          <table:table-cell office:value-type="float" office:value="0" table:formula="of:=[.P25]+[.Z25]" table:content-validation-name="val9" table:style-name="ce133">
            <text:p>0</text:p>
          </table:table-cell>
          <table:table-cell office:value-type="float" office:value="0" table:formula="of:=[.Q25]+[.AA25]"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5:.AI25])" table:style-name="ce136">
            <text:p>£0.00</text:p>
          </table:table-cell>
          <table:table-cell table:content-validation-name="val7" table:style-name="ce137"/>
          <table:table-cell table:content-validation-name="val7" table:style-name="ce137"/>
          <table:table-cell office:value-type="currency" office:value="0" table:formula="of:=SUM([.AK25:.AL25])" table:style-name="ce138">
            <text:p>£0.00</text:p>
          </table:table-cell>
          <table:table-cell office:value-type="currency" office:value="0" table:formula="of:=SUM([.AM25];[.AJ25])"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6];[.F26];[.H26];[.J26];[.L26];[.N26])" table:content-validation-name="val9" table:style-name="ce131">
            <text:p>0</text:p>
          </table:table-cell>
          <table:table-cell office:value-type="float" office:value="0" table:formula="of:=SUM([.E26];[.G26];[.I26];[.K26];[.M26];[.O26])"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6];[.T26];[.V26];[.X26];)" table:style-name="ce132">
            <text:p>0</text:p>
          </table:table-cell>
          <table:table-cell office:value-type="float" office:value="0" table:formula="of:=SUM([.S26];[.U26];[.W26];[.Y26])" table:style-name="ce132">
            <text:p>0</text:p>
          </table:table-cell>
          <table:table-cell office:value-type="float" office:value="0" table:formula="of:=[.P26]+[.Z26]" table:content-validation-name="val9" table:style-name="ce133">
            <text:p>0</text:p>
          </table:table-cell>
          <table:table-cell office:value-type="float" office:value="0" table:formula="of:=[.Q26]+[.AA26]"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6:.AI26])" table:style-name="ce136">
            <text:p>£0.00</text:p>
          </table:table-cell>
          <table:table-cell table:content-validation-name="val7" table:style-name="ce137"/>
          <table:table-cell table:content-validation-name="val7" table:style-name="ce137"/>
          <table:table-cell office:value-type="currency" office:value="0" table:formula="of:=SUM([.AK26:.AL26])" table:style-name="ce138">
            <text:p>£0.00</text:p>
          </table:table-cell>
          <table:table-cell office:value-type="currency" office:value="0" table:formula="of:=SUM([.AM26];[.AJ26])"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7];[.F27];[.H27];[.J27];[.L27];[.N27])" table:content-validation-name="val9" table:style-name="ce131">
            <text:p>0</text:p>
          </table:table-cell>
          <table:table-cell office:value-type="float" office:value="0" table:formula="of:=SUM([.E27];[.G27];[.I27];[.K27];[.M27];[.O27])"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7];[.T27];[.V27];[.X27];)" table:style-name="ce132">
            <text:p>0</text:p>
          </table:table-cell>
          <table:table-cell office:value-type="float" office:value="0" table:formula="of:=SUM([.S27];[.U27];[.W27];[.Y27])" table:style-name="ce132">
            <text:p>0</text:p>
          </table:table-cell>
          <table:table-cell office:value-type="float" office:value="0" table:formula="of:=[.P27]+[.Z27]" table:content-validation-name="val9" table:style-name="ce133">
            <text:p>0</text:p>
          </table:table-cell>
          <table:table-cell office:value-type="float" office:value="0" table:formula="of:=[.Q27]+[.AA27]"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7:.AI27])" table:style-name="ce136">
            <text:p>£0.00</text:p>
          </table:table-cell>
          <table:table-cell table:content-validation-name="val7" table:style-name="ce137"/>
          <table:table-cell table:content-validation-name="val7" table:style-name="ce137"/>
          <table:table-cell office:value-type="currency" office:value="0" table:formula="of:=SUM([.AK27:.AL27])" table:style-name="ce138">
            <text:p>£0.00</text:p>
          </table:table-cell>
          <table:table-cell office:value-type="currency" office:value="0" table:formula="of:=SUM([.AM27];[.AJ27])"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8];[.F28];[.H28];[.J28];[.L28];[.N28])" table:content-validation-name="val9" table:style-name="ce131">
            <text:p>0</text:p>
          </table:table-cell>
          <table:table-cell office:value-type="float" office:value="0" table:formula="of:=SUM([.E28];[.G28];[.I28];[.K28];[.M28];[.O28])"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8];[.T28];[.V28];[.X28];)" table:style-name="ce132">
            <text:p>0</text:p>
          </table:table-cell>
          <table:table-cell office:value-type="float" office:value="0" table:formula="of:=SUM([.S28];[.U28];[.W28];[.Y28])" table:style-name="ce132">
            <text:p>0</text:p>
          </table:table-cell>
          <table:table-cell office:value-type="float" office:value="0" table:formula="of:=[.P28]+[.Z28]" table:content-validation-name="val9" table:style-name="ce133">
            <text:p>0</text:p>
          </table:table-cell>
          <table:table-cell office:value-type="float" office:value="0" table:formula="of:=[.Q28]+[.AA28]"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8:.AI28])" table:style-name="ce136">
            <text:p>£0.00</text:p>
          </table:table-cell>
          <table:table-cell table:content-validation-name="val7" table:style-name="ce137"/>
          <table:table-cell table:content-validation-name="val7" table:style-name="ce137"/>
          <table:table-cell office:value-type="currency" office:value="0" table:formula="of:=SUM([.AK28:.AL28])" table:style-name="ce138">
            <text:p>£0.00</text:p>
          </table:table-cell>
          <table:table-cell office:value-type="currency" office:value="0" table:formula="of:=SUM([.AM28];[.AJ28])"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29];[.F29];[.H29];[.J29];[.L29];[.N29])" table:content-validation-name="val9" table:style-name="ce131">
            <text:p>0</text:p>
          </table:table-cell>
          <table:table-cell office:value-type="float" office:value="0" table:formula="of:=SUM([.E29];[.G29];[.I29];[.K29];[.M29];[.O2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29];[.T29];[.V29];[.X29];)" table:style-name="ce132">
            <text:p>0</text:p>
          </table:table-cell>
          <table:table-cell office:value-type="float" office:value="0" table:formula="of:=SUM([.S29];[.U29];[.W29];[.Y29])" table:style-name="ce132">
            <text:p>0</text:p>
          </table:table-cell>
          <table:table-cell office:value-type="float" office:value="0" table:formula="of:=[.P29]+[.Z29]" table:content-validation-name="val9" table:style-name="ce133">
            <text:p>0</text:p>
          </table:table-cell>
          <table:table-cell office:value-type="float" office:value="0" table:formula="of:=[.Q29]+[.AA2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29:.AI29])" table:style-name="ce136">
            <text:p>£0.00</text:p>
          </table:table-cell>
          <table:table-cell table:content-validation-name="val7" table:style-name="ce137"/>
          <table:table-cell table:content-validation-name="val7" table:style-name="ce137"/>
          <table:table-cell office:value-type="currency" office:value="0" table:formula="of:=SUM([.AK29:.AL29])" table:style-name="ce138">
            <text:p>£0.00</text:p>
          </table:table-cell>
          <table:table-cell office:value-type="currency" office:value="0" table:formula="of:=SUM([.AM29];[.AJ2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0];[.F30];[.H30];[.J30];[.L30];[.N30])" table:content-validation-name="val9" table:style-name="ce131">
            <text:p>0</text:p>
          </table:table-cell>
          <table:table-cell office:value-type="float" office:value="0" table:formula="of:=SUM([.E30];[.G30];[.I30];[.K30];[.M30];[.O3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0];[.T30];[.V30];[.X30];)" table:style-name="ce132">
            <text:p>0</text:p>
          </table:table-cell>
          <table:table-cell office:value-type="float" office:value="0" table:formula="of:=SUM([.S30];[.U30];[.W30];[.Y30])" table:style-name="ce132">
            <text:p>0</text:p>
          </table:table-cell>
          <table:table-cell office:value-type="float" office:value="0" table:formula="of:=[.P30]+[.Z30]" table:content-validation-name="val9" table:style-name="ce133">
            <text:p>0</text:p>
          </table:table-cell>
          <table:table-cell office:value-type="float" office:value="0" table:formula="of:=[.Q30]+[.AA3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0:.AI30])" table:style-name="ce136">
            <text:p>£0.00</text:p>
          </table:table-cell>
          <table:table-cell table:content-validation-name="val7" table:style-name="ce137"/>
          <table:table-cell table:content-validation-name="val7" table:style-name="ce137"/>
          <table:table-cell office:value-type="currency" office:value="0" table:formula="of:=SUM([.AK30:.AL30])" table:style-name="ce138">
            <text:p>£0.00</text:p>
          </table:table-cell>
          <table:table-cell office:value-type="currency" office:value="0" table:formula="of:=SUM([.AM30];[.AJ3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1];[.F31];[.H31];[.J31];[.L31];[.N31])" table:content-validation-name="val9" table:style-name="ce131">
            <text:p>0</text:p>
          </table:table-cell>
          <table:table-cell office:value-type="float" office:value="0" table:formula="of:=SUM([.E31];[.G31];[.I31];[.K31];[.M31];[.O3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1];[.T31];[.V31];[.X31];)" table:style-name="ce132">
            <text:p>0</text:p>
          </table:table-cell>
          <table:table-cell office:value-type="float" office:value="0" table:formula="of:=SUM([.S31];[.U31];[.W31];[.Y31])" table:style-name="ce132">
            <text:p>0</text:p>
          </table:table-cell>
          <table:table-cell office:value-type="float" office:value="0" table:formula="of:=[.P31]+[.Z31]" table:content-validation-name="val9" table:style-name="ce133">
            <text:p>0</text:p>
          </table:table-cell>
          <table:table-cell office:value-type="float" office:value="0" table:formula="of:=[.Q31]+[.AA3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1:.AI31])" table:style-name="ce136">
            <text:p>£0.00</text:p>
          </table:table-cell>
          <table:table-cell table:content-validation-name="val7" table:style-name="ce137"/>
          <table:table-cell table:content-validation-name="val7" table:style-name="ce137"/>
          <table:table-cell office:value-type="currency" office:value="0" table:formula="of:=SUM([.AK31:.AL31])" table:style-name="ce138">
            <text:p>£0.00</text:p>
          </table:table-cell>
          <table:table-cell office:value-type="currency" office:value="0" table:formula="of:=SUM([.AM31];[.AJ3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2];[.F32];[.H32];[.J32];[.L32];[.N32])" table:content-validation-name="val9" table:style-name="ce131">
            <text:p>0</text:p>
          </table:table-cell>
          <table:table-cell office:value-type="float" office:value="0" table:formula="of:=SUM([.E32];[.G32];[.I32];[.K32];[.M32];[.O3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2];[.T32];[.V32];[.X32];)" table:style-name="ce132">
            <text:p>0</text:p>
          </table:table-cell>
          <table:table-cell office:value-type="float" office:value="0" table:formula="of:=SUM([.S32];[.U32];[.W32];[.Y32])" table:style-name="ce132">
            <text:p>0</text:p>
          </table:table-cell>
          <table:table-cell office:value-type="float" office:value="0" table:formula="of:=[.P32]+[.Z32]" table:content-validation-name="val9" table:style-name="ce133">
            <text:p>0</text:p>
          </table:table-cell>
          <table:table-cell office:value-type="float" office:value="0" table:formula="of:=[.Q32]+[.AA3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2:.AI32])" table:style-name="ce136">
            <text:p>£0.00</text:p>
          </table:table-cell>
          <table:table-cell table:content-validation-name="val7" table:style-name="ce137"/>
          <table:table-cell table:content-validation-name="val7" table:style-name="ce137"/>
          <table:table-cell office:value-type="currency" office:value="0" table:formula="of:=SUM([.AK32:.AL32])" table:style-name="ce138">
            <text:p>£0.00</text:p>
          </table:table-cell>
          <table:table-cell office:value-type="currency" office:value="0" table:formula="of:=SUM([.AM32];[.AJ3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3];[.F33];[.H33];[.J33];[.L33];[.N33])" table:content-validation-name="val9" table:style-name="ce131">
            <text:p>0</text:p>
          </table:table-cell>
          <table:table-cell office:value-type="float" office:value="0" table:formula="of:=SUM([.E33];[.G33];[.I33];[.K33];[.M33];[.O33])"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3];[.T33];[.V33];[.X33];)" table:style-name="ce132">
            <text:p>0</text:p>
          </table:table-cell>
          <table:table-cell office:value-type="float" office:value="0" table:formula="of:=SUM([.S33];[.U33];[.W33];[.Y33])" table:style-name="ce132">
            <text:p>0</text:p>
          </table:table-cell>
          <table:table-cell office:value-type="float" office:value="0" table:formula="of:=[.P33]+[.Z33]" table:content-validation-name="val9" table:style-name="ce133">
            <text:p>0</text:p>
          </table:table-cell>
          <table:table-cell office:value-type="float" office:value="0" table:formula="of:=[.Q33]+[.AA33]"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3:.AI33])" table:style-name="ce136">
            <text:p>£0.00</text:p>
          </table:table-cell>
          <table:table-cell table:content-validation-name="val7" table:style-name="ce137"/>
          <table:table-cell table:content-validation-name="val7" table:style-name="ce137"/>
          <table:table-cell office:value-type="currency" office:value="0" table:formula="of:=SUM([.AK33:.AL33])" table:style-name="ce138">
            <text:p>£0.00</text:p>
          </table:table-cell>
          <table:table-cell office:value-type="currency" office:value="0" table:formula="of:=SUM([.AM33];[.AJ33])"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4];[.F34];[.H34];[.J34];[.L34];[.N34])" table:content-validation-name="val9" table:style-name="ce131">
            <text:p>0</text:p>
          </table:table-cell>
          <table:table-cell office:value-type="float" office:value="0" table:formula="of:=SUM([.E34];[.G34];[.I34];[.K34];[.M34];[.O34])"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4];[.T34];[.V34];[.X34];)" table:style-name="ce132">
            <text:p>0</text:p>
          </table:table-cell>
          <table:table-cell office:value-type="float" office:value="0" table:formula="of:=SUM([.S34];[.U34];[.W34];[.Y34])" table:style-name="ce132">
            <text:p>0</text:p>
          </table:table-cell>
          <table:table-cell office:value-type="float" office:value="0" table:formula="of:=[.P34]+[.Z34]" table:content-validation-name="val9" table:style-name="ce133">
            <text:p>0</text:p>
          </table:table-cell>
          <table:table-cell office:value-type="float" office:value="0" table:formula="of:=[.Q34]+[.AA34]"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4:.AI34])" table:style-name="ce136">
            <text:p>£0.00</text:p>
          </table:table-cell>
          <table:table-cell table:content-validation-name="val7" table:style-name="ce137"/>
          <table:table-cell table:content-validation-name="val7" table:style-name="ce137"/>
          <table:table-cell office:value-type="currency" office:value="0" table:formula="of:=SUM([.AK34:.AL34])" table:style-name="ce138">
            <text:p>£0.00</text:p>
          </table:table-cell>
          <table:table-cell office:value-type="currency" office:value="0" table:formula="of:=SUM([.AM34];[.AJ34])"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5];[.F35];[.H35];[.J35];[.L35];[.N35])" table:content-validation-name="val9" table:style-name="ce131">
            <text:p>0</text:p>
          </table:table-cell>
          <table:table-cell office:value-type="float" office:value="0" table:formula="of:=SUM([.E35];[.G35];[.I35];[.K35];[.M35];[.O35])"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5];[.T35];[.V35];[.X35];)" table:style-name="ce132">
            <text:p>0</text:p>
          </table:table-cell>
          <table:table-cell office:value-type="float" office:value="0" table:formula="of:=SUM([.S35];[.U35];[.W35];[.Y35])" table:style-name="ce132">
            <text:p>0</text:p>
          </table:table-cell>
          <table:table-cell office:value-type="float" office:value="0" table:formula="of:=[.P35]+[.Z35]" table:content-validation-name="val9" table:style-name="ce133">
            <text:p>0</text:p>
          </table:table-cell>
          <table:table-cell office:value-type="float" office:value="0" table:formula="of:=[.Q35]+[.AA35]"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5:.AI35])" table:style-name="ce136">
            <text:p>£0.00</text:p>
          </table:table-cell>
          <table:table-cell table:content-validation-name="val7" table:style-name="ce137"/>
          <table:table-cell table:content-validation-name="val7" table:style-name="ce137"/>
          <table:table-cell office:value-type="currency" office:value="0" table:formula="of:=SUM([.AK35:.AL35])" table:style-name="ce138">
            <text:p>£0.00</text:p>
          </table:table-cell>
          <table:table-cell office:value-type="currency" office:value="0" table:formula="of:=SUM([.AM35];[.AJ35])"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6];[.F36];[.H36];[.J36];[.L36];[.N36])" table:content-validation-name="val9" table:style-name="ce131">
            <text:p>0</text:p>
          </table:table-cell>
          <table:table-cell office:value-type="float" office:value="0" table:formula="of:=SUM([.E36];[.G36];[.I36];[.K36];[.M36];[.O36])"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6];[.T36];[.V36];[.X36];)" table:style-name="ce132">
            <text:p>0</text:p>
          </table:table-cell>
          <table:table-cell office:value-type="float" office:value="0" table:formula="of:=SUM([.S36];[.U36];[.W36];[.Y36])" table:style-name="ce132">
            <text:p>0</text:p>
          </table:table-cell>
          <table:table-cell office:value-type="float" office:value="0" table:formula="of:=[.P36]+[.Z36]" table:content-validation-name="val9" table:style-name="ce133">
            <text:p>0</text:p>
          </table:table-cell>
          <table:table-cell office:value-type="float" office:value="0" table:formula="of:=[.Q36]+[.AA36]"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6:.AI36])" table:style-name="ce136">
            <text:p>£0.00</text:p>
          </table:table-cell>
          <table:table-cell table:content-validation-name="val7" table:style-name="ce137"/>
          <table:table-cell table:content-validation-name="val7" table:style-name="ce137"/>
          <table:table-cell office:value-type="currency" office:value="0" table:formula="of:=SUM([.AK36:.AL36])" table:style-name="ce138">
            <text:p>£0.00</text:p>
          </table:table-cell>
          <table:table-cell office:value-type="currency" office:value="0" table:formula="of:=SUM([.AM36];[.AJ36])"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7];[.F37];[.H37];[.J37];[.L37];[.N37])" table:content-validation-name="val9" table:style-name="ce131">
            <text:p>0</text:p>
          </table:table-cell>
          <table:table-cell office:value-type="float" office:value="0" table:formula="of:=SUM([.E37];[.G37];[.I37];[.K37];[.M37];[.O37])"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7];[.T37];[.V37];[.X37];)" table:style-name="ce132">
            <text:p>0</text:p>
          </table:table-cell>
          <table:table-cell office:value-type="float" office:value="0" table:formula="of:=SUM([.S37];[.U37];[.W37];[.Y37])" table:style-name="ce132">
            <text:p>0</text:p>
          </table:table-cell>
          <table:table-cell office:value-type="float" office:value="0" table:formula="of:=[.P37]+[.Z37]" table:content-validation-name="val9" table:style-name="ce133">
            <text:p>0</text:p>
          </table:table-cell>
          <table:table-cell office:value-type="float" office:value="0" table:formula="of:=[.Q37]+[.AA37]"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7:.AI37])" table:style-name="ce136">
            <text:p>£0.00</text:p>
          </table:table-cell>
          <table:table-cell table:content-validation-name="val7" table:style-name="ce137"/>
          <table:table-cell table:content-validation-name="val7" table:style-name="ce137"/>
          <table:table-cell office:value-type="currency" office:value="0" table:formula="of:=SUM([.AK37:.AL37])" table:style-name="ce138">
            <text:p>£0.00</text:p>
          </table:table-cell>
          <table:table-cell office:value-type="currency" office:value="0" table:formula="of:=SUM([.AM37];[.AJ37])"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8];[.F38];[.H38];[.J38];[.L38];[.N38])" table:content-validation-name="val9" table:style-name="ce131">
            <text:p>0</text:p>
          </table:table-cell>
          <table:table-cell office:value-type="float" office:value="0" table:formula="of:=SUM([.E38];[.G38];[.I38];[.K38];[.M38];[.O38])"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8];[.T38];[.V38];[.X38];)" table:style-name="ce132">
            <text:p>0</text:p>
          </table:table-cell>
          <table:table-cell office:value-type="float" office:value="0" table:formula="of:=SUM([.S38];[.U38];[.W38];[.Y38])" table:style-name="ce132">
            <text:p>0</text:p>
          </table:table-cell>
          <table:table-cell office:value-type="float" office:value="0" table:formula="of:=[.P38]+[.Z38]" table:content-validation-name="val9" table:style-name="ce133">
            <text:p>0</text:p>
          </table:table-cell>
          <table:table-cell office:value-type="float" office:value="0" table:formula="of:=[.Q38]+[.AA38]"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8:.AI38])" table:style-name="ce136">
            <text:p>£0.00</text:p>
          </table:table-cell>
          <table:table-cell table:content-validation-name="val7" table:style-name="ce137"/>
          <table:table-cell table:content-validation-name="val7" table:style-name="ce137"/>
          <table:table-cell office:value-type="currency" office:value="0" table:formula="of:=SUM([.AK38:.AL38])" table:style-name="ce138">
            <text:p>£0.00</text:p>
          </table:table-cell>
          <table:table-cell office:value-type="currency" office:value="0" table:formula="of:=SUM([.AM38];[.AJ38])"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39];[.F39];[.H39];[.J39];[.L39];[.N39])" table:content-validation-name="val9" table:style-name="ce131">
            <text:p>0</text:p>
          </table:table-cell>
          <table:table-cell office:value-type="float" office:value="0" table:formula="of:=SUM([.E39];[.G39];[.I39];[.K39];[.M39];[.O3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39];[.T39];[.V39];[.X39];)" table:style-name="ce132">
            <text:p>0</text:p>
          </table:table-cell>
          <table:table-cell office:value-type="float" office:value="0" table:formula="of:=SUM([.S39];[.U39];[.W39];[.Y39])" table:style-name="ce132">
            <text:p>0</text:p>
          </table:table-cell>
          <table:table-cell office:value-type="float" office:value="0" table:formula="of:=[.P39]+[.Z39]" table:content-validation-name="val9" table:style-name="ce133">
            <text:p>0</text:p>
          </table:table-cell>
          <table:table-cell office:value-type="float" office:value="0" table:formula="of:=[.Q39]+[.AA3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39:.AI39])" table:style-name="ce136">
            <text:p>£0.00</text:p>
          </table:table-cell>
          <table:table-cell table:content-validation-name="val7" table:style-name="ce137"/>
          <table:table-cell table:content-validation-name="val7" table:style-name="ce137"/>
          <table:table-cell office:value-type="currency" office:value="0" table:formula="of:=SUM([.AK39:.AL39])" table:style-name="ce138">
            <text:p>£0.00</text:p>
          </table:table-cell>
          <table:table-cell office:value-type="currency" office:value="0" table:formula="of:=SUM([.AM39];[.AJ3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0];[.F40];[.H40];[.J40];[.L40];[.N40])" table:content-validation-name="val9" table:style-name="ce131">
            <text:p>0</text:p>
          </table:table-cell>
          <table:table-cell office:value-type="float" office:value="0" table:formula="of:=SUM([.E40];[.G40];[.I40];[.K40];[.M40];[.O4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0];[.T40];[.V40];[.X40];)" table:style-name="ce132">
            <text:p>0</text:p>
          </table:table-cell>
          <table:table-cell office:value-type="float" office:value="0" table:formula="of:=SUM([.S40];[.U40];[.W40];[.Y40])" table:style-name="ce132">
            <text:p>0</text:p>
          </table:table-cell>
          <table:table-cell office:value-type="float" office:value="0" table:formula="of:=[.P40]+[.Z40]" table:content-validation-name="val9" table:style-name="ce133">
            <text:p>0</text:p>
          </table:table-cell>
          <table:table-cell office:value-type="float" office:value="0" table:formula="of:=[.Q40]+[.AA4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0:.AI40])" table:style-name="ce136">
            <text:p>£0.00</text:p>
          </table:table-cell>
          <table:table-cell table:content-validation-name="val7" table:style-name="ce137"/>
          <table:table-cell table:content-validation-name="val7" table:style-name="ce137"/>
          <table:table-cell office:value-type="currency" office:value="0" table:formula="of:=SUM([.AK40:.AL40])" table:style-name="ce138">
            <text:p>£0.00</text:p>
          </table:table-cell>
          <table:table-cell office:value-type="currency" office:value="0" table:formula="of:=SUM([.AM40];[.AJ4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1];[.F41];[.H41];[.J41];[.L41];[.N41])" table:content-validation-name="val9" table:style-name="ce131">
            <text:p>0</text:p>
          </table:table-cell>
          <table:table-cell office:value-type="float" office:value="0" table:formula="of:=SUM([.E41];[.G41];[.I41];[.K41];[.M41];[.O4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1];[.T41];[.V41];[.X41];)" table:style-name="ce132">
            <text:p>0</text:p>
          </table:table-cell>
          <table:table-cell office:value-type="float" office:value="0" table:formula="of:=SUM([.S41];[.U41];[.W41];[.Y41])" table:style-name="ce132">
            <text:p>0</text:p>
          </table:table-cell>
          <table:table-cell office:value-type="float" office:value="0" table:formula="of:=[.P41]+[.Z41]" table:content-validation-name="val9" table:style-name="ce133">
            <text:p>0</text:p>
          </table:table-cell>
          <table:table-cell office:value-type="float" office:value="0" table:formula="of:=[.Q41]+[.AA4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1:.AI41])" table:style-name="ce136">
            <text:p>£0.00</text:p>
          </table:table-cell>
          <table:table-cell table:content-validation-name="val7" table:style-name="ce137"/>
          <table:table-cell table:content-validation-name="val7" table:style-name="ce137"/>
          <table:table-cell office:value-type="currency" office:value="0" table:formula="of:=SUM([.AK41:.AL41])" table:style-name="ce138">
            <text:p>£0.00</text:p>
          </table:table-cell>
          <table:table-cell office:value-type="currency" office:value="0" table:formula="of:=SUM([.AM41];[.AJ4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2];[.F42];[.H42];[.J42];[.L42];[.N42])" table:content-validation-name="val9" table:style-name="ce131">
            <text:p>0</text:p>
          </table:table-cell>
          <table:table-cell office:value-type="float" office:value="0" table:formula="of:=SUM([.E42];[.G42];[.I42];[.K42];[.M42];[.O4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2];[.T42];[.V42];[.X42];)" table:style-name="ce132">
            <text:p>0</text:p>
          </table:table-cell>
          <table:table-cell office:value-type="float" office:value="0" table:formula="of:=SUM([.S42];[.U42];[.W42];[.Y42])" table:style-name="ce132">
            <text:p>0</text:p>
          </table:table-cell>
          <table:table-cell office:value-type="float" office:value="0" table:formula="of:=[.P42]+[.Z42]" table:content-validation-name="val9" table:style-name="ce133">
            <text:p>0</text:p>
          </table:table-cell>
          <table:table-cell office:value-type="float" office:value="0" table:formula="of:=[.Q42]+[.AA4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2:.AI42])" table:style-name="ce136">
            <text:p>£0.00</text:p>
          </table:table-cell>
          <table:table-cell table:content-validation-name="val7" table:style-name="ce137"/>
          <table:table-cell table:content-validation-name="val7" table:style-name="ce137"/>
          <table:table-cell office:value-type="currency" office:value="0" table:formula="of:=SUM([.AK42:.AL42])" table:style-name="ce138">
            <text:p>£0.00</text:p>
          </table:table-cell>
          <table:table-cell office:value-type="currency" office:value="0" table:formula="of:=SUM([.AM42];[.AJ4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3];[.F43];[.H43];[.J43];[.L43];[.N43])" table:content-validation-name="val9" table:style-name="ce131">
            <text:p>0</text:p>
          </table:table-cell>
          <table:table-cell office:value-type="float" office:value="0" table:formula="of:=SUM([.E43];[.G43];[.I43];[.K43];[.M43];[.O43])"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3];[.T43];[.V43];[.X43];)" table:style-name="ce132">
            <text:p>0</text:p>
          </table:table-cell>
          <table:table-cell office:value-type="float" office:value="0" table:formula="of:=SUM([.S43];[.U43];[.W43];[.Y43])" table:style-name="ce132">
            <text:p>0</text:p>
          </table:table-cell>
          <table:table-cell office:value-type="float" office:value="0" table:formula="of:=[.P43]+[.Z43]" table:content-validation-name="val9" table:style-name="ce133">
            <text:p>0</text:p>
          </table:table-cell>
          <table:table-cell office:value-type="float" office:value="0" table:formula="of:=[.Q43]+[.AA43]"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3:.AI43])" table:style-name="ce136">
            <text:p>£0.00</text:p>
          </table:table-cell>
          <table:table-cell table:content-validation-name="val7" table:style-name="ce137"/>
          <table:table-cell table:content-validation-name="val7" table:style-name="ce137"/>
          <table:table-cell office:value-type="currency" office:value="0" table:formula="of:=SUM([.AK43:.AL43])" table:style-name="ce138">
            <text:p>£0.00</text:p>
          </table:table-cell>
          <table:table-cell office:value-type="currency" office:value="0" table:formula="of:=SUM([.AM43];[.AJ43])"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4];[.F44];[.H44];[.J44];[.L44];[.N44])" table:content-validation-name="val9" table:style-name="ce131">
            <text:p>0</text:p>
          </table:table-cell>
          <table:table-cell office:value-type="float" office:value="0" table:formula="of:=SUM([.E44];[.G44];[.I44];[.K44];[.M44];[.O44])"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4];[.T44];[.V44];[.X44];)" table:style-name="ce132">
            <text:p>0</text:p>
          </table:table-cell>
          <table:table-cell office:value-type="float" office:value="0" table:formula="of:=SUM([.S44];[.U44];[.W44];[.Y44])" table:style-name="ce132">
            <text:p>0</text:p>
          </table:table-cell>
          <table:table-cell office:value-type="float" office:value="0" table:formula="of:=[.P44]+[.Z44]" table:content-validation-name="val9" table:style-name="ce133">
            <text:p>0</text:p>
          </table:table-cell>
          <table:table-cell office:value-type="float" office:value="0" table:formula="of:=[.Q44]+[.AA44]"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4:.AI44])" table:style-name="ce136">
            <text:p>£0.00</text:p>
          </table:table-cell>
          <table:table-cell table:content-validation-name="val7" table:style-name="ce137"/>
          <table:table-cell table:content-validation-name="val7" table:style-name="ce137"/>
          <table:table-cell office:value-type="currency" office:value="0" table:formula="of:=SUM([.AK44:.AL44])" table:style-name="ce138">
            <text:p>£0.00</text:p>
          </table:table-cell>
          <table:table-cell office:value-type="currency" office:value="0" table:formula="of:=SUM([.AM44];[.AJ44])"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5];[.F45];[.H45];[.J45];[.L45];[.N45])" table:content-validation-name="val9" table:style-name="ce131">
            <text:p>0</text:p>
          </table:table-cell>
          <table:table-cell office:value-type="float" office:value="0" table:formula="of:=SUM([.E45];[.G45];[.I45];[.K45];[.M45];[.O45])"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5];[.T45];[.V45];[.X45];)" table:style-name="ce132">
            <text:p>0</text:p>
          </table:table-cell>
          <table:table-cell office:value-type="float" office:value="0" table:formula="of:=SUM([.S45];[.U45];[.W45];[.Y45])" table:style-name="ce132">
            <text:p>0</text:p>
          </table:table-cell>
          <table:table-cell office:value-type="float" office:value="0" table:formula="of:=[.P45]+[.Z45]" table:content-validation-name="val9" table:style-name="ce133">
            <text:p>0</text:p>
          </table:table-cell>
          <table:table-cell office:value-type="float" office:value="0" table:formula="of:=[.Q45]+[.AA45]"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5:.AI45])" table:style-name="ce136">
            <text:p>£0.00</text:p>
          </table:table-cell>
          <table:table-cell table:content-validation-name="val7" table:style-name="ce137"/>
          <table:table-cell table:content-validation-name="val7" table:style-name="ce137"/>
          <table:table-cell office:value-type="currency" office:value="0" table:formula="of:=SUM([.AK45:.AL45])" table:style-name="ce138">
            <text:p>£0.00</text:p>
          </table:table-cell>
          <table:table-cell office:value-type="currency" office:value="0" table:formula="of:=SUM([.AM45];[.AJ45])"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6];[.F46];[.H46];[.J46];[.L46];[.N46])" table:content-validation-name="val9" table:style-name="ce131">
            <text:p>0</text:p>
          </table:table-cell>
          <table:table-cell office:value-type="float" office:value="0" table:formula="of:=SUM([.E46];[.G46];[.I46];[.K46];[.M46];[.O46])"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6];[.T46];[.V46];[.X46];)" table:style-name="ce132">
            <text:p>0</text:p>
          </table:table-cell>
          <table:table-cell office:value-type="float" office:value="0" table:formula="of:=SUM([.S46];[.U46];[.W46];[.Y46])" table:style-name="ce132">
            <text:p>0</text:p>
          </table:table-cell>
          <table:table-cell office:value-type="float" office:value="0" table:formula="of:=[.P46]+[.Z46]" table:content-validation-name="val9" table:style-name="ce133">
            <text:p>0</text:p>
          </table:table-cell>
          <table:table-cell office:value-type="float" office:value="0" table:formula="of:=[.Q46]+[.AA46]"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6:.AI46])" table:style-name="ce136">
            <text:p>£0.00</text:p>
          </table:table-cell>
          <table:table-cell table:content-validation-name="val7" table:style-name="ce137"/>
          <table:table-cell table:content-validation-name="val7" table:style-name="ce137"/>
          <table:table-cell office:value-type="currency" office:value="0" table:formula="of:=SUM([.AK46:.AL46])" table:style-name="ce138">
            <text:p>£0.00</text:p>
          </table:table-cell>
          <table:table-cell office:value-type="currency" office:value="0" table:formula="of:=SUM([.AM46];[.AJ46])"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7];[.F47];[.H47];[.J47];[.L47];[.N47])" table:content-validation-name="val9" table:style-name="ce131">
            <text:p>0</text:p>
          </table:table-cell>
          <table:table-cell office:value-type="float" office:value="0" table:formula="of:=SUM([.E47];[.G47];[.I47];[.K47];[.M47];[.O47])"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7];[.T47];[.V47];[.X47];)" table:style-name="ce132">
            <text:p>0</text:p>
          </table:table-cell>
          <table:table-cell office:value-type="float" office:value="0" table:formula="of:=SUM([.S47];[.U47];[.W47];[.Y47])" table:style-name="ce132">
            <text:p>0</text:p>
          </table:table-cell>
          <table:table-cell office:value-type="float" office:value="0" table:formula="of:=[.P47]+[.Z47]" table:content-validation-name="val9" table:style-name="ce133">
            <text:p>0</text:p>
          </table:table-cell>
          <table:table-cell office:value-type="float" office:value="0" table:formula="of:=[.Q47]+[.AA47]"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7:.AI47])" table:style-name="ce136">
            <text:p>£0.00</text:p>
          </table:table-cell>
          <table:table-cell table:content-validation-name="val7" table:style-name="ce137"/>
          <table:table-cell table:content-validation-name="val7" table:style-name="ce137"/>
          <table:table-cell office:value-type="currency" office:value="0" table:formula="of:=SUM([.AK47:.AL47])" table:style-name="ce138">
            <text:p>£0.00</text:p>
          </table:table-cell>
          <table:table-cell office:value-type="currency" office:value="0" table:formula="of:=SUM([.AM47];[.AJ47])"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8];[.F48];[.H48];[.J48];[.L48];[.N48])" table:content-validation-name="val9" table:style-name="ce131">
            <text:p>0</text:p>
          </table:table-cell>
          <table:table-cell office:value-type="float" office:value="0" table:formula="of:=SUM([.E48];[.G48];[.I48];[.K48];[.M48];[.O48])"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8];[.T48];[.V48];[.X48];)" table:style-name="ce132">
            <text:p>0</text:p>
          </table:table-cell>
          <table:table-cell office:value-type="float" office:value="0" table:formula="of:=SUM([.S48];[.U48];[.W48];[.Y48])" table:style-name="ce132">
            <text:p>0</text:p>
          </table:table-cell>
          <table:table-cell office:value-type="float" office:value="0" table:formula="of:=[.P48]+[.Z48]" table:content-validation-name="val9" table:style-name="ce133">
            <text:p>0</text:p>
          </table:table-cell>
          <table:table-cell office:value-type="float" office:value="0" table:formula="of:=[.Q48]+[.AA48]"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8:.AI48])" table:style-name="ce136">
            <text:p>£0.00</text:p>
          </table:table-cell>
          <table:table-cell table:content-validation-name="val7" table:style-name="ce137"/>
          <table:table-cell table:content-validation-name="val7" table:style-name="ce137"/>
          <table:table-cell office:value-type="currency" office:value="0" table:formula="of:=SUM([.AK48:.AL48])" table:style-name="ce138">
            <text:p>£0.00</text:p>
          </table:table-cell>
          <table:table-cell office:value-type="currency" office:value="0" table:formula="of:=SUM([.AM48];[.AJ48])"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49];[.F49];[.H49];[.J49];[.L49];[.N49])" table:content-validation-name="val9" table:style-name="ce131">
            <text:p>0</text:p>
          </table:table-cell>
          <table:table-cell office:value-type="float" office:value="0" table:formula="of:=SUM([.E49];[.G49];[.I49];[.K49];[.M49];[.O49])"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49];[.T49];[.V49];[.X49];)" table:style-name="ce132">
            <text:p>0</text:p>
          </table:table-cell>
          <table:table-cell office:value-type="float" office:value="0" table:formula="of:=SUM([.S49];[.U49];[.W49];[.Y49])" table:style-name="ce132">
            <text:p>0</text:p>
          </table:table-cell>
          <table:table-cell office:value-type="float" office:value="0" table:formula="of:=[.P49]+[.Z49]" table:content-validation-name="val9" table:style-name="ce133">
            <text:p>0</text:p>
          </table:table-cell>
          <table:table-cell office:value-type="float" office:value="0" table:formula="of:=[.Q49]+[.AA49]"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49:.AI49])" table:style-name="ce136">
            <text:p>£0.00</text:p>
          </table:table-cell>
          <table:table-cell table:content-validation-name="val7" table:style-name="ce137"/>
          <table:table-cell table:content-validation-name="val7" table:style-name="ce137"/>
          <table:table-cell office:value-type="currency" office:value="0" table:formula="of:=SUM([.AK49:.AL49])" table:style-name="ce138">
            <text:p>£0.00</text:p>
          </table:table-cell>
          <table:table-cell office:value-type="currency" office:value="0" table:formula="of:=SUM([.AM49];[.AJ49])"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50];[.F50];[.H50];[.J50];[.L50];[.N50])" table:content-validation-name="val9" table:style-name="ce131">
            <text:p>0</text:p>
          </table:table-cell>
          <table:table-cell office:value-type="float" office:value="0" table:formula="of:=SUM([.E50];[.G50];[.I50];[.K50];[.M50];[.O50])"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50];[.T50];[.V50];[.X50];)" table:style-name="ce132">
            <text:p>0</text:p>
          </table:table-cell>
          <table:table-cell office:value-type="float" office:value="0" table:formula="of:=SUM([.S50];[.U50];[.W50];[.Y50])" table:style-name="ce132">
            <text:p>0</text:p>
          </table:table-cell>
          <table:table-cell office:value-type="float" office:value="0" table:formula="of:=[.P50]+[.Z50]" table:content-validation-name="val9" table:style-name="ce133">
            <text:p>0</text:p>
          </table:table-cell>
          <table:table-cell office:value-type="float" office:value="0" table:formula="of:=[.Q50]+[.AA50]"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50:.AI50])" table:style-name="ce136">
            <text:p>£0.00</text:p>
          </table:table-cell>
          <table:table-cell table:content-validation-name="val7" table:style-name="ce137"/>
          <table:table-cell table:content-validation-name="val7" table:style-name="ce137"/>
          <table:table-cell office:value-type="currency" office:value="0" table:formula="of:=SUM([.AK50:.AL50])" table:style-name="ce138">
            <text:p>£0.00</text:p>
          </table:table-cell>
          <table:table-cell office:value-type="currency" office:value="0" table:formula="of:=SUM([.AM50];[.AJ50])"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51];[.F51];[.H51];[.J51];[.L51];[.N51])" table:content-validation-name="val9" table:style-name="ce131">
            <text:p>0</text:p>
          </table:table-cell>
          <table:table-cell office:value-type="float" office:value="0" table:formula="of:=SUM([.E51];[.G51];[.I51];[.K51];[.M51];[.O51])"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51];[.T51];[.V51];[.X51];)" table:style-name="ce132">
            <text:p>0</text:p>
          </table:table-cell>
          <table:table-cell office:value-type="float" office:value="0" table:formula="of:=SUM([.S51];[.U51];[.W51];[.Y51])" table:style-name="ce132">
            <text:p>0</text:p>
          </table:table-cell>
          <table:table-cell office:value-type="float" office:value="0" table:formula="of:=[.P51]+[.Z51]" table:content-validation-name="val9" table:style-name="ce133">
            <text:p>0</text:p>
          </table:table-cell>
          <table:table-cell office:value-type="float" office:value="0" table:formula="of:=[.Q51]+[.AA51]"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51:.AI51])" table:style-name="ce136">
            <text:p>£0.00</text:p>
          </table:table-cell>
          <table:table-cell table:content-validation-name="val7" table:style-name="ce137"/>
          <table:table-cell table:content-validation-name="val7" table:style-name="ce137"/>
          <table:table-cell office:value-type="currency" office:value="0" table:formula="of:=SUM([.AK51:.AL51])" table:style-name="ce138">
            <text:p>£0.00</text:p>
          </table:table-cell>
          <table:table-cell office:value-type="currency" office:value="0" table:formula="of:=SUM([.AM51];[.AJ51])"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style-name="ro6">
          <table:table-cell table:content-validation-name="val5" table:style-name="ce127"/>
          <table:table-cell table:content-validation-name="val8" table:style-name="ce204"/>
          <table:table-cell table:content-validation-name="val4" table:style-name="ce205"/>
          <table:table-cell table:content-validation-name="val10" table:style-name="ce206"/>
          <table:table-cell table:content-validation-name="val11" table:style-name="ce167"/>
          <table:table-cell table:content-validation-name="val10" table:style-name="ce168"/>
          <table:table-cell table:content-validation-name="val11" table:style-name="ce169"/>
          <table:table-cell table:content-validation-name="val10" table:style-name="ce170"/>
          <table:table-cell table:content-validation-name="val11" table:style-name="ce171"/>
          <table:table-cell table:content-validation-name="val10" table:style-name="ce172"/>
          <table:table-cell table:content-validation-name="val11" table:style-name="ce173"/>
          <table:table-cell table:content-validation-name="val10" table:style-name="ce174"/>
          <table:table-cell table:content-validation-name="val11" table:style-name="ce175"/>
          <table:table-cell table:content-validation-name="val10" table:style-name="ce176"/>
          <table:table-cell table:content-validation-name="val11" table:style-name="ce177"/>
          <table:table-cell office:value-type="float" office:value="0" table:formula="of:=SUM([.D52];[.F52];[.H52];[.J52];[.L52];[.N52])" table:content-validation-name="val9" table:style-name="ce131">
            <text:p>0</text:p>
          </table:table-cell>
          <table:table-cell office:value-type="float" office:value="0" table:formula="of:=SUM([.E52];[.G52];[.I52];[.K52];[.M52];[.O52])" table:content-validation-name="val9" table:style-name="ce131">
            <text:p>0</text:p>
          </table:table-cell>
          <table:table-cell table:content-validation-name="val10" table:style-name="ce198"/>
          <table:table-cell table:content-validation-name="val11" table:style-name="ce196"/>
          <table:table-cell table:content-validation-name="val10" table:style-name="ce197"/>
          <table:table-cell table:content-validation-name="val11" table:style-name="ce199"/>
          <table:table-cell table:content-validation-name="val10" table:style-name="ce200"/>
          <table:table-cell table:content-validation-name="val11" table:style-name="ce201"/>
          <table:table-cell table:content-validation-name="val10" table:style-name="ce202"/>
          <table:table-cell table:content-validation-name="val11" table:style-name="ce203"/>
          <table:table-cell office:value-type="float" office:value="0" table:formula="of:=SUM([.R52];[.T52];[.V52];[.X52];)" table:style-name="ce132">
            <text:p>0</text:p>
          </table:table-cell>
          <table:table-cell office:value-type="float" office:value="0" table:formula="of:=SUM([.S52];[.U52];[.W52];[.Y52])" table:style-name="ce132">
            <text:p>0</text:p>
          </table:table-cell>
          <table:table-cell office:value-type="float" office:value="0" table:formula="of:=[.P52]+[.Z52]" table:content-validation-name="val9" table:style-name="ce133">
            <text:p>0</text:p>
          </table:table-cell>
          <table:table-cell office:value-type="float" office:value="0" table:formula="of:=[.Q52]+[.AA52]" table:content-validation-name="val9" table:style-name="ce133">
            <text:p>0</text:p>
          </table:table-cell>
          <table:table-cell table:content-validation-name="val7" table:style-name="ce134"/>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table:content-validation-name="val7" table:style-name="ce135"/>
          <table:table-cell office:value-type="currency" office:value="0" table:formula="of:=SUM([.AD52:.AI52])" table:style-name="ce136">
            <text:p>£0.00</text:p>
          </table:table-cell>
          <table:table-cell table:content-validation-name="val7" table:style-name="ce137"/>
          <table:table-cell table:content-validation-name="val7" table:style-name="ce137"/>
          <table:table-cell office:value-type="currency" office:value="0" table:formula="of:=SUM([.AK52:.AL52])" table:style-name="ce138">
            <text:p>£0.00</text:p>
          </table:table-cell>
          <table:table-cell office:value-type="currency" office:value="0" table:formula="of:=SUM([.AM52];[.AJ52])" table:style-name="ce139">
            <text:p>£0.00</text:p>
          </table:table-cell>
          <table:table-cell table:content-validation-name="val9" table:style-name="ce142"/>
          <table:table-cell table:content-validation-name="val9" table:style-name="ce1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number-rows-repeated="422" table:style-name="ro6">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number-rows-repeated="65062" table:style-name="ro6">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143"/>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table-row table:number-rows-repeated="983040" table:style-name="ro6">
          <table:table-cell table:number-columns-repeated="42"/>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content-validation-name="val9" table:style-name="ce91"/>
          <table:table-cell table:number-columns-repeated="16128"/>
        </table:table-row>
        <table:named-expressions>
          <table:named-range table:name="Print_Area" table:cell-range-address="Data_sheet.$A$4:Data_sheet.$AP$52" table:base-cell-address="Data_sheet.$A$1"/>
        </table:named-expressions>
      </table:table>
      <table:table table:name="List_of_Organisations" table:style-name="ta2">
        <table:table-column table:style-name="co28" table:default-cell-style-name="ce148"/>
        <table:table-column table:style-name="co29" table:default-cell-style-name="ce151"/>
        <table:table-column table:style-name="co30" table:default-cell-style-name="ce151"/>
        <table:table-column table:style-name="co31" table:default-cell-style-name="ce151"/>
        <table:table-column table:style-name="co5" table:number-columns-repeated="16380" table:default-cell-style-name="ce151"/>
        <table:table-row table:style-name="ro6">
          <table:table-cell table:style-name="ce144"/>
          <table:table-cell office:value-type="string" table:style-name="ce145">
            <text:p>Main, parent or sponsoring department</text:p>
          </table:table-cell>
          <table:table-cell office:value-type="string" table:style-name="ce146">
            <text:p>Organisation name</text:p>
          </table:table-cell>
          <table:table-cell office:value-type="string" table:style-name="ce145">
            <text:p>Organisation type</text:p>
          </table:table-cell>
          <table:table-cell table:number-columns-repeated="16380" table:style-name="ce147"/>
        </table:table-row>
        <table:table-row table:style-name="ro30">
          <table:table-cell table:style-name="ce148"/>
          <table:table-cell office:value-type="string" table:style-name="ce149">
            <text:p>Attorney General's Departments</text:p>
          </table:table-cell>
          <table:table-cell office:value-type="string" table:style-name="ce150">
            <text:p>Attorney General's Office</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Crown Prosecution Service</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Crown Prosecution Service Inspectorate</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Government Legal Department</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Attorney General's Departments</text:p>
          </table:table-cell>
          <table:table-cell office:value-type="string" table:style-name="ce150">
            <text:p>Serious Fraud Office</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49">
            <text:p>Big Lottery Fund</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50">
            <text:p>Cabinet Office</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50">
            <text:p>Civil Service Commission</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Cabinet Office</text:p>
          </table:table-cell>
          <table:table-cell office:value-type="string" table:style-name="ce150">
            <text:p>Crown Commercial Service</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Charity Commission</text:p>
          </table:table-cell>
          <table:table-cell office:value-type="string" table:style-name="ce149">
            <text:p>Charity Commission</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Competition and Markets Authority</text:p>
          </table:table-cell>
          <table:table-cell office:value-type="string" table:style-name="ce149">
            <text:p>Competition and Markets Authority</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0">
            <text:p>Advisory Conciliation and Arbitration Service</text:p>
          </table:table-cell>
          <table:table-cell office:value-type="string" table:style-name="ce149">
            <text:p>Crown Non 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Arts and Humanities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Biotechnology and Biological Sciences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British Hallmarking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0">
            <text:p>Department for Business, Energy and Industrial Strategy</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Civil Nuclear Police Authorit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Coal Authorit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Committee on Climate Change</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0">
            <text:p>Companies House</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Competition Service</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49">
            <text:p>Economic and Social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Engineering and Physical Sciences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Film Industry Training Board</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Insolvency Serv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Land Registr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Medical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Met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Natural Environment Research Counci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Nuclear Decommissioning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49">
            <text:p>Oil and Gas Authorit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Business, Energy and Industrial Strategy</text:p>
          </table:table-cell>
          <table:table-cell office:value-type="string" table:style-name="ce149">
            <text:p>Science and Technology Facilities Council</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Technology Strategy Board (Innovate UK)</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Business, Energy and Industrial Strategy</text:p>
          </table:table-cell>
          <table:table-cell office:value-type="string" table:style-name="ce152">
            <text:p>UK Intellectual Property Office</text:p>
          </table:table-cell>
          <table:table-cell office:value-type="string" table:style-name="ce149">
            <text:p>Executive Agency</text:p>
          </table:table-cell>
          <table:table-cell table:number-columns-repeated="16380" table:style-name="ce151"/>
        </table:table-row>
        <table:table-row table:style-name="ro30">
          <table:table-cell table:style-name="ce151"/>
          <table:table-cell office:value-type="string" table:style-name="ce149">
            <text:p>Department for Business, Energy and Industrial Strategy</text:p>
          </table:table-cell>
          <table:table-cell office:value-type="string" table:style-name="ce150">
            <text:p>UK Space Agency</text:p>
          </table:table-cell>
          <table:table-cell office:value-type="string" table:style-name="ce149">
            <text:p>Executive Agency</text:p>
          </table:table-cell>
          <table:table-cell table:number-columns-repeated="16380" table:style-name="ce151"/>
        </table:table-row>
        <table:table-row table:style-name="ro30">
          <table:table-cell table:style-name="ce148"/>
          <table:table-cell office:value-type="string" table:style-name="ce149">
            <text:p>Department for Business, Energy and Industrial Strategy</text:p>
          </table:table-cell>
          <table:table-cell office:value-type="string" table:style-name="ce152">
            <text:p>United Kingdom Atomic Energy Authority</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2">
            <text:p>Department for Communities and Local Government</text:p>
          </table:table-cell>
          <table:table-cell office:value-type="string" table:style-name="ce149">
            <text:p>Ministerial Department</text:p>
          </table:table-cell>
          <table:table-cell table:style-name="ce151"/>
          <table:table-cell table:number-columns-repeated="16379" table:style-name="ce153"/>
        </table:table-row>
        <table:table-row table:style-name="ro30">
          <table:table-cell table:style-name="ce148"/>
          <table:table-cell office:value-type="string" table:style-name="ce149">
            <text:p>Department for Communities and Local Government</text:p>
          </table:table-cell>
          <table:table-cell office:value-type="string" table:style-name="ce152">
            <text:p>Ebbsfleet Development Corporation</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Homes and Communities Agency</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Housing Ombudsman Servic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Leasehold Advisory Servic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Planning Inspectorate</text:p>
          </table:table-cell>
          <table:table-cell office:value-type="string" table:style-name="ce149">
            <text:p>Executive Agenc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2">
            <text:p>Queen Elizabeth II Conference Centre</text:p>
          </table:table-cell>
          <table:table-cell office:value-type="string" table:style-name="ce149">
            <text:p>Executive Agency</text:p>
          </table:table-cell>
          <table:table-cell table:number-columns-repeated="16380" table:style-name="ce151"/>
        </table:table-row>
        <table:table-row table:style-name="ro30">
          <table:table-cell table:style-name="ce148"/>
          <table:table-cell office:value-type="string" table:style-name="ce149">
            <text:p>Department for Communities and Local Government</text:p>
          </table:table-cell>
          <table:table-cell office:value-type="string" table:style-name="ce150">
            <text:p>Valuation Tribunal Servic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ulture, Media and Sport</text:p>
          </table:table-cell>
          <table:table-cell office:value-type="string" table:style-name="ce149">
            <text:p>Arts Council England</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48"/>
          <table:table-cell office:value-type="string" table:style-name="ce149">
            <text:p>Department for Culture, Media and Sport</text:p>
          </table:table-cell>
          <table:table-cell office:value-type="string" table:style-name="ce149">
            <text:p>British Film Institute</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Culture, Media and Sport</text:p>
          </table:table-cell>
          <table:table-cell office:value-type="string" table:style-name="ce149">
            <text:p>British Library</text:p>
          </table:table-cell>
          <table:table-cell office:value-type="string" table:style-name="ce149">
            <text:p>Executive Non-Departmental Public Body</text:p>
          </table:table-cell>
          <table:table-cell table:number-columns-repeated="16380" table:style-name="ce151"/>
        </table:table-row>
        <table:table-row table:style-name="ro30">
          <table:table-cell table:style-name="ce151"/>
          <table:table-cell office:value-type="string" table:style-name="ce149">
            <text:p>Department for Culture, Media and Sport</text:p>
          </table:table-cell>
          <table:table-cell office:value-type="string" table:style-name="ce149">
            <text:p>British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Department for Culture, Media and Sport</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Gambling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50">
            <text:p>Geffrye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Historic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Horniman Public Museum and Public Park Trust</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Horserace Betting Levy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Imperial War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Information Commissioner's Offi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Archive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Galler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Heritage Memorial Fu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Museums Liverpoo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ional Portrait Galler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Natural History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Royal Armouri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Royal Museums Greenwich</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Royal Park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cience Museum Group</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ir John Soane's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port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Sports Ground Safety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Tate Galler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UK Anti-Doping</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UK Sport</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Victoria and Albert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Visit Britai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Culture, Media and Sport</text:p>
          </table:table-cell>
          <table:table-cell office:value-type="string" table:style-name="ce149">
            <text:p>Wallace Collect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Construction Industry Training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Department for Education</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Education Fund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Engineering Construction Industry Training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Equality and Human Righ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Higher Education Funding Council for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National College for Teaching and Leadership</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Office for Fair Acces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Skills Fund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0">
            <text:p>Standards and Test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Student Loans Company Lt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52">
            <text:p>The Office of the Children's Commissione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ducation</text:p>
          </table:table-cell>
          <table:table-cell office:value-type="string" table:style-name="ce149">
            <text:p>UK Commission for Employment and Skill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52">
            <text:p>Agricultural Wages Board for England and Wal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Agricultural Wages Committee x 15</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Agriculture and Horticulture Development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Animal and Plant Health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Centre for Environment, Fisheries and Aquaculture Scien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Consumer Council for Wate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Department for Environment, Food and Rural Affair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Environment Agenc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49">
            <text:p>Joint Nature Conservation Committe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Environment, Food and Rural Affairs</text:p>
          </table:table-cell>
          <table:table-cell office:value-type="string" table:style-name="ce150">
            <text:p>Marine Management Organisation</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National Forest Compan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Natural England</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Royal Botanic Gardens, Kew</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50">
            <text:p>Rural Payments Agency</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49">
            <text:p>Sea Fish Industry Authority</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49">
            <text:p>Veterinary Medicines Directorate</text:p>
          </table:table-cell>
          <table:table-cell office:value-type="string" table:style-name="ce149">
            <text:p>Executive Agency</text:p>
          </table:table-cell>
          <table:table-cell table:number-columns-repeated="16380"/>
        </table:table-row>
        <table:table-row table:style-name="ro30">
          <table:table-cell table:style-name="ce148"/>
          <table:table-cell office:value-type="string" table:style-name="ce149">
            <text:p>Department for Environment, Food and Rural Affairs</text:p>
          </table:table-cell>
          <table:table-cell office:value-type="string" table:style-name="ce149">
            <text:p>Water Services Regulation Authority</text:p>
          </table:table-cell>
          <table:table-cell office:value-type="string" table:style-name="ce149">
            <text:p>Non-Ministerial Department</text:p>
          </table:table-cell>
          <table:table-cell table:number-columns-repeated="16380"/>
        </table:table-row>
        <table:table-row table:style-name="ro30">
          <table:table-cell table:style-name="ce148"/>
          <table:table-cell office:value-type="string" table:style-name="ce149">
            <text:p>Department for Exiting the European Union</text:p>
          </table:table-cell>
          <table:table-cell office:value-type="string" table:style-name="ce149">
            <text:p>Department for Exiting the European Union</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International Development</text:p>
          </table:table-cell>
          <table:table-cell office:value-type="string" table:style-name="ce149">
            <text:p>Commonwealth Scholarship Commission</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International Development</text:p>
          </table:table-cell>
          <table:table-cell office:value-type="string" table:style-name="ce149">
            <text:p>Department for International Development</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International Development</text:p>
          </table:table-cell>
          <table:table-cell office:value-type="string" table:style-name="ce149">
            <text:p>Independent Commission for Aid Impact</text:p>
          </table:table-cell>
          <table:table-cell office:value-type="string" table:style-name="ce149">
            <text:p>Executive Non-Departmental Public Body</text:p>
          </table:table-cell>
          <table:table-cell table:number-columns-repeated="16380"/>
        </table:table-row>
        <table:table-row table:style-name="ro30">
          <table:table-cell table:style-name="ce148"/>
          <table:table-cell office:value-type="string" table:style-name="ce149">
            <text:p>Department for International Trade</text:p>
          </table:table-cell>
          <table:table-cell office:value-type="string" table:style-name="ce149">
            <text:p>Department for International Trade</text:p>
          </table:table-cell>
          <table:table-cell office:value-type="string" table:style-name="ce149">
            <text:p>Ministerial Department</text:p>
          </table:table-cell>
          <table:table-cell table:number-columns-repeated="16380"/>
        </table:table-row>
        <table:table-row table:style-name="ro30">
          <table:table-cell table:style-name="ce148"/>
          <table:table-cell office:value-type="string" table:style-name="ce149">
            <text:p>Department for International Trade</text:p>
          </table:table-cell>
          <table:table-cell office:value-type="string" table:style-name="ce149">
            <text:p>UK Export Finan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British Transport Police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epartment for Transport</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irectly Operated Railways Lt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river and Vehicle Licensing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Driver and Vehicle Standards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High Speed 2</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Maritime and Coastguard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Northern Lighthouse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50">
            <text:p>Office of Rail and Road</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49">
            <text:p>Transport Focu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50">
            <text:p>Trinity Hous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Transport</text:p>
          </table:table-cell>
          <table:table-cell office:value-type="string" table:style-name="ce150">
            <text:p>Vehicle Certification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49">
            <text:p>Department for Work and Pension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Disabled Peoples Employment Corporat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Health and Safety Executive</text:p>
          </table:table-cell>
          <table:table-cell office:value-type="string" table:style-name="ce149">
            <text:p>Crown Non 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Independent Living Fu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National Employment Savings Trust Corporat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The Pensions Advisory Servi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for Work and Pensions</text:p>
          </table:table-cell>
          <table:table-cell office:value-type="string" table:style-name="ce150">
            <text:p>The Pensions Regulato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Care Quality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Department of Health (excl agencie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50">
            <text:p>Health and Social Care Information Centr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ealth Education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ealth Research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uman Fertilisation and Embryology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Human Tissue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Medicines and Healthcare Products Regulatory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Monito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National Institute for Health and Care Excellen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49">
            <text:p>NHS Englan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Department of Health</text:p>
          </table:table-cell>
          <table:table-cell office:value-type="string" table:style-name="ce150">
            <text:p>Public Health England</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Food Standards Agency</text:p>
          </table:table-cell>
          <table:table-cell office:value-type="string" table:style-name="ce149">
            <text:p>Food Standards Agenc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British Council</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FCO Service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Foreign and Commonwealth Off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50">
            <text:p>Great Britain - China Centr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49">
            <text:p>Marshall Aid Commemoration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49">
            <text:p>Westminster Foundation for Democrac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Foreign and Commonwealth Office</text:p>
          </table:table-cell>
          <table:table-cell office:value-type="string" table:style-name="ce149">
            <text:p>Wilton Park Executive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Government Actuary's Department</text:p>
          </table:table-cell>
          <table:table-cell office:value-type="string" table:style-name="ce149">
            <text:p>Government Actuary's Department</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HM Revenue and Customs</text:p>
          </table:table-cell>
          <table:table-cell office:value-type="string" table:style-name="ce149">
            <text:p>HM Revenue and Custom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HM Revenue and Customs</text:p>
          </table:table-cell>
          <table:table-cell office:value-type="string" table:style-name="ce149">
            <text:p>Valuation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Debt Management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Government Internal Audit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HM Treasury</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National Savings and Investment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HM Treasury</text:p>
          </table:table-cell>
          <table:table-cell office:value-type="string" table:style-name="ce149">
            <text:p>Office for Budget Responsibil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Disclosure and Barring Service</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Gangmasters Licensing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Home Office (excl agencies)</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Independent Police Complain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Office of the Immigration Services Commissioner</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Home Office</text:p>
          </table:table-cell>
          <table:table-cell office:value-type="string" table:style-name="ce149">
            <text:p>Security Industry Authorit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49">
            <text:p>Defence Electronics and Components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Defence Equipment and Support</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Defence Science and Technology Laborator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Ministry of Defen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49">
            <text:p>National Army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National Museum of the Royal Navy</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0">
            <text:p>Royal Air Force Museum</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Defence</text:p>
          </table:table-cell>
          <table:table-cell office:value-type="string" table:style-name="ce154">
            <text:p>UK Hydrographic Off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Children and Family Court Advisory and Support Servic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Criminal Cases Review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Criminal Injuries Compensation Authorit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2">
            <text:p>HM Courts and Tribunals Service</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Judicial Appointmen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Legal Aid Agency</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Legal Services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Ministry of Just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HMPPS</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Parole Board</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50">
            <text:p>The Office of the Public Guardian</text:p>
          </table:table-cell>
          <table:table-cell office:value-type="string" table:style-name="ce149">
            <text:p>Executive Agency</text:p>
          </table:table-cell>
          <table:table-cell table:number-columns-repeated="16380"/>
        </table:table-row>
        <table:table-row table:style-name="ro30">
          <table:table-cell table:style-name="ce151"/>
          <table:table-cell office:value-type="string" table:style-name="ce149">
            <text:p>Ministry of Justice</text:p>
          </table:table-cell>
          <table:table-cell office:value-type="string" table:style-name="ce149">
            <text:p>Youth Justice Board for England and Wales</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National Crime Agency</text:p>
          </table:table-cell>
          <table:table-cell office:value-type="string" table:style-name="ce149">
            <text:p>National Crime Agenc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Northern Ireland Office</text:p>
          </table:table-cell>
          <table:table-cell office:value-type="string" table:style-name="ce149">
            <text:p>Northern Ireland Human Rights Commission</text:p>
          </table:table-cell>
          <table:table-cell office:value-type="string" table:style-name="ce149">
            <text:p>Executive Non-Departmental Public Body</text:p>
          </table:table-cell>
          <table:table-cell table:number-columns-repeated="16380"/>
        </table:table-row>
        <table:table-row table:style-name="ro30">
          <table:table-cell table:style-name="ce151"/>
          <table:table-cell office:value-type="string" table:style-name="ce149">
            <text:p>Northern Ireland Office</text:p>
          </table:table-cell>
          <table:table-cell office:value-type="string" table:style-name="ce150">
            <text:p>Northern Ireland Off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Office for Standards in Education, Children's Services and Skills</text:p>
          </table:table-cell>
          <table:table-cell office:value-type="string" table:style-name="ce150">
            <text:p>Office for Standards in Education, Children's Services and Skill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Office of Gas and Electricity Market</text:p>
          </table:table-cell>
          <table:table-cell office:value-type="string" table:style-name="ce149">
            <text:p>Office of Gas and Electricity Market</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Office of Qualifications and Examinations Regulation</text:p>
          </table:table-cell>
          <table:table-cell office:value-type="string" table:style-name="ce150">
            <text:p>Office of Qualifications and Examinations Regulation</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Scotland Office</text:p>
          </table:table-cell>
          <table:table-cell office:value-type="string" table:style-name="ce150">
            <text:p>Scotland Office</text:p>
          </table:table-cell>
          <table:table-cell office:value-type="string" table:style-name="ce149">
            <text:p>Ministerial Department</text:p>
          </table:table-cell>
          <table:table-cell table:number-columns-repeated="16380"/>
        </table:table-row>
        <table:table-row table:style-name="ro30">
          <table:table-cell table:style-name="ce151"/>
          <table:table-cell office:value-type="string" table:style-name="ce149">
            <text:p>Security and Intelligence Services</text:p>
          </table:table-cell>
          <table:table-cell office:value-type="string" table:style-name="ce150">
            <text:p>Security and Intelligence Services</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UK Supreme Court</text:p>
          </table:table-cell>
          <table:table-cell office:value-type="string" table:style-name="ce150">
            <text:p>UK Supreme Court</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United Kingdom Statistics Authority</text:p>
          </table:table-cell>
          <table:table-cell office:value-type="string" table:style-name="ce149">
            <text:p>United Kingdom Statistics Authority</text:p>
          </table:table-cell>
          <table:table-cell office:value-type="string" table:style-name="ce149">
            <text:p>Non-Ministerial Department</text:p>
          </table:table-cell>
          <table:table-cell table:number-columns-repeated="16380"/>
        </table:table-row>
        <table:table-row table:style-name="ro30">
          <table:table-cell table:style-name="ce151"/>
          <table:table-cell office:value-type="string" table:style-name="ce149">
            <text:p>Wales Office</text:p>
          </table:table-cell>
          <table:table-cell office:value-type="string" table:style-name="ce149">
            <text:p>Wales Office</text:p>
          </table:table-cell>
          <table:table-cell office:value-type="string" table:style-name="ce149">
            <text:p>Ministerial Department</text:p>
          </table:table-cell>
          <table:table-cell table:number-columns-repeated="16380"/>
        </table:table-row>
        <table:table-row table:number-rows-repeated="1048380" table:style-name="ro30">
          <table:table-cell table:number-columns-repeated="16384"/>
        </table:table-row>
      </table:table>
      <table:table table:name="'file://dom1/data/HQ/102PF/Shared/Group_LCDSSD3/HRD/Business%20Performance%20Team/009%20-%20Cabinet%20Office%20Monthly%20WFMI/10.%2018-19%20Submissions/04.%20July/Rtn%20to%20Cabinet%20Office/20180731%20COWFMI%20(Web%20publish).xlsx'#Contents" table:style-name="ta5">
        <table:table-source xlink:href="file://dom1/data/HQ/102PF/Shared/Group_LCDSSD3/HRD/Business%20Performance%20Team/009%20-%20Cabinet%20Office%20Monthly%20WFMI/10.%2018-19%20Submissions/04.%20July/Rtn%20to%20Cabinet%20Office/20180731%20COWFMI%20(Web%20publish).xlsx" table:table-name="Content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4.%20July/Rtn%20to%20Cabinet%20Office/20180731%20COWFMI%20(Web%20publish).xlsx'#Cover_sheet" table:style-name="ta5">
        <table:table-source xlink:href="file://dom1/data/HQ/102PF/Shared/Group_LCDSSD3/HRD/Business%20Performance%20Team/009%20-%20Cabinet%20Office%20Monthly%20WFMI/10.%2018-19%20Submissions/04.%20July/Rtn%20to%20Cabinet%20Office/20180731%20COWFMI%20(Web%20publish).xlsx" table:table-name="Cover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4.%20July/Rtn%20to%20Cabinet%20Office/20180731%20COWFMI%20(Web%20publish).xlsx'#Data_fields" table:style-name="ta5">
        <table:table-source xlink:href="file://dom1/data/HQ/102PF/Shared/Group_LCDSSD3/HRD/Business%20Performance%20Team/009%20-%20Cabinet%20Office%20Monthly%20WFMI/10.%2018-19%20Submissions/04.%20July/Rtn%20to%20Cabinet%20Office/20180731%20COWFMI%20(Web%20publish).xlsx" table:table-name="Data_field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4.%20July/Rtn%20to%20Cabinet%20Office/20180731%20COWFMI%20(Web%20publish).xlsx'#Data_sheet" table:style-name="ta5">
        <table:table-source xlink:href="file://dom1/data/HQ/102PF/Shared/Group_LCDSSD3/HRD/Business%20Performance%20Team/009%20-%20Cabinet%20Office%20Monthly%20WFMI/10.%2018-19%20Submissions/04.%20July/Rtn%20to%20Cabinet%20Office/20180731%20COWFMI%20(Web%20publish).xlsx" table:table-name="Data_sheet"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4.%20July/Rtn%20to%20Cabinet%20Office/20180731%20COWFMI%20(Web%20publish).xlsx'#List_of_Organisations" table:style-name="ta5">
        <table:table-source xlink:href="file://dom1/data/HQ/102PF/Shared/Group_LCDSSD3/HRD/Business%20Performance%20Team/009%20-%20Cabinet%20Office%20Monthly%20WFMI/10.%2018-19%20Submissions/04.%20July/Rtn%20to%20Cabinet%20Office/20180731%20COWFMI%20(Web%20publish).xlsx" table:table-name="List_of_Organisations" table:mode="copy-results-only"/>
        <table:table-column/>
        <table:table-row table:number-rows-repeated="1048576">
          <table:table-cell table:number-columns-repeated="16384"/>
        </table:table-row>
      </table:table>
      <table:table table:name="'file://dom1/data/HQ/102PF/Shared/Group_LCDSSD3/HRD/Business%20Performance%20Team/009%20-%20Cabinet%20Office%20Monthly%20WFMI/10.%2018-19%20Submissions/04.%20July/Rtn%20to%20Cabinet%20Office/20180731%20COWFMI%20(Web%20publish).xlsx'#Drop_down_lists" table:style-name="ta5">
        <table:table-source xlink:href="file://dom1/data/HQ/102PF/Shared/Group_LCDSSD3/HRD/Business%20Performance%20Team/009%20-%20Cabinet%20Office%20Monthly%20WFMI/10.%2018-19%20Submissions/04.%20July/Rtn%20to%20Cabinet%20Office/20180731%20COWFMI%20(Web%20publish).xlsx" table:table-name="Drop_down_lists" table:mode="copy-results-only"/>
        <table:table-column/>
        <table:table-row table:number-rows-repeated="1048576">
          <table:table-cell table:number-columns-repeated="16384"/>
        </table:table-row>
      </table:table>
      <table:named-expressions>
        <table:named-expression table:name="Main_Department" table:expression="of:=[.#REF!]" table:base-cell-address="Contents.$A$1"/>
      </table:named-expressions>
      <table:database-ranges>
        <table:database-range table:target-range-address="List_of_Organisations.B1:List_of_Organisations.D196"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date-style style:name="N36">
      <number:month number:style="long" number:textual="true"/>
      <number:text> </number:text>
      <number:year number:style="long"/>
    </number:date-style>
    <number:currency-style style:name="N37">
      <number:currency-symbol>£</number:currency-symbol>
      <number:number number:decimal-places="2" number:min-integer-digits="1" number:grouping="true"/>
    </number:currency-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cf1" style:family="table-cell">
      <style:table-cell-properties fo:background-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7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Wilson, Andrew</meta:initial-creator>
    <dc:creator>Wilson, Andrew</dc:creator>
    <meta:creation-date>2018-10-23T12:59:42Z</meta:creation-date>
    <dc:date>2018-10-23T13:08:55Z</dc:date>
  </office:meta>
</office:document-meta>
</file>